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6.264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4.03cm"/>
    </style:style>
    <style:style style:name="co10" style:family="table-column">
      <style:table-column-properties fo:break-before="auto" style:column-width="4.602cm"/>
    </style:style>
    <style:style style:name="co11" style:family="table-column">
      <style:table-column-properties fo:break-before="auto" style:column-width="4.002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598cm"/>
    </style:style>
    <style:style style:name="co15" style:family="table-column">
      <style:table-column-properties fo:break-before="auto" style:column-width="4.276cm"/>
    </style:style>
    <style:style style:name="co16" style:family="table-column">
      <style:table-column-properties fo:break-before="auto" style:column-width="3.838cm"/>
    </style:style>
    <style:style style:name="co17" style:family="table-column">
      <style:table-column-properties fo:break-before="auto" style:column-width="3.757cm"/>
    </style:style>
    <style:style style:name="co18" style:family="table-column">
      <style:table-column-properties fo:break-before="auto" style:column-width="8.006cm"/>
    </style:style>
    <style:style style:name="co19" style:family="table-column">
      <style:table-column-properties fo:break-before="auto" style:column-width="6.59cm"/>
    </style:style>
    <style:style style:name="co20" style:family="table-column">
      <style:table-column-properties fo:break-before="auto" style:column-width="0.679cm"/>
    </style:style>
    <style:style style:name="co21" style:family="table-column">
      <style:table-column-properties fo:break-before="auto" style:column-width="4.357cm"/>
    </style:style>
    <style:style style:name="co22" style:family="table-column">
      <style:table-column-properties fo:break-before="auto" style:column-width="4.302cm"/>
    </style:style>
    <style:style style:name="co23" style:family="table-column">
      <style:table-column-properties fo:break-before="auto" style:column-width="3.893cm"/>
    </style:style>
    <style:style style:name="co24" style:family="table-column">
      <style:table-column-properties fo:break-before="auto" style:column-width="3.812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8.768cm"/>
    </style:style>
    <style:style style:name="co27" style:family="table-column">
      <style:table-column-properties fo:break-before="auto" style:column-width="8.387cm"/>
    </style:style>
    <style:style style:name="co28" style:family="table-column">
      <style:table-column-properties fo:break-before="auto" style:column-width="0.543cm"/>
    </style:style>
    <style:style style:name="co29" style:family="table-column">
      <style:table-column-properties fo:break-before="auto" style:column-width="2.914cm"/>
    </style:style>
    <style:style style:name="co30" style:family="table-column">
      <style:table-column-properties fo:break-before="auto" style:column-width="4.683cm"/>
    </style:style>
    <style:style style:name="co31" style:family="table-column">
      <style:table-column-properties fo:break-before="auto" style:column-width="3.621cm"/>
    </style:style>
    <style:style style:name="co32" style:family="table-column">
      <style:table-column-properties fo:break-before="auto" style:column-width="0.517cm"/>
    </style:style>
    <style:style style:name="co33" style:family="table-column">
      <style:table-column-properties fo:break-before="auto" style:column-width="3.866cm"/>
    </style:style>
    <style:style style:name="co34" style:family="table-column">
      <style:table-column-properties fo:break-before="auto" style:column-width="3.403cm"/>
    </style:style>
    <style:style style:name="co35" style:family="table-column">
      <style:table-column-properties fo:break-before="auto" style:column-width="5.038cm"/>
    </style:style>
    <style:style style:name="co36" style:family="table-column">
      <style:table-column-properties fo:break-before="auto" style:column-width="4.057cm"/>
    </style:style>
    <style:style style:name="co37" style:family="table-column">
      <style:table-column-properties fo:break-before="auto" style:column-width="0.489cm"/>
    </style:style>
    <style:style style:name="co38" style:family="table-column">
      <style:table-column-properties fo:break-before="auto" style:column-width="4.764cm"/>
    </style:style>
    <style:style style:name="co39" style:family="table-column">
      <style:table-column-properties fo:break-before="auto" style:column-width="3.785cm"/>
    </style:style>
    <style:style style:name="co40" style:family="table-column">
      <style:table-column-properties fo:break-before="auto" style:column-width="4.902cm"/>
    </style:style>
    <style:style style:name="co41" style:family="table-column">
      <style:table-column-properties fo:break-before="auto" style:column-width="2.586cm"/>
    </style:style>
    <style:style style:name="co42" style:family="table-column">
      <style:table-column-properties fo:break-before="auto" style:column-width="3.131cm"/>
    </style:style>
    <style:style style:name="co43" style:family="table-column">
      <style:table-column-properties fo:break-before="auto" style:column-width="3.457cm"/>
    </style:style>
    <style:style style:name="co44" style:family="table-column">
      <style:table-column-properties fo:break-before="auto" style:column-width="3.54cm"/>
    </style:style>
    <style:style style:name="co45" style:family="table-column">
      <style:table-column-properties fo:break-before="auto" style:column-width="3.702cm"/>
    </style:style>
    <style:style style:name="co46" style:family="table-column">
      <style:table-column-properties fo:break-before="auto" style:column-width="4.819cm"/>
    </style:style>
    <style:style style:name="co47" style:family="table-column">
      <style:table-column-properties fo:break-before="auto" style:column-width="3.295cm"/>
    </style:style>
    <style:style style:name="co48" style:family="table-column">
      <style:table-column-properties fo:break-before="auto" style:column-width="3.595cm"/>
    </style:style>
    <style:style style:name="co49" style:family="table-column">
      <style:table-column-properties fo:break-before="auto" style:column-width="2.967cm"/>
    </style:style>
    <style:style style:name="co50" style:family="table-column">
      <style:table-column-properties fo:break-before="auto" style:column-width="3.454cm"/>
    </style:style>
    <style:style style:name="co51" style:family="table-column">
      <style:table-column-properties fo:break-before="auto" style:column-width="3.321cm"/>
    </style:style>
    <style:style style:name="co52" style:family="table-column">
      <style:table-column-properties fo:break-before="auto" style:column-width="4.383cm"/>
    </style:style>
    <style:style style:name="co53" style:family="table-column">
      <style:table-column-properties fo:break-before="auto" style:column-width="3.976cm"/>
    </style:style>
    <style:style style:name="co54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11"/>
    <style:style style:name="ce10" style:family="table-cell" style:parent-style-name="Default" style:data-style-name="N104"/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ound-1-20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Player</text:p>
          </table:table-cell>
          <table:table-cell table:style-name="ce3" office:value-type="string" calcext:value-type="string">
            <text:p>Career Earnings</text:p>
          </table:table-cell>
          <table:table-cell table:style-name="ce3" office:value-type="string" calcext:value-type="string">
            <text:p>Eligible Earnings</text:p>
          </table:table-cell>
          <table:table-cell table:style-name="ce3" office:value-type="string" calcext:value-type="string">
            <text:p>Contribution</text:p>
          </table:table-cell>
          <table:table-cell table:style-name="ce2" office:value-type="string" calcext:value-type="string">
            <text:p>Nationality</text:p>
          </table:table-cell>
          <table:table-cell table:style-name="ce2" office:value-type="string" calcext:value-type="string">
            <text:p>NHL Team</text:p>
          </table:table-cell>
          <table:table-cell table:style-name="ce2" office:value-type="string" calcext:value-type="string">
            <text:p>College/Junior/Club Tea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dney Crosby (C)</text:p>
          </table:table-cell>
          <table:table-cell office:value-type="currency" office:currency="CAD" office:value="129340244" calcext:value-type="currency">
            <text:p>$129,340,244.00</text:p>
          </table:table-cell>
          <table:table-cell table:formula="of:=MAX(0;[.C2] - 1200000)" office:value-type="currency" office:currency="CAD" office:value="128140244" calcext:value-type="currency">
            <text:p>$128,140,244.00</text:p>
          </table:table-cell>
          <table:table-cell table:formula="of:=[.D2]*0.1" office:value-type="currency" office:currency="CAD" office:value="12814024.4" calcext:value-type="currency">
            <text:p>$12,814,024.4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ittsburgh Penguins</text:p>
          </table:table-cell>
          <table:table-cell office:value-type="string" calcext:value-type="string">
            <text:p>Rimouski Océanic (QMJHL)</text:p>
          </table:table-cell>
          <table:table-cell office:value-type="string" calcext:value-type="string">
            <text:p>MAX(0,A1-B1)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bby Ryan (RW)</text:p>
          </table:table-cell>
          <table:table-cell office:value-type="currency" office:currency="CAD" office:value="61558598" calcext:value-type="currency">
            <text:p>$61,558,598.00</text:p>
          </table:table-cell>
          <table:table-cell table:formula="of:=MAX(0;[.C3] - 1200000)" office:value-type="currency" office:currency="CAD" office:value="60358598" calcext:value-type="currency">
            <text:p>$60,358,598.00</text:p>
          </table:table-cell>
          <table:table-cell table:formula="of:=[.D3]*0.1" office:value-type="currency" office:currency="CAD" office:value="6035859.8" calcext:value-type="currency">
            <text:p>$6,035,859.8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ghty Ducks of Anaheim</text:p>
          </table:table-cell>
          <table:table-cell office:value-type="string" calcext:value-type="string">
            <text:p>Owen Sound Attack (OHL)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ck Johnson (D)</text:p>
          </table:table-cell>
          <table:table-cell office:value-type="currency" office:currency="CAD" office:value="42748780" calcext:value-type="currency">
            <text:p>$42,748,780.00</text:p>
          </table:table-cell>
          <table:table-cell table:formula="of:=MAX(0;[.C4] - 1200000)" office:value-type="currency" office:currency="CAD" office:value="41548780" calcext:value-type="currency">
            <text:p>$41,548,780.00</text:p>
          </table:table-cell>
          <table:table-cell table:formula="of:=[.D4]*0.1" office:value-type="currency" office:currency="CAD" office:value="4154878" calcext:value-type="currency">
            <text:p>$4,154,878.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rolina Hurricanes</text:p>
          </table:table-cell>
          <table:table-cell office:value-type="string" calcext:value-type="string">
            <text:p>US NTDP (NAHL)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noit Pouliot (LW)</text:p>
          </table:table-cell>
          <table:table-cell office:value-type="currency" office:currency="CAD" office:value="17606909" calcext:value-type="currency">
            <text:p>$17,606,909.00</text:p>
          </table:table-cell>
          <table:table-cell table:formula="of:=MAX(0;[.C5] - 1200000)" office:value-type="currency" office:currency="CAD" office:value="16406909" calcext:value-type="currency">
            <text:p>$16,406,909.00</text:p>
          </table:table-cell>
          <table:table-cell table:formula="of:=[.D5]*0.1" office:value-type="currency" office:currency="CAD" office:value="1640690.9" calcext:value-type="currency">
            <text:p>$1,640,690.9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innesota Wild</text:p>
          </table:table-cell>
          <table:table-cell office:value-type="string" calcext:value-type="string">
            <text:p>Sudbury Wolves (OHL)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ey Price (G)</text:p>
          </table:table-cell>
          <table:table-cell office:value-type="currency" office:currency="CAD" office:value="84519512" calcext:value-type="currency">
            <text:p>$84,519,512.00</text:p>
          </table:table-cell>
          <table:table-cell table:formula="of:=MAX(0;[.C6] - 1200000)" office:value-type="currency" office:currency="CAD" office:value="83319512" calcext:value-type="currency">
            <text:p>$83,319,512.00</text:p>
          </table:table-cell>
          <table:table-cell table:formula="of:=[.D6]*0.1" office:value-type="currency" office:currency="CAD" office:value="8331951.2" calcext:value-type="currency">
            <text:p>$8,331,951.2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ontreal Canadiens</text:p>
          </table:table-cell>
          <table:table-cell office:value-type="string" calcext:value-type="string">
            <text:p>Tri-City Americans (WHL)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lbert Brule (C)</text:p>
          </table:table-cell>
          <table:table-cell office:value-type="currency" office:currency="CAD" office:value="7050000" calcext:value-type="currency">
            <text:p>$7,050,000.00</text:p>
          </table:table-cell>
          <table:table-cell table:formula="of:=MAX(0;[.C7] - 1200000)" office:value-type="currency" office:currency="CAD" office:value="5850000" calcext:value-type="currency">
            <text:p>$5,850,000.00</text:p>
          </table:table-cell>
          <table:table-cell table:formula="of:=[.D7]*0.1" office:value-type="currency" office:currency="CAD" office:value="585000" calcext:value-type="currency">
            <text:p>$585,00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olumbus Blue Jackets</text:p>
          </table:table-cell>
          <table:table-cell office:value-type="string" calcext:value-type="string">
            <text:p>Vancouver Giants (WHL)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ck Skille (RW)</text:p>
          </table:table-cell>
          <table:table-cell office:value-type="currency" office:currency="CAD" office:value="5557927" calcext:value-type="currency">
            <text:p>$5,557,927.00</text:p>
          </table:table-cell>
          <table:table-cell table:formula="of:=MAX(0;[.C8] - 1200000)" office:value-type="currency" office:currency="CAD" office:value="4357927" calcext:value-type="currency">
            <text:p>$4,357,927.00</text:p>
          </table:table-cell>
          <table:table-cell table:formula="of:=[.D8]*0.1" office:value-type="currency" office:currency="CAD" office:value="435792.7" calcext:value-type="currency">
            <text:p>$435,792.7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hicago Blackhawks</text:p>
          </table:table-cell>
          <table:table-cell office:value-type="string" calcext:value-type="string">
            <text:p>US NTDP (NAHL)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vin Setoguchi (RW)</text:p>
          </table:table-cell>
          <table:table-cell office:value-type="currency" office:currency="CAD" office:value="13346098" calcext:value-type="currency">
            <text:p>$13,346,098.00</text:p>
          </table:table-cell>
          <table:table-cell table:formula="of:=MAX(0;[.C9] - 1200000)" office:value-type="currency" office:currency="CAD" office:value="12146098" calcext:value-type="currency">
            <text:p>$12,146,098.00</text:p>
          </table:table-cell>
          <table:table-cell table:formula="of:=[.D9]*0.1" office:value-type="currency" office:currency="CAD" office:value="1214609.8" calcext:value-type="currency">
            <text:p>$1,214,609.8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n Jose Sharks (from Atlanta)</text:p>
          </table:table-cell>
          <table:table-cell office:value-type="string" calcext:value-type="string">
            <text:p>Saskatoon Blades (WHL)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an Lee (D)</text:p>
          </table:table-cell>
          <table:table-cell office:value-type="currency" office:currency="CAD" office:value="3050000" calcext:value-type="currency">
            <text:p>$3,050,000.00</text:p>
          </table:table-cell>
          <table:table-cell table:formula="of:=MAX(0;[.C10] - 1200000)" office:value-type="currency" office:currency="CAD" office:value="1850000" calcext:value-type="currency">
            <text:p>$1,850,000.00</text:p>
          </table:table-cell>
          <table:table-cell table:formula="of:=[.D10]*0.1" office:value-type="currency" office:currency="CAD" office:value="185000" calcext:value-type="currency">
            <text:p>$185,000.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ttawa Senators</text:p>
          </table:table-cell>
          <table:table-cell office:value-type="string" calcext:value-type="string">
            <text:p>Moorhead High School (USHS–MN)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c Bourdon (D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11] - 1200000)" office:value-type="currency" office:currency="CAD" office:value="0" calcext:value-type="currency">
            <text:p>$0.00</text:p>
          </table:table-cell>
          <table:table-cell table:formula="of:=[.D11]*0.1" office:value-type="currency" office:currency="CAD" office:value="0" calcext:value-type="currency">
            <text:p>$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ancouver Canucks</text:p>
          </table:table-cell>
          <table:table-cell office:value-type="string" calcext:value-type="string">
            <text:p>Val-d'Or Foreurs (QMJHL)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ze Kopitar (C)</text:p>
          </table:table-cell>
          <table:table-cell office:value-type="currency" office:currency="CAD" office:value="105369878" calcext:value-type="currency">
            <text:p>$105,369,878.00</text:p>
          </table:table-cell>
          <table:table-cell table:formula="of:=MAX(0;[.C12] - 1200000)" office:value-type="currency" office:currency="CAD" office:value="104169878" calcext:value-type="currency">
            <text:p>$104,169,878.00</text:p>
          </table:table-cell>
          <table:table-cell table:formula="of:=[.D12]*0.1" office:value-type="currency" office:currency="CAD" office:value="10416987.8" calcext:value-type="currency">
            <text:p>$10,416,987.80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Los Angeles Kings</text:p>
          </table:table-cell>
          <table:table-cell office:value-type="string" calcext:value-type="string">
            <text:p>Sodertalje SK (Sweden)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c Staal (D)</text:p>
          </table:table-cell>
          <table:table-cell office:value-type="currency" office:currency="CAD" office:value="54889756" calcext:value-type="currency">
            <text:p>$54,889,756.00</text:p>
          </table:table-cell>
          <table:table-cell table:formula="of:=MAX(0;[.C13] - 1200000)" office:value-type="currency" office:currency="CAD" office:value="53689756" calcext:value-type="currency">
            <text:p>$53,689,756.00</text:p>
          </table:table-cell>
          <table:table-cell table:formula="of:=[.D13]*0.1" office:value-type="currency" office:currency="CAD" office:value="5368975.6" calcext:value-type="currency">
            <text:p>$5,368,975.6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ew York Rangers (from San Jose via Atlanta)</text:p>
          </table:table-cell>
          <table:table-cell office:value-type="string" calcext:value-type="string">
            <text:p>Sudbury Wolves (OHL)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ek Zagrapan (C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14] - 1200000)" office:value-type="currency" office:currency="CAD" office:value="0" calcext:value-type="currency">
            <text:p>$0.00</text:p>
          </table:table-cell>
          <table:table-cell table:formula="of:=[.D14]*0.1" office:value-type="currency" office:currency="CAD" office:value="0" calcext:value-type="currency">
            <text:p>$0.00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ffalo Sabres</text:p>
          </table:table-cell>
          <table:table-cell office:value-type="string" calcext:value-type="string">
            <text:p>Chicoutimi Sagueneens (QMJHL)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sha Pokulok (D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15] - 1200000)" office:value-type="currency" office:currency="CAD" office:value="0" calcext:value-type="currency">
            <text:p>$0.00</text:p>
          </table:table-cell>
          <table:table-cell table:formula="of:=[.D15]*0.1" office:value-type="currency" office:currency="CAD" office:value="0" calcext:value-type="currency">
            <text:p>$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ashington Capitals</text:p>
          </table:table-cell>
          <table:table-cell office:value-type="string" calcext:value-type="string">
            <text:p>Cornell University (ECAC)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yan O'Marra (C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16] - 1200000)" office:value-type="currency" office:currency="CAD" office:value="0" calcext:value-type="currency">
            <text:p>$0.00</text:p>
          </table:table-cell>
          <table:table-cell table:formula="of:=[.D16]*0.1" office:value-type="currency" office:currency="CAD" office:value="0" calcext:value-type="currency">
            <text:p>$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ew York Islanders</text:p>
          </table:table-cell>
          <table:table-cell office:value-type="string" calcext:value-type="string">
            <text:p>Erie Otters (OHL)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ex Bourret (RW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17] - 1200000)" office:value-type="currency" office:currency="CAD" office:value="0" calcext:value-type="currency">
            <text:p>$0.00</text:p>
          </table:table-cell>
          <table:table-cell table:formula="of:=[.D17]*0.1" office:value-type="currency" office:currency="CAD" office:value="0" calcext:value-type="currency">
            <text:p>$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tlanta Thrashers (from New York Rangers)</text:p>
          </table:table-cell>
          <table:table-cell office:value-type="string" calcext:value-type="string">
            <text:p>Lewiston Maineiacs (QMJHL)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in Hanzal (C)</text:p>
          </table:table-cell>
          <table:table-cell office:value-type="currency" office:currency="CAD" office:value="34863415" calcext:value-type="currency">
            <text:p>$34,863,415.00</text:p>
          </table:table-cell>
          <table:table-cell table:formula="of:=MAX(0;[.C18] - 1200000)" office:value-type="currency" office:currency="CAD" office:value="33663415" calcext:value-type="currency">
            <text:p>$33,663,415.00</text:p>
          </table:table-cell>
          <table:table-cell table:formula="of:=[.D18]*0.1" office:value-type="currency" office:currency="CAD" office:value="3366341.5" calcext:value-type="currency">
            <text:p>$3,366,341.50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Phoenix Coyotes</text:p>
          </table:table-cell>
          <table:table-cell office:value-type="string" calcext:value-type="string">
            <text:p>Ceske Budejovice (WHL)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yan Parent (D)</text:p>
          </table:table-cell>
          <table:table-cell office:value-type="currency" office:currency="CAD" office:value="1615000" calcext:value-type="currency">
            <text:p>$1,615,000.00</text:p>
          </table:table-cell>
          <table:table-cell table:formula="of:=MAX(0;[.C19] - 1200000)" office:value-type="currency" office:currency="CAD" office:value="415000" calcext:value-type="currency">
            <text:p>$415,000.00</text:p>
          </table:table-cell>
          <table:table-cell table:formula="of:=[.D19]*0.1" office:value-type="currency" office:currency="CAD" office:value="41500" calcext:value-type="currency">
            <text:p>$41,50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ashville Predators</text:p>
          </table:table-cell>
          <table:table-cell office:value-type="string" calcext:value-type="string">
            <text:p>Guelph Storm (OHL)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kub Kindl (D)</text:p>
          </table:table-cell>
          <table:table-cell office:value-type="currency" office:currency="CAD" office:value="11814634" calcext:value-type="currency">
            <text:p>$11,814,634.00</text:p>
          </table:table-cell>
          <table:table-cell table:formula="of:=MAX(0;[.C20] - 1200000)" office:value-type="currency" office:currency="CAD" office:value="10614634" calcext:value-type="currency">
            <text:p>$10,614,634.00</text:p>
          </table:table-cell>
          <table:table-cell table:formula="of:=[.D20]*0.1" office:value-type="currency" office:currency="CAD" office:value="1061463.4" calcext:value-type="currency">
            <text:p>$1,061,463.40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Detroit Red Wings</text:p>
          </table:table-cell>
          <table:table-cell office:value-type="string" calcext:value-type="string">
            <text:p>Kitchener Rangers (OHL)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enndal McArdle (LW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21] - 1200000)" office:value-type="currency" office:currency="CAD" office:value="0" calcext:value-type="currency">
            <text:p>$0.00</text:p>
          </table:table-cell>
          <table:table-cell table:formula="of:=[.D21]*0.1" office:value-type="currency" office:currency="CAD" office:value="0" calcext:value-type="currency">
            <text:p>$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lorida Panthers (from Philadelphia)</text:p>
          </table:table-cell>
          <table:table-cell office:value-type="string" calcext:value-type="string">
            <text:p>Moose Jaw Warriors (WHL)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ukka Rask (G)</text:p>
          </table:table-cell>
          <table:table-cell office:value-type="currency" office:currency="CAD" office:value="63098780" calcext:value-type="currency">
            <text:p>$63,098,780.00</text:p>
          </table:table-cell>
          <table:table-cell table:formula="of:=MAX(0;[.C22] - 1200000)" office:value-type="currency" office:currency="CAD" office:value="61898780" calcext:value-type="currency">
            <text:p>$61,898,780.00</text:p>
          </table:table-cell>
          <table:table-cell table:formula="of:=[.D22]*0.1" office:value-type="currency" office:currency="CAD" office:value="6189878" calcext:value-type="currency">
            <text:p>$6,189,878.00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Toronto Maple Leafs</text:p>
          </table:table-cell>
          <table:table-cell office:value-type="string" calcext:value-type="string">
            <text:p>Ilves (SM-liiga)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tt Lashoff (D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23] - 1200000)" office:value-type="currency" office:currency="CAD" office:value="0" calcext:value-type="currency">
            <text:p>$0.00</text:p>
          </table:table-cell>
          <table:table-cell table:formula="of:=[.D23]*0.1" office:value-type="currency" office:currency="CAD" office:value="0" calcext:value-type="currency">
            <text:p>$0.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oston Bruins</text:p>
          </table:table-cell>
          <table:table-cell office:value-type="string" calcext:value-type="string">
            <text:p>Kitchener Rangers (OHL)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las Bergfors (RW)</text:p>
          </table:table-cell>
          <table:table-cell office:value-type="currency" office:currency="CAD" office:value="1400000" calcext:value-type="currency">
            <text:p>$1,400,000.00</text:p>
          </table:table-cell>
          <table:table-cell table:formula="of:=MAX(0;[.C24] - 1200000)" office:value-type="currency" office:currency="CAD" office:value="200000" calcext:value-type="currency">
            <text:p>$200,000.00</text:p>
          </table:table-cell>
          <table:table-cell table:formula="of:=[.D24]*0.1" office:value-type="currency" office:currency="CAD" office:value="20000" calcext:value-type="currency">
            <text:p>$20,000.0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ew Jersey Devils</text:p>
          </table:table-cell>
          <table:table-cell office:value-type="string" calcext:value-type="string">
            <text:p>Sodertälje SK (Sweden)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. J. Oshie (C)</text:p>
          </table:table-cell>
          <table:table-cell office:value-type="currency" office:currency="CAD" office:value="50875610" calcext:value-type="currency">
            <text:p>$50,875,610.00</text:p>
          </table:table-cell>
          <table:table-cell table:formula="of:=MAX(0;[.C25] - 1200000)" office:value-type="currency" office:currency="CAD" office:value="49675610" calcext:value-type="currency">
            <text:p>$49,675,610.00</text:p>
          </table:table-cell>
          <table:table-cell table:formula="of:=[.D25]*0.1" office:value-type="currency" office:currency="CAD" office:value="4967561" calcext:value-type="currency">
            <text:p>$4,967,561.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t. Louis Blues</text:p>
          </table:table-cell>
          <table:table-cell office:value-type="string" calcext:value-type="string">
            <text:p>Warroad High School (USHS–MN)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rew Cogliano (C)</text:p>
          </table:table-cell>
          <table:table-cell office:value-type="currency" office:currency="CAD" office:value="31495610" calcext:value-type="currency">
            <text:p>$31,495,610.00</text:p>
          </table:table-cell>
          <table:table-cell table:formula="of:=MAX(0;[.C26] - 1200000)" office:value-type="currency" office:currency="CAD" office:value="30295610" calcext:value-type="currency">
            <text:p>$30,295,610.00</text:p>
          </table:table-cell>
          <table:table-cell table:formula="of:=[.D26]*0.1" office:value-type="currency" office:currency="CAD" office:value="3029561" calcext:value-type="currency">
            <text:p>$3,029,561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dmonton Oilers</text:p>
          </table:table-cell>
          <table:table-cell office:value-type="string" calcext:value-type="string">
            <text:p>St. Michael's Buzzers (OPJHL)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t Pelech (D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27] - 1200000)" office:value-type="currency" office:currency="CAD" office:value="0" calcext:value-type="currency">
            <text:p>$0.00</text:p>
          </table:table-cell>
          <table:table-cell table:formula="of:=[.D27]*0.1" office:value-type="currency" office:currency="CAD" office:value="0" calcext:value-type="currency">
            <text:p>$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lgary Flames</text:p>
          </table:table-cell>
          <table:table-cell office:value-type="string" calcext:value-type="string">
            <text:p>Sarnia Sting (OHL)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oe Finley (D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28] - 1200000)" office:value-type="currency" office:currency="CAD" office:value="0" calcext:value-type="currency">
            <text:p>$0.00</text:p>
          </table:table-cell>
          <table:table-cell table:formula="of:=[.D28]*0.1" office:value-type="currency" office:currency="CAD" office:value="0" calcext:value-type="currency">
            <text:p>$0.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shington Capitals (from Colorado)</text:p>
          </table:table-cell>
          <table:table-cell office:value-type="string" calcext:value-type="string">
            <text:p>Sioux Falls Stampede (USHL)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tt Niskanen (D)</text:p>
          </table:table-cell>
          <table:table-cell office:value-type="currency" office:currency="CAD" office:value="43254268" calcext:value-type="currency">
            <text:p>$43,254,268.00</text:p>
          </table:table-cell>
          <table:table-cell table:formula="of:=MAX(0;[.C29] - 1200000)" office:value-type="currency" office:currency="CAD" office:value="42054268" calcext:value-type="currency">
            <text:p>$42,054,268.00</text:p>
          </table:table-cell>
          <table:table-cell table:formula="of:=[.D29]*0.1" office:value-type="currency" office:currency="CAD" office:value="4205426.8" calcext:value-type="currency">
            <text:p>$4,205,426.8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allas Stars</text:p>
          </table:table-cell>
          <table:table-cell office:value-type="string" calcext:value-type="string">
            <text:p>Virginia High School (USHS–MN)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eve Downie (RW)</text:p>
          </table:table-cell>
          <table:table-cell office:value-type="currency" office:currency="CAD" office:value="11262683" calcext:value-type="currency">
            <text:p>$11,262,683.00</text:p>
          </table:table-cell>
          <table:table-cell table:formula="of:=MAX(0;[.C30] - 1200000)" office:value-type="currency" office:currency="CAD" office:value="10062683" calcext:value-type="currency">
            <text:p>$10,062,683.00</text:p>
          </table:table-cell>
          <table:table-cell table:formula="of:=[.D30]*0.1" office:value-type="currency" office:currency="CAD" office:value="1006268.3" calcext:value-type="currency">
            <text:p>$1,006,268.3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hiladelphia Flyers (from Florida)</text:p>
          </table:table-cell>
          <table:table-cell office:value-type="string" calcext:value-type="string">
            <text:p>Windsor Spitfires (OHL)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ladimir Mihalik (D)</text:p>
          </table:table-cell>
          <table:table-cell table:formula="of:=SUM([.C2:.C30])/30" office:value-type="currency" office:currency="CAD" office:value="25823923.4" calcext:value-type="currency">
            <text:p>$25,823,923.40</text:p>
          </table:table-cell>
          <table:table-cell table:formula="of:=MAX(0;[.C31] - 1200000)" office:value-type="currency" office:currency="CAD" office:value="24623923.4" calcext:value-type="currency">
            <text:p>$24,623,923.40</text:p>
          </table:table-cell>
          <table:table-cell table:formula="of:=[.D31]*0.1" office:value-type="currency" office:currency="CAD" office:value="2462392.34" calcext:value-type="currency">
            <text:p>$2,462,392.34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Tampa Bay Lightning</text:p>
          </table:table-cell>
          <table:table-cell office:value-type="string" calcext:value-type="string">
            <text:p>HC Presov II (Slovakia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SUM([.C2:.C31])/30" office:value-type="currency" office:currency="CAD" office:value="26684720.8466667" calcext:value-type="currency">
            <text:p>$26,684,720.85</text:p>
          </table:table-cell>
          <table:table-cell table:formula="of:=MAX(0;[.C32] - 1200000)" office:value-type="currency" office:currency="CAD" office:value="25484720.8466667" calcext:value-type="currency">
            <text:p>$25,484,720.85</text:p>
          </table:table-cell>
          <table:table-cell table:formula="of:=SUM([.E2:.E31])/30" office:value-type="currency" office:currency="CAD" office:value="2584472.08466667" calcext:value-type="currency">
            <text:p>$2,584,472.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table:formula="of:=SUM([.C2:.C31])" office:value-type="currency" office:currency="CAD" office:value="800541625.4" calcext:value-type="currency">
            <text:p>$800,541,625.40</text:p>
          </table:table-cell>
          <table:table-cell table:formula="of:=MAX(0;[.C33] - 1200000)" office:value-type="currency" office:currency="CAD" office:value="799341625.4" calcext:value-type="currency">
            <text:p>$799,341,625.40</text:p>
          </table:table-cell>
          <table:table-cell table:formula="of:=SUM([.E2:.E31])" office:value-type="currency" office:currency="CAD" office:value="77534162.54" calcext:value-type="currency">
            <text:p>$77,534,162.54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Group</text:p>
          </table:table-cell>
          <table:table-cell table:style-name="ce3" office:value-type="string" calcext:value-type="string">
            <text:p>Career Earnings</text:p>
          </table:table-cell>
          <table:table-cell table:style-name="ce3" office:value-type="string" calcext:value-type="string">
            <text:p>Eligible Earnings</text:p>
          </table:table-cell>
          <table:table-cell table:style-name="ce3" office:value-type="string" calcext:value-type="string">
            <text:p>Contribution</text:p>
          </table:table-cell>
          <table:table-cell table:style-name="ce3" office:value-type="string" calcext:value-type="string">
            <text:p>Payout</text:p>
          </table:table-cell>
          <table:table-cell table:style-name="ce3" office:value-type="string" calcext:value-type="string">
            <text:p>% of People With No Contribution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p 5 Picks</text:p>
          </table:table-cell>
          <table:table-cell table:formula="of:=SUM([.C2:.C6])" office:value-type="currency" office:currency="CAD" office:value="335774043" calcext:value-type="currency">
            <text:p>$335,774,043.00</text:p>
          </table:table-cell>
          <table:table-cell table:formula="of:=SUM([.D2:.D6])" office:value-type="currency" office:currency="CAD" office:value="329774043" calcext:value-type="currency">
            <text:p>$329,774,043.00</text:p>
          </table:table-cell>
          <table:table-cell table:formula="of:=SUM([.E2:.E6])" office:value-type="currency" office:currency="CAD" office:value="32977404.3" calcext:value-type="currency">
            <text:p>$32,977,404.30</text:p>
          </table:table-cell>
          <table:table-cell table:style-name="ce5" table:formula="of:=[.E37]/5" office:value-type="currency" office:currency="CAD" office:value="6595480.86" calcext:value-type="currency">
            <text:p>$6,595,480.86</text:p>
          </table:table-cell>
          <table:table-cell table:style-name="ce7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p 10 Picks</text:p>
          </table:table-cell>
          <table:table-cell table:formula="of:=SUM([.C2:.C11])" office:value-type="currency" office:currency="CAD" office:value="364778068" calcext:value-type="currency">
            <text:p>$364,778,068.00</text:p>
          </table:table-cell>
          <table:table-cell table:formula="of:=SUM([.D2:.D11])" office:value-type="currency" office:currency="CAD" office:value="353978068" calcext:value-type="currency">
            <text:p>$353,978,068.00</text:p>
          </table:table-cell>
          <table:table-cell table:formula="of:=SUM([.E2:.E11])" office:value-type="currency" office:currency="CAD" office:value="35397806.8" calcext:value-type="currency">
            <text:p>$35,397,806.80</text:p>
          </table:table-cell>
          <table:table-cell table:style-name="ce5" table:formula="of:=[.E38]/10" office:value-type="currency" office:currency="CAD" office:value="3539780.68" calcext:value-type="currency">
            <text:p>$3,539,780.68</text:p>
          </table:table-cell>
          <table:table-cell table:style-name="ce8" table:formula="of:==COUNTIF([.E2:.E11];0)/10" office:value-type="percentage" office:value="0.1" calcext:value-type="percentage">
            <text:p>10.00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p 15 Picks</text:p>
          </table:table-cell>
          <table:table-cell table:formula="of:=SUM([.C2:.C16])" office:value-type="currency" office:currency="CAD" office:value="525037702" calcext:value-type="currency">
            <text:p>$525,037,702.00</text:p>
          </table:table-cell>
          <table:table-cell table:formula="of:=SUM([.D2:.D16])" office:value-type="currency" office:currency="CAD" office:value="511837702" calcext:value-type="currency">
            <text:p>$511,837,702.00</text:p>
          </table:table-cell>
          <table:table-cell table:formula="of:=SUM([.E2:.E16])" office:value-type="currency" office:currency="CAD" office:value="51183770.2" calcext:value-type="currency">
            <text:p>$51,183,770.20</text:p>
          </table:table-cell>
          <table:table-cell table:style-name="ce5" table:formula="of:=[.E39]/15" office:value-type="currency" office:currency="CAD" office:value="3412251.34666667" calcext:value-type="currency">
            <text:p>$3,412,251.35</text:p>
          </table:table-cell>
          <table:table-cell table:style-name="ce8" table:formula="of:==COUNTIF([.E2:.E16];0)/15" office:value-type="percentage" office:value="0.266666666666667" calcext:value-type="percentage">
            <text:p>26.67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p 20</text:p>
          </table:table-cell>
          <table:table-cell table:formula="of:=SUM([.C2:.C21])" office:value-type="currency" office:currency="CAD" office:value="573330751" calcext:value-type="currency">
            <text:p>$573,330,751.00</text:p>
          </table:table-cell>
          <table:table-cell table:formula="of:=SUM([.D2:.D21])" office:value-type="currency" office:currency="CAD" office:value="556530751" calcext:value-type="currency">
            <text:p>$556,530,751.00</text:p>
          </table:table-cell>
          <table:table-cell table:formula="of:=SUM([.E2:.E21])" office:value-type="currency" office:currency="CAD" office:value="55653075.1" calcext:value-type="currency">
            <text:p>$55,653,075.10</text:p>
          </table:table-cell>
          <table:table-cell table:style-name="ce5" table:formula="of:=[.E40]/20" office:value-type="currency" office:currency="CAD" office:value="2782653.755" calcext:value-type="currency">
            <text:p>$2,782,653.76</text:p>
          </table:table-cell>
          <table:table-cell table:style-name="ce7" table:formula="of:==COUNTIF([.E2:.E21];0)/20" office:value-type="percentage" office:value="0.3" calcext:value-type="percentage">
            <text:p>30.00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p 25</text:p>
          </table:table-cell>
          <table:table-cell table:formula="of:=SUM([.C2:.C26])" office:value-type="currency" office:currency="CAD" office:value="720200751" calcext:value-type="currency">
            <text:p>$720,200,751.00</text:p>
          </table:table-cell>
          <table:table-cell table:formula="of:=SUM([.D2:.D26])" office:value-type="currency" office:currency="CAD" office:value="698600751" calcext:value-type="currency">
            <text:p>$698,600,751.00</text:p>
          </table:table-cell>
          <table:table-cell table:formula="of:=SUM([.E2:.E26])" office:value-type="currency" office:currency="CAD" office:value="69860075.1" calcext:value-type="currency">
            <text:p>$69,860,075.10</text:p>
          </table:table-cell>
          <table:table-cell table:style-name="ce5" table:formula="of:=[.E41]/25" office:value-type="currency" office:currency="CAD" office:value="2794403.004" calcext:value-type="currency">
            <text:p>$2,794,403.00</text:p>
          </table:table-cell>
          <table:table-cell table:style-name="ce7" table:formula="of:==COUNTIF([.E2:.E26];0)/25" office:value-type="percentage" office:value="0.28" calcext:value-type="percentage">
            <text:p>28.00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tire Round</text:p>
          </table:table-cell>
          <table:table-cell table:formula="of:=SUM([.C2:.C31])" office:value-type="currency" office:currency="CAD" office:value="800541625.4" calcext:value-type="currency">
            <text:p>$800,541,625.40</text:p>
          </table:table-cell>
          <table:table-cell table:formula="of:=SUM([.D2:.D31])" office:value-type="currency" office:currency="CAD" office:value="775341625.4" calcext:value-type="currency">
            <text:p>$775,341,625.40</text:p>
          </table:table-cell>
          <table:table-cell table:formula="of:=SUM([.E2:.E31])" office:value-type="currency" office:currency="CAD" office:value="77534162.54" calcext:value-type="currency">
            <text:p>$77,534,162.54</text:p>
          </table:table-cell>
          <table:table-cell table:style-name="ce5" table:formula="of:=[.E42]/30" office:value-type="currency" office:currency="CAD" office:value="2584472.08466667" calcext:value-type="currency">
            <text:p>$2,584,472.08</text:p>
          </table:table-cell>
          <table:table-cell table:style-name="ce7" table:formula="of:==COUNTIF([.E2:.E31];0)/30" office:value-type="percentage" office:value="0.3" calcext:value-type="percentage">
            <text:p>30.00%</text:p>
          </table:table-cell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5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3"/>
          <table:table-cell table:style-name="ce5"/>
          <table:table-cell table:style-name="ce9"/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6"/>
        </table:table-row>
      </table:table>
      <table:table table:name="round-1-2006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5"/>
        <table:table-column table:style-name="co17" table:default-cell-style-name="ce5"/>
        <table:table-column table:style-name="co9" table:default-cell-style-name="ce5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Player</text:p>
          </table:table-cell>
          <table:table-cell table:style-name="ce3" office:value-type="string" calcext:value-type="string">
            <text:p>Career Earnings</text:p>
          </table:table-cell>
          <table:table-cell table:style-name="ce3" office:value-type="string" calcext:value-type="string">
            <text:p>Eligible Earnings</text:p>
          </table:table-cell>
          <table:table-cell table:style-name="ce3" office:value-type="string" calcext:value-type="string">
            <text:p>Contribution</text:p>
          </table:table-cell>
          <table:table-cell table:style-name="ce2" office:value-type="string" calcext:value-type="string">
            <text:p>Nationality</text:p>
          </table:table-cell>
          <table:table-cell table:style-name="ce2" office:value-type="string" calcext:value-type="string">
            <text:p>NHL Team</text:p>
          </table:table-cell>
          <table:table-cell table:style-name="ce2" office:value-type="string" calcext:value-type="string">
            <text:p>College/Junior/Club Tea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ik Johnson (D)</text:p>
          </table:table-cell>
          <table:table-cell office:value-type="currency" office:currency="CAD" office:value="51402439" calcext:value-type="currency">
            <text:p>$51,402,439.00</text:p>
          </table:table-cell>
          <table:table-cell table:formula="of:=MAX(0;[.C2] - 1200000)" office:value-type="currency" office:currency="CAD" office:value="50202439" calcext:value-type="currency">
            <text:p>$50,202,439.00</text:p>
          </table:table-cell>
          <table:table-cell table:formula="of:=[.D2]*0.1" office:value-type="currency" office:currency="CAD" office:value="5020243.9" calcext:value-type="currency">
            <text:p>$5,020,243.9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t. Louis Blues</text:p>
          </table:table-cell>
          <table:table-cell office:value-type="string" calcext:value-type="string">
            <text:p>US NTDP (NAHL)</text:p>
          </table:table-cell>
          <table:table-cell/>
          <table:table-cell table:style-name="ce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rdan Staal (C)</text:p>
          </table:table-cell>
          <table:table-cell office:value-type="currency" office:currency="CAD" office:value="64684146" calcext:value-type="currency">
            <text:p>$64,684,146.00</text:p>
          </table:table-cell>
          <table:table-cell table:formula="of:=MAX(0;[.C3] - 1200000)" office:value-type="currency" office:currency="CAD" office:value="63484146" calcext:value-type="currency">
            <text:p>$63,484,146.00</text:p>
          </table:table-cell>
          <table:table-cell table:formula="of:=[.D3]*0.1" office:value-type="currency" office:currency="CAD" office:value="6348414.6" calcext:value-type="currency">
            <text:p>$6,348,414.6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ittsburgh Penguins</text:p>
          </table:table-cell>
          <table:table-cell office:value-type="string" calcext:value-type="string">
            <text:p>Peterborough Petes (OHL)</text:p>
          </table:table-cell>
          <table:table-cell/>
          <table:table-cell table:style-name="ce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nathan Toews (C)</text:p>
          </table:table-cell>
          <table:table-cell office:value-type="currency" office:currency="CAD" office:value="101762195" calcext:value-type="currency">
            <text:p>$101,762,195.00</text:p>
          </table:table-cell>
          <table:table-cell table:formula="of:=MAX(0;[.C4] - 1200000)" office:value-type="currency" office:currency="CAD" office:value="100562195" calcext:value-type="currency">
            <text:p>$100,562,195.00</text:p>
          </table:table-cell>
          <table:table-cell table:formula="of:=[.D4]*0.1" office:value-type="currency" office:currency="CAD" office:value="10056219.5" calcext:value-type="currency">
            <text:p>$10,056,219.5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hicago Blackhawks</text:p>
          </table:table-cell>
          <table:table-cell office:value-type="string" calcext:value-type="string">
            <text:p>University of North Dakota (WCHA)</text:p>
          </table:table-cell>
          <table:table-cell/>
          <table:table-cell table:style-name="ce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cklas Backstrom (C)</text:p>
          </table:table-cell>
          <table:table-cell office:value-type="currency" office:currency="CAD" office:value="79062195" calcext:value-type="currency">
            <text:p>$79,062,195.00</text:p>
          </table:table-cell>
          <table:table-cell table:formula="of:=MAX(0;[.C5] - 1200000)" office:value-type="currency" office:currency="CAD" office:value="77862195" calcext:value-type="currency">
            <text:p>$77,862,195.00</text:p>
          </table:table-cell>
          <table:table-cell table:formula="of:=[.D5]*0.1" office:value-type="currency" office:currency="CAD" office:value="7786219.5" calcext:value-type="currency">
            <text:p>$7,786,219.5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Washington Capitals</text:p>
          </table:table-cell>
          <table:table-cell office:value-type="string" calcext:value-type="string">
            <text:p>Brynäs IF (Sweden)</text:p>
          </table:table-cell>
          <table:table-cell/>
          <table:table-cell table:style-name="ce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il Kessel (RW)</text:p>
          </table:table-cell>
          <table:table-cell office:value-type="currency" office:currency="CAD" office:value="85435366" calcext:value-type="currency">
            <text:p>$85,435,366.00</text:p>
          </table:table-cell>
          <table:table-cell table:formula="of:=MAX(0;[.C6] - 1200000)" office:value-type="currency" office:currency="CAD" office:value="84235366" calcext:value-type="currency">
            <text:p>$84,235,366.00</text:p>
          </table:table-cell>
          <table:table-cell table:formula="of:=[.D6]*0.1" office:value-type="currency" office:currency="CAD" office:value="8423536.6" calcext:value-type="currency">
            <text:p>$8,423,536.6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oston Bruins</text:p>
          </table:table-cell>
          <table:table-cell office:value-type="string" calcext:value-type="string">
            <text:p>University of Minnesota (WCHA)</text:p>
          </table:table-cell>
          <table:table-cell/>
          <table:table-cell table:style-name="ce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rick Brassard (C)</text:p>
          </table:table-cell>
          <table:table-cell office:value-type="currency" office:currency="CAD" office:value="40246707" calcext:value-type="currency">
            <text:p>$40,246,707.00</text:p>
          </table:table-cell>
          <table:table-cell table:formula="of:=MAX(0;[.C7] - 1200000)" office:value-type="currency" office:currency="CAD" office:value="39046707" calcext:value-type="currency">
            <text:p>$39,046,707.00</text:p>
          </table:table-cell>
          <table:table-cell table:formula="of:=[.D7]*0.1" office:value-type="currency" office:currency="CAD" office:value="3904670.7" calcext:value-type="currency">
            <text:p>$3,904,670.7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olumbus Blue Jackets</text:p>
          </table:table-cell>
          <table:table-cell office:value-type="string" calcext:value-type="string">
            <text:p>Drummondville Voltigeurs (QMJHL)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yle Okposo (RW)</text:p>
          </table:table-cell>
          <table:table-cell office:value-type="currency" office:currency="CAD" office:value="49635732" calcext:value-type="currency">
            <text:p>$49,635,732.00</text:p>
          </table:table-cell>
          <table:table-cell table:formula="of:=MAX(0;[.C8] - 1200000)" office:value-type="currency" office:currency="CAD" office:value="48435732" calcext:value-type="currency">
            <text:p>$48,435,732.00</text:p>
          </table:table-cell>
          <table:table-cell table:formula="of:=[.D8]*0.1" office:value-type="currency" office:currency="CAD" office:value="4843573.2" calcext:value-type="currency">
            <text:p>$4,843,573.2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w York Islanders</text:p>
          </table:table-cell>
          <table:table-cell office:value-type="string" calcext:value-type="string">
            <text:p>Des Moines Buccaneers (USHL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ter Mueller (C)</text:p>
          </table:table-cell>
          <table:table-cell office:value-type="currency" office:currency="CAD" office:value="7559756" calcext:value-type="currency">
            <text:p>$7,559,756.00</text:p>
          </table:table-cell>
          <table:table-cell table:formula="of:=MAX(0;[.C9] - 1200000)" office:value-type="currency" office:currency="CAD" office:value="6359756" calcext:value-type="currency">
            <text:p>$6,359,756.00</text:p>
          </table:table-cell>
          <table:table-cell table:formula="of:=[.D9]*0.1" office:value-type="currency" office:currency="CAD" office:value="635975.6" calcext:value-type="currency">
            <text:p>$635,975.6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hoenix Coyotes</text:p>
          </table:table-cell>
          <table:table-cell office:value-type="string" calcext:value-type="string">
            <text:p>Everett Silvertips (WHL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mes Sheppard (C/LW)</text:p>
          </table:table-cell>
          <table:table-cell office:value-type="currency" office:currency="CAD" office:value="6691177" calcext:value-type="currency">
            <text:p>$6,691,177.00</text:p>
          </table:table-cell>
          <table:table-cell table:formula="of:=MAX(0;[.C10] - 1200000)" office:value-type="currency" office:currency="CAD" office:value="5491177" calcext:value-type="currency">
            <text:p>$5,491,177.00</text:p>
          </table:table-cell>
          <table:table-cell table:formula="of:=[.D10]*0.1" office:value-type="currency" office:currency="CAD" office:value="549117.7" calcext:value-type="currency">
            <text:p>$549,117.7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innesota Wild</text:p>
          </table:table-cell>
          <table:table-cell office:value-type="string" calcext:value-type="string">
            <text:p>Cape Breton Screaming Eagles (QMJHL)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chael Frolik (RW)</text:p>
          </table:table-cell>
          <table:table-cell office:value-type="currency" office:currency="CAD" office:value="34236268" calcext:value-type="currency">
            <text:p>$34,236,268.00</text:p>
          </table:table-cell>
          <table:table-cell table:formula="of:=MAX(0;[.C11] - 1200000)" office:value-type="currency" office:currency="CAD" office:value="33036268" calcext:value-type="currency">
            <text:p>$33,036,268.00</text:p>
          </table:table-cell>
          <table:table-cell table:formula="of:=[.D11]*0.1" office:value-type="currency" office:currency="CAD" office:value="3303626.8" calcext:value-type="currency">
            <text:p>$3,303,626.80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Florida Panthers</text:p>
          </table:table-cell>
          <table:table-cell office:value-type="string" calcext:value-type="string">
            <text:p>HC Rabat Kladno (Czech Republic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nathan Bernier (G)</text:p>
          </table:table-cell>
          <table:table-cell office:value-type="currency" office:currency="CAD" office:value="28482683" calcext:value-type="currency">
            <text:p>$28,482,683.00</text:p>
          </table:table-cell>
          <table:table-cell table:formula="of:=MAX(0;[.C12] - 1200000)" office:value-type="currency" office:currency="CAD" office:value="27282683" calcext:value-type="currency">
            <text:p>$27,282,683.00</text:p>
          </table:table-cell>
          <table:table-cell table:formula="of:=[.D12]*0.1" office:value-type="currency" office:currency="CAD" office:value="2728268.3" calcext:value-type="currency">
            <text:p>$2,728,268.3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os Angeles Kings</text:p>
          </table:table-cell>
          <table:table-cell office:value-type="string" calcext:value-type="string">
            <text:p>Lewiston Maineiacs (QMJHL)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yan Little (C)</text:p>
          </table:table-cell>
          <table:table-cell office:value-type="currency" office:currency="CAD" office:value="49206098" calcext:value-type="currency">
            <text:p>$49,206,098.00</text:p>
          </table:table-cell>
          <table:table-cell table:formula="of:=MAX(0;[.C13] - 1200000)" office:value-type="currency" office:currency="CAD" office:value="48006098" calcext:value-type="currency">
            <text:p>$48,006,098.00</text:p>
          </table:table-cell>
          <table:table-cell table:formula="of:=[.D13]*0.1" office:value-type="currency" office:currency="CAD" office:value="4800609.8" calcext:value-type="currency">
            <text:p>$4,800,609.8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tlanta Thrashers</text:p>
          </table:table-cell>
          <table:table-cell office:value-type="string" calcext:value-type="string">
            <text:p>Barrie Colts (OHL)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iri Tlusty (LW)</text:p>
          </table:table-cell>
          <table:table-cell office:value-type="currency" office:currency="CAD" office:value="8203049" calcext:value-type="currency">
            <text:p>$8,203,049.00</text:p>
          </table:table-cell>
          <table:table-cell table:formula="of:=MAX(0;[.C14] - 1200000)" office:value-type="currency" office:currency="CAD" office:value="7003049" calcext:value-type="currency">
            <text:p>$7,003,049.00</text:p>
          </table:table-cell>
          <table:table-cell table:formula="of:=[.D14]*0.1" office:value-type="currency" office:currency="CAD" office:value="700304.9" calcext:value-type="currency">
            <text:p>$700,304.90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Toronto Maple Leafs</text:p>
          </table:table-cell>
          <table:table-cell office:value-type="string" calcext:value-type="string">
            <text:p>HC Rabat Kladno (Czech Republic)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chael Grabner (RW)</text:p>
          </table:table-cell>
          <table:table-cell office:value-type="currency" office:currency="CAD" office:value="29050732" calcext:value-type="currency">
            <text:p>$29,050,732.00</text:p>
          </table:table-cell>
          <table:table-cell table:formula="of:=MAX(0;[.C15] - 1200000)" office:value-type="currency" office:currency="CAD" office:value="27850732" calcext:value-type="currency">
            <text:p>$27,850,732.00</text:p>
          </table:table-cell>
          <table:table-cell table:formula="of:=[.D15]*0.1" office:value-type="currency" office:currency="CAD" office:value="2785073.2" calcext:value-type="currency">
            <text:p>$2,785,073.2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Vancouver Canucks</text:p>
          </table:table-cell>
          <table:table-cell office:value-type="string" calcext:value-type="string">
            <text:p>Spokane Chiefs (WHL)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ku Helenius (G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16] - 1200000)" office:value-type="currency" office:currency="CAD" office:value="0" calcext:value-type="currency">
            <text:p>$0.00</text:p>
          </table:table-cell>
          <table:table-cell table:formula="of:=[.D16]*0.1" office:value-type="currency" office:currency="CAD" office:value="0" calcext:value-type="currency">
            <text:p>$0.00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Tampa Bay Lightning</text:p>
          </table:table-cell>
          <table:table-cell office:value-type="string" calcext:value-type="string">
            <text:p>Ilves Jr. (Finland)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y Wishart (D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17] - 1200000)" office:value-type="currency" office:currency="CAD" office:value="0" calcext:value-type="currency">
            <text:p>$0.00</text:p>
          </table:table-cell>
          <table:table-cell table:formula="of:=[.D17]*0.1" office:value-type="currency" office:currency="CAD" office:value="0" calcext:value-type="currency">
            <text:p>$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n Jose Sharks (from Montreal)</text:p>
          </table:table-cell>
          <table:table-cell office:value-type="string" calcext:value-type="string">
            <text:p>Prince George Cougars (WHL)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evor Lewis (C)</text:p>
          </table:table-cell>
          <table:table-cell office:value-type="currency" office:currency="CAD" office:value="15853006" calcext:value-type="currency">
            <text:p>$15,853,006.00</text:p>
          </table:table-cell>
          <table:table-cell table:formula="of:=MAX(0;[.C18] - 1200000)" office:value-type="currency" office:currency="CAD" office:value="14653006" calcext:value-type="currency">
            <text:p>$14,653,006.00</text:p>
          </table:table-cell>
          <table:table-cell table:formula="of:=[.D18]*0.1" office:value-type="currency" office:currency="CAD" office:value="1465300.6" calcext:value-type="currency">
            <text:p>$1,465,300.6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os Angeles Kings (from Edmonton via Minnesota)</text:p>
          </table:table-cell>
          <table:table-cell office:value-type="string" calcext:value-type="string">
            <text:p>Des Moines Buccaneers (USHL)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ris Stewart (RW)</text:p>
          </table:table-cell>
          <table:table-cell office:value-type="currency" office:currency="CAD" office:value="22456098" calcext:value-type="currency">
            <text:p>$22,456,098.00</text:p>
          </table:table-cell>
          <table:table-cell table:formula="of:=MAX(0;[.C19] - 1200000)" office:value-type="currency" office:currency="CAD" office:value="21256098" calcext:value-type="currency">
            <text:p>$21,256,098.00</text:p>
          </table:table-cell>
          <table:table-cell table:formula="of:=[.D19]*0.1" office:value-type="currency" office:currency="CAD" office:value="2125609.8" calcext:value-type="currency">
            <text:p>$2,125,609.8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olorado Avalanche</text:p>
          </table:table-cell>
          <table:table-cell office:value-type="string" calcext:value-type="string">
            <text:p>Kingston Frontenacs (OHL)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k Mitera (D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20] - 1200000)" office:value-type="currency" office:currency="CAD" office:value="0" calcext:value-type="currency">
            <text:p>$0.00</text:p>
          </table:table-cell>
          <table:table-cell table:formula="of:=[.D20]*0.1" office:value-type="currency" office:currency="CAD" office:value="0" calcext:value-type="currency">
            <text:p>$0.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naheim Ducks</text:p>
          </table:table-cell>
          <table:table-cell office:value-type="string" calcext:value-type="string">
            <text:p>University of Michigan (CCHA)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vid Fischer (D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21] - 1200000)" office:value-type="currency" office:currency="CAD" office:value="0" calcext:value-type="currency">
            <text:p>$0.00</text:p>
          </table:table-cell>
          <table:table-cell table:formula="of:=[.D21]*0.1" office:value-type="currency" office:currency="CAD" office:value="0" calcext:value-type="currency">
            <text:p>$0.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ontreal Canadiens (from San Jose)</text:p>
          </table:table-cell>
          <table:table-cell office:value-type="string" calcext:value-type="string">
            <text:p>Apple Valley High School (USHS–MN)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bby Sanguinetti (D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22] - 1200000)" office:value-type="currency" office:currency="CAD" office:value="0" calcext:value-type="currency">
            <text:p>$0.00</text:p>
          </table:table-cell>
          <table:table-cell table:formula="of:=[.D22]*0.1" office:value-type="currency" office:currency="CAD" office:value="0" calcext:value-type="currency">
            <text:p>$0.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w York Rangers</text:p>
          </table:table-cell>
          <table:table-cell office:value-type="string" calcext:value-type="string">
            <text:p>Owen Sound Attack (OHL)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aude Giroux (C/RW)</text:p>
          </table:table-cell>
          <table:table-cell office:value-type="currency" office:currency="CAD" office:value="73463780" calcext:value-type="currency">
            <text:p>$73,463,780.00</text:p>
          </table:table-cell>
          <table:table-cell table:formula="of:=MAX(0;[.C23] - 1200000)" office:value-type="currency" office:currency="CAD" office:value="72263780" calcext:value-type="currency">
            <text:p>$72,263,780.00</text:p>
          </table:table-cell>
          <table:table-cell table:formula="of:=[.D23]*0.1" office:value-type="currency" office:currency="CAD" office:value="7226378" calcext:value-type="currency">
            <text:p>$7,226,378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hiladelphia Flyers</text:p>
          </table:table-cell>
          <table:table-cell office:value-type="string" calcext:value-type="string">
            <text:p>Gatineau Olympiques (QMJHL)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myon Varlamov (G)</text:p>
          </table:table-cell>
          <table:table-cell office:value-type="currency" office:currency="CAD" office:value="48371098" calcext:value-type="currency">
            <text:p>$48,371,098.00</text:p>
          </table:table-cell>
          <table:table-cell table:formula="of:=MAX(0;[.C24] - 1200000)" office:value-type="currency" office:currency="CAD" office:value="47171098" calcext:value-type="currency">
            <text:p>$47,171,098.00</text:p>
          </table:table-cell>
          <table:table-cell table:formula="of:=[.D24]*0.1" office:value-type="currency" office:currency="CAD" office:value="4717109.8" calcext:value-type="currency">
            <text:p>$4,717,109.80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Washington Capitals (from Nashville)</text:p>
          </table:table-cell>
          <table:table-cell office:value-type="string" calcext:value-type="string">
            <text:p>Lokomotiv Yaroslavl (Russia)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nnis Persson (D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25] - 1200000)" office:value-type="currency" office:currency="CAD" office:value="0" calcext:value-type="currency">
            <text:p>$0.00</text:p>
          </table:table-cell>
          <table:table-cell table:formula="of:=[.D25]*0.1" office:value-type="currency" office:currency="CAD" office:value="0" calcext:value-type="currency">
            <text:p>$0.0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uffalo Sabres</text:p>
          </table:table-cell>
          <table:table-cell office:value-type="string" calcext:value-type="string">
            <text:p>VIK Västerås HK (Sweden)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trik Berglund (C)</text:p>
          </table:table-cell>
          <table:table-cell office:value-type="currency" office:currency="CAD" office:value="27465000" calcext:value-type="currency">
            <text:p>$27,465,000.00</text:p>
          </table:table-cell>
          <table:table-cell table:formula="of:=MAX(0;[.C26] - 1200000)" office:value-type="currency" office:currency="CAD" office:value="26265000" calcext:value-type="currency">
            <text:p>$26,265,000.00</text:p>
          </table:table-cell>
          <table:table-cell table:formula="of:=[.D26]*0.1" office:value-type="currency" office:currency="CAD" office:value="2626500" calcext:value-type="currency">
            <text:p>$2,626,500.0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. Louis Blues (from New Jersey)</text:p>
          </table:table-cell>
          <table:table-cell office:value-type="string" calcext:value-type="string">
            <text:p>VIK Västerås HK (Sweden)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eland Irving (G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27] - 1200000)" office:value-type="currency" office:currency="CAD" office:value="0" calcext:value-type="currency">
            <text:p>$0.00</text:p>
          </table:table-cell>
          <table:table-cell table:formula="of:=[.D27]*0.1" office:value-type="currency" office:currency="CAD" office:value="0" calcext:value-type="currency">
            <text:p>$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lgary Flames</text:p>
          </table:table-cell>
          <table:table-cell office:value-type="string" calcext:value-type="string">
            <text:p>Everett Silvertips (WHL)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van Vishnevskiy (D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28] - 1200000)" office:value-type="currency" office:currency="CAD" office:value="0" calcext:value-type="currency">
            <text:p>$0.00</text:p>
          </table:table-cell>
          <table:table-cell table:formula="of:=[.D28]*0.1" office:value-type="currency" office:currency="CAD" office:value="0" calcext:value-type="currency">
            <text:p>$0.00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allas Stars</text:p>
          </table:table-cell>
          <table:table-cell office:value-type="string" calcext:value-type="string">
            <text:p>Rouyn-Noranda Huskies (QMJHL)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ck Foligno (LW)</text:p>
          </table:table-cell>
          <table:table-cell office:value-type="currency" office:currency="CAD" office:value="45643415" calcext:value-type="currency">
            <text:p>$45,643,415.00</text:p>
          </table:table-cell>
          <table:table-cell table:formula="of:=MAX(0;[.C29] - 1200000)" office:value-type="currency" office:currency="CAD" office:value="44443415" calcext:value-type="currency">
            <text:p>$44,443,415.00</text:p>
          </table:table-cell>
          <table:table-cell table:formula="of:=[.D29]*0.1" office:value-type="currency" office:currency="CAD" office:value="4444341.5" calcext:value-type="currency">
            <text:p>$4,444,341.5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ttawa Senators</text:p>
          </table:table-cell>
          <table:table-cell office:value-type="string" calcext:value-type="string">
            <text:p>Sudbury Wolves (OHL)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ris Summers (D)</text:p>
          </table:table-cell>
          <table:table-cell office:value-type="currency" office:currency="CAD" office:value="2925000" calcext:value-type="currency">
            <text:p>$2,925,000.00</text:p>
          </table:table-cell>
          <table:table-cell table:formula="of:=MAX(0;[.C30] - 1200000)" office:value-type="currency" office:currency="CAD" office:value="1725000" calcext:value-type="currency">
            <text:p>$1,725,000.00</text:p>
          </table:table-cell>
          <table:table-cell table:formula="of:=[.D30]*0.1" office:value-type="currency" office:currency="CAD" office:value="172500" calcext:value-type="currency">
            <text:p>$172,500.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hoenix Coyotes (from Detroit)</text:p>
          </table:table-cell>
          <table:table-cell office:value-type="string" calcext:value-type="string">
            <text:p>US NTDP (NAHL)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tt Corrente (D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31] - 1200000)" office:value-type="currency" office:currency="CAD" office:value="0" calcext:value-type="currency">
            <text:p>$0.00</text:p>
          </table:table-cell>
          <table:table-cell table:formula="of:=[.D31]*0.1" office:value-type="currency" office:currency="CAD" office:value="0" calcext:value-type="currency">
            <text:p>$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ew Jersey Devils (from Carolina via St. Louis)</text:p>
          </table:table-cell>
          <table:table-cell office:value-type="string" calcext:value-type="string">
            <text:p>Saginaw Spirit (OHL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formula="of:=SUM([.E2:.E31])/30" office:value-type="currency" office:currency="CAD" office:value="2822119.8" calcext:value-type="currency">
            <text:p>$2,822,119.8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table:formula="of:=SUM([.C2:.C31])" office:value-type="currency" office:currency="CAD" office:value="871835940" calcext:value-type="currency">
            <text:p>$871,835,940.00</text:p>
          </table:table-cell>
          <table:table-cell table:formula="of:=SUM([.D2:.D31])" office:value-type="currency" office:currency="CAD" office:value="846635940" calcext:value-type="currency">
            <text:p>$846,635,940.00</text:p>
          </table:table-cell>
          <table:table-cell table:formula="of:=SUM([.E2:.E31])" office:value-type="currency" office:currency="CAD" office:value="84663594" calcext:value-type="currency">
            <text:p>$84,663,594.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Group</text:p>
          </table:table-cell>
          <table:table-cell table:style-name="ce3" office:value-type="string" calcext:value-type="string">
            <text:p>Career Earnings</text:p>
          </table:table-cell>
          <table:table-cell table:style-name="ce3" office:value-type="string" calcext:value-type="string">
            <text:p>Eligible Earnings</text:p>
          </table:table-cell>
          <table:table-cell table:style-name="ce3" office:value-type="string" calcext:value-type="string">
            <text:p>Contribution</text:p>
          </table:table-cell>
          <table:table-cell table:style-name="ce3" office:value-type="string" calcext:value-type="string">
            <text:p>Payout</text:p>
          </table:table-cell>
          <table:table-cell table:style-name="ce3" office:value-type="string" calcext:value-type="string">
            <text:p>% of People With No Contribution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op 5 Picks</text:p>
          </table:table-cell>
          <table:table-cell table:formula="of:=SUM([.C2:.C6])" office:value-type="currency" office:currency="CAD" office:value="382346341" calcext:value-type="currency">
            <text:p>$382,346,341.00</text:p>
          </table:table-cell>
          <table:table-cell table:formula="of:=SUM([.D2:.D6])" office:value-type="currency" office:currency="CAD" office:value="376346341" calcext:value-type="currency">
            <text:p>$376,346,341.00</text:p>
          </table:table-cell>
          <table:table-cell table:formula="of:=SUM([.E2:.E6])" office:value-type="currency" office:currency="CAD" office:value="37634634.1" calcext:value-type="currency">
            <text:p>$37,634,634.10</text:p>
          </table:table-cell>
          <table:table-cell table:style-name="ce5" table:formula="of:=[.E37]/5" office:value-type="currency" office:currency="CAD" office:value="7526926.82" calcext:value-type="currency">
            <text:p>$7,526,926.82</text:p>
          </table:table-cell>
          <table:table-cell table:style-name="ce7" table:formula="of:==COUNTIF([.E2:.E6];0)/5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p 10 Picks</text:p>
          </table:table-cell>
          <table:table-cell table:formula="of:=SUM([.C2:.C11])" office:value-type="currency" office:currency="CAD" office:value="520715981" calcext:value-type="currency">
            <text:p>$520,715,981.00</text:p>
          </table:table-cell>
          <table:table-cell table:formula="of:=SUM([.D2:.D11])" office:value-type="currency" office:currency="CAD" office:value="508715981" calcext:value-type="currency">
            <text:p>$508,715,981.00</text:p>
          </table:table-cell>
          <table:table-cell table:formula="of:=SUM([.E2:.E11])" office:value-type="currency" office:currency="CAD" office:value="50871598.1" calcext:value-type="currency">
            <text:p>$50,871,598.10</text:p>
          </table:table-cell>
          <table:table-cell table:style-name="ce5" table:formula="of:=[.E38]/10" office:value-type="currency" office:currency="CAD" office:value="5087159.81" calcext:value-type="currency">
            <text:p>$5,087,159.81</text:p>
          </table:table-cell>
          <table:table-cell table:style-name="ce8" table:formula="of:==COUNTIF([.E2:.E11];0)/10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p 15 Picks</text:p>
          </table:table-cell>
          <table:table-cell table:formula="of:=SUM([.C2:.C16])" office:value-type="currency" office:currency="CAD" office:value="635658543" calcext:value-type="currency">
            <text:p>$635,658,543.00</text:p>
          </table:table-cell>
          <table:table-cell table:formula="of:=SUM([.D2:.D16])" office:value-type="currency" office:currency="CAD" office:value="618858543" calcext:value-type="currency">
            <text:p>$618,858,543.00</text:p>
          </table:table-cell>
          <table:table-cell table:formula="of:=SUM([.E2:.E16])" office:value-type="currency" office:currency="CAD" office:value="61885854.3" calcext:value-type="currency">
            <text:p>$61,885,854.30</text:p>
          </table:table-cell>
          <table:table-cell table:style-name="ce5" table:formula="of:=[.E39]/15" office:value-type="currency" office:currency="CAD" office:value="4125723.62" calcext:value-type="currency">
            <text:p>$4,125,723.62</text:p>
          </table:table-cell>
          <table:table-cell table:style-name="ce8" table:formula="of:==COUNTIF([.E2:.E16];0)/15" office:value-type="percentage" office:value="0.0666666666666667" calcext:value-type="percentage">
            <text:p>6.67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p 20</text:p>
          </table:table-cell>
          <table:table-cell table:formula="of:=SUM([.C2:.C21])" office:value-type="currency" office:currency="CAD" office:value="673967647" calcext:value-type="currency">
            <text:p>$673,967,647.00</text:p>
          </table:table-cell>
          <table:table-cell table:formula="of:=SUM([.D2:.D21])" office:value-type="currency" office:currency="CAD" office:value="654767647" calcext:value-type="currency">
            <text:p>$654,767,647.00</text:p>
          </table:table-cell>
          <table:table-cell table:formula="of:=SUM([.E2:.E21])" office:value-type="currency" office:currency="CAD" office:value="65476764.7" calcext:value-type="currency">
            <text:p>$65,476,764.70</text:p>
          </table:table-cell>
          <table:table-cell table:style-name="ce5" table:formula="of:=[.E40]/20" office:value-type="currency" office:currency="CAD" office:value="3273838.235" calcext:value-type="currency">
            <text:p>$3,273,838.24</text:p>
          </table:table-cell>
          <table:table-cell table:style-name="ce7" table:formula="of:==COUNTIF([.E2:.E21];0)/20" office:value-type="percentage" office:value="0.2" calcext:value-type="percentage">
            <text:p>20.0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p 25</text:p>
          </table:table-cell>
          <table:table-cell table:formula="of:=SUM([.C2:.C26])" office:value-type="currency" office:currency="CAD" office:value="823267525" calcext:value-type="currency">
            <text:p>$823,267,525.00</text:p>
          </table:table-cell>
          <table:table-cell table:formula="of:=SUM([.D2:.D26])" office:value-type="currency" office:currency="CAD" office:value="800467525" calcext:value-type="currency">
            <text:p>$800,467,525.00</text:p>
          </table:table-cell>
          <table:table-cell table:formula="of:=SUM([.E2:.E26])" office:value-type="currency" office:currency="CAD" office:value="80046752.5" calcext:value-type="currency">
            <text:p>$80,046,752.50</text:p>
          </table:table-cell>
          <table:table-cell table:style-name="ce5" table:formula="of:=[.E41]/25" office:value-type="currency" office:currency="CAD" office:value="3201870.1" calcext:value-type="currency">
            <text:p>$3,201,870.10</text:p>
          </table:table-cell>
          <table:table-cell table:style-name="ce7" table:formula="of:==COUNTIF([.E2:.E26];0)/25" office:value-type="percentage" office:value="0.24" calcext:value-type="percentage">
            <text:p>24.0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ire Round</text:p>
          </table:table-cell>
          <table:table-cell table:formula="of:=SUM([.C2:.C31])" office:value-type="currency" office:currency="CAD" office:value="871835940" calcext:value-type="currency">
            <text:p>$871,835,940.00</text:p>
          </table:table-cell>
          <table:table-cell table:formula="of:=SUM([.D2:.D31])" office:value-type="currency" office:currency="CAD" office:value="846635940" calcext:value-type="currency">
            <text:p>$846,635,940.00</text:p>
          </table:table-cell>
          <table:table-cell table:formula="of:=SUM([.E2:.E31])" office:value-type="currency" office:currency="CAD" office:value="84663594" calcext:value-type="currency">
            <text:p>$84,663,594.00</text:p>
          </table:table-cell>
          <table:table-cell table:style-name="ce5" table:formula="of:=[.E42]/30" office:value-type="currency" office:currency="CAD" office:value="2822119.8" calcext:value-type="currency">
            <text:p>$2,822,119.80</text:p>
          </table:table-cell>
          <table:table-cell table:style-name="ce7" table:formula="of:==COUNTIF([.E2:.E31];0)/30" office:value-type="percentage" office:value="0.3" calcext:value-type="percentage">
            <text:p>30.00%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ce5"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table:style-name="ce5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4"/>
        </table:table-row>
      </table:table>
      <table:table table:name="round-1-2007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number-columns-repeated="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Player</text:p>
          </table:table-cell>
          <table:table-cell table:style-name="ce3" office:value-type="string" calcext:value-type="string">
            <text:p>Career Earnings</text:p>
          </table:table-cell>
          <table:table-cell table:style-name="ce3" office:value-type="string" calcext:value-type="string">
            <text:p>Eligible Earnings</text:p>
          </table:table-cell>
          <table:table-cell table:style-name="ce3" office:value-type="string" calcext:value-type="string">
            <text:p>Contribution</text:p>
          </table:table-cell>
          <table:table-cell table:style-name="ce2" office:value-type="string" calcext:value-type="string">
            <text:p>Nationality</text:p>
          </table:table-cell>
          <table:table-cell table:style-name="ce2" office:value-type="string" calcext:value-type="string">
            <text:p>NHL Team</text:p>
          </table:table-cell>
          <table:table-cell table:style-name="ce2" office:value-type="string" calcext:value-type="string">
            <text:p>College/Junior/Club Tea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trick Kane (RW)</text:p>
          </table:table-cell>
          <table:table-cell office:value-type="currency" office:currency="CAD" office:value="101837195" calcext:value-type="currency">
            <text:p>$101,837,195.00</text:p>
          </table:table-cell>
          <table:table-cell table:formula="of:=MAX(0;[.C2] - 1200000)" office:value-type="currency" office:currency="CAD" office:value="100637195" calcext:value-type="currency">
            <text:p>$100,637,195.00</text:p>
          </table:table-cell>
          <table:table-cell table:formula="of:=[.D2]*0.1" office:value-type="currency" office:currency="CAD" office:value="10063719.5" calcext:value-type="currency">
            <text:p>$10,063,719.5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hicago Blackhawks</text:p>
          </table:table-cell>
          <table:table-cell office:value-type="string" calcext:value-type="string">
            <text:p>London Knights (OHL)</text:p>
          </table:table-cell>
          <table:table-cell/>
          <table:table-cell table:style-name="ce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mes van Riemsdyk (LW)</text:p>
          </table:table-cell>
          <table:table-cell office:value-type="currency" office:currency="CAD" office:value="30625000" calcext:value-type="currency">
            <text:p>$30,625,000.00</text:p>
          </table:table-cell>
          <table:table-cell table:formula="of:=MAX(0;[.C3] - 1200000)" office:value-type="currency" office:currency="CAD" office:value="29425000" calcext:value-type="currency">
            <text:p>$29,425,000.00</text:p>
          </table:table-cell>
          <table:table-cell table:formula="of:=[.D3]*0.1" office:value-type="currency" office:currency="CAD" office:value="2942500" calcext:value-type="currency">
            <text:p>$2,942,500.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hiladelphia Flyers</text:p>
          </table:table-cell>
          <table:table-cell office:value-type="string" calcext:value-type="string">
            <text:p>University of New Hampshire (Hockey East)</text:p>
          </table:table-cell>
          <table:table-cell/>
          <table:table-cell table:style-name="ce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yle Turris (C)</text:p>
          </table:table-cell>
          <table:table-cell office:value-type="currency" office:currency="CAD" office:value="34074085" calcext:value-type="currency">
            <text:p>$34,074,085.00</text:p>
          </table:table-cell>
          <table:table-cell table:formula="of:=MAX(0;[.C4] - 1200000)" office:value-type="currency" office:currency="CAD" office:value="32874085" calcext:value-type="currency">
            <text:p>$32,874,085.00</text:p>
          </table:table-cell>
          <table:table-cell table:formula="of:=[.D4]*0.1" office:value-type="currency" office:currency="CAD" office:value="3287408.5" calcext:value-type="currency">
            <text:p>$3,287,408.5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hoenix Coyotes</text:p>
          </table:table-cell>
          <table:table-cell office:value-type="string" calcext:value-type="string">
            <text:p>Burnaby Express (BCHL)</text:p>
          </table:table-cell>
          <table:table-cell/>
          <table:table-cell table:style-name="ce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omas Hickey (D)</text:p>
          </table:table-cell>
          <table:table-cell office:value-type="currency" office:currency="CAD" office:value="14147256" calcext:value-type="currency">
            <text:p>$14,147,256.00</text:p>
          </table:table-cell>
          <table:table-cell table:formula="of:=MAX(0;[.C5] - 1200000)" office:value-type="currency" office:currency="CAD" office:value="12947256" calcext:value-type="currency">
            <text:p>$12,947,256.00</text:p>
          </table:table-cell>
          <table:table-cell table:formula="of:=[.D5]*0.1" office:value-type="currency" office:currency="CAD" office:value="1294725.6" calcext:value-type="currency">
            <text:p>$1,294,725.6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os Angeles Kings</text:p>
          </table:table-cell>
          <table:table-cell office:value-type="string" calcext:value-type="string">
            <text:p>Seattle Thunderbirds (WHL)</text:p>
          </table:table-cell>
          <table:table-cell/>
          <table:table-cell table:style-name="ce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arl Alzner (D)</text:p>
          </table:table-cell>
          <table:table-cell office:value-type="currency" office:currency="CAD" office:value="30743415" calcext:value-type="currency">
            <text:p>$30,743,415.00</text:p>
          </table:table-cell>
          <table:table-cell table:formula="of:=MAX(0;[.C6] - 1200000)" office:value-type="currency" office:currency="CAD" office:value="29543415" calcext:value-type="currency">
            <text:p>$29,543,415.00</text:p>
          </table:table-cell>
          <table:table-cell table:formula="of:=[.D6]*0.1" office:value-type="currency" office:currency="CAD" office:value="2954341.5" calcext:value-type="currency">
            <text:p>$2,954,341.5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ashington Capitals</text:p>
          </table:table-cell>
          <table:table-cell office:value-type="string" calcext:value-type="string">
            <text:p>Calgary Hitmen (WHL)</text:p>
          </table:table-cell>
          <table:table-cell/>
          <table:table-cell table:style-name="ce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Gagner (C)</text:p>
          </table:table-cell>
          <table:table-cell office:value-type="currency" office:currency="CAD" office:value="34398171" calcext:value-type="currency">
            <text:p>$34,398,171.00</text:p>
          </table:table-cell>
          <table:table-cell table:formula="of:=MAX(0;[.C7] - 1200000)" office:value-type="currency" office:currency="CAD" office:value="33198171" calcext:value-type="currency">
            <text:p>$33,198,171.00</text:p>
          </table:table-cell>
          <table:table-cell table:formula="of:=[.D7]*0.1" office:value-type="currency" office:currency="CAD" office:value="3319817.1" calcext:value-type="currency">
            <text:p>$3,319,817.1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dmonton Oilers</text:p>
          </table:table-cell>
          <table:table-cell office:value-type="string" calcext:value-type="string">
            <text:p>London Knights (OHL)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kub Voracek (RW)</text:p>
          </table:table-cell>
          <table:table-cell office:value-type="currency" office:currency="CAD" office:value="65086280" calcext:value-type="currency">
            <text:p>$65,086,280.00</text:p>
          </table:table-cell>
          <table:table-cell table:formula="of:=MAX(0;[.C8] - 1200000)" office:value-type="currency" office:currency="CAD" office:value="63886280" calcext:value-type="currency">
            <text:p>$63,886,280.00</text:p>
          </table:table-cell>
          <table:table-cell table:formula="of:=[.D8]*0.1" office:value-type="currency" office:currency="CAD" office:value="6388628" calcext:value-type="currency">
            <text:p>$6,388,628.00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olumbus Blue Jackets</text:p>
          </table:table-cell>
          <table:table-cell office:value-type="string" calcext:value-type="string">
            <text:p>Halifax Mooseheads (QMJHL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ach Hamill (C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9] - 1200000)" office:value-type="currency" office:currency="CAD" office:value="0" calcext:value-type="currency">
            <text:p>$0.00</text:p>
          </table:table-cell>
          <table:table-cell table:formula="of:=[.D9]*0.1" office:value-type="currency" office:currency="CAD" office:value="0" calcext:value-type="currency">
            <text:p>$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oston Bruins</text:p>
          </table:table-cell>
          <table:table-cell office:value-type="string" calcext:value-type="string">
            <text:p>Everett Silvertips (WHL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gan Couture (C)</text:p>
          </table:table-cell>
          <table:table-cell office:value-type="currency" office:currency="CAD" office:value="55184756" calcext:value-type="currency">
            <text:p>$55,184,756.00</text:p>
          </table:table-cell>
          <table:table-cell table:formula="of:=MAX(0;[.C10] - 1200000)" office:value-type="currency" office:currency="CAD" office:value="53984756" calcext:value-type="currency">
            <text:p>$53,984,756.00</text:p>
          </table:table-cell>
          <table:table-cell table:formula="of:=[.D10]*0.1" office:value-type="currency" office:currency="CAD" office:value="5398475.6" calcext:value-type="currency">
            <text:p>$5,398,475.6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n Jose Sharks (from St. Louis)1</text:p>
          </table:table-cell>
          <table:table-cell office:value-type="string" calcext:value-type="string">
            <text:p>Ottawa 67's (OHL)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aton Ellerby (D)</text:p>
          </table:table-cell>
          <table:table-cell office:value-type="currency" office:currency="CAD" office:value="2807256" calcext:value-type="currency">
            <text:p>$2,807,256.00</text:p>
          </table:table-cell>
          <table:table-cell table:formula="of:=MAX(0;[.C11] - 1200000)" office:value-type="currency" office:currency="CAD" office:value="1607256" calcext:value-type="currency">
            <text:p>$1,607,256.00</text:p>
          </table:table-cell>
          <table:table-cell table:formula="of:=[.D11]*0.1" office:value-type="currency" office:currency="CAD" office:value="160725.6" calcext:value-type="currency">
            <text:p>$160,725.6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lorida Panthers</text:p>
          </table:table-cell>
          <table:table-cell office:value-type="string" calcext:value-type="string">
            <text:p>Kamloops Blazers (WHL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ndon Sutter (C/RW)</text:p>
          </table:table-cell>
          <table:table-cell office:value-type="currency" office:currency="CAD" office:value="35595732" calcext:value-type="currency">
            <text:p>$35,595,732.00</text:p>
          </table:table-cell>
          <table:table-cell table:formula="of:=MAX(0;[.C12] - 1200000)" office:value-type="currency" office:currency="CAD" office:value="34395732" calcext:value-type="currency">
            <text:p>$34,395,732.00</text:p>
          </table:table-cell>
          <table:table-cell table:formula="of:=[.D12]*0.1" office:value-type="currency" office:currency="CAD" office:value="3439573.2" calcext:value-type="currency">
            <text:p>$3,439,573.2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rolina Hurricanes</text:p>
          </table:table-cell>
          <table:table-cell office:value-type="string" calcext:value-type="string">
            <text:p>Red Deer Rebels (WHL)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yan McDonagh (D)</text:p>
          </table:table-cell>
          <table:table-cell office:value-type="currency" office:currency="CAD" office:value="43447195" calcext:value-type="currency">
            <text:p>$43,447,195.00</text:p>
          </table:table-cell>
          <table:table-cell table:formula="of:=MAX(0;[.C13] - 1200000)" office:value-type="currency" office:currency="CAD" office:value="42247195" calcext:value-type="currency">
            <text:p>$42,247,195.00</text:p>
          </table:table-cell>
          <table:table-cell table:formula="of:=[.D13]*0.1" office:value-type="currency" office:currency="CAD" office:value="4224719.5" calcext:value-type="currency">
            <text:p>$4,224,719.5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ontreal Canadiens</text:p>
          </table:table-cell>
          <table:table-cell office:value-type="string" calcext:value-type="string">
            <text:p>Cretin-Derham Hall High School (MSHSL)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rs Eller (C/W)</text:p>
          </table:table-cell>
          <table:table-cell office:value-type="currency" office:currency="CAD" office:value="29335671" calcext:value-type="currency">
            <text:p>$29,335,671.00</text:p>
          </table:table-cell>
          <table:table-cell table:formula="of:=MAX(0;[.C14] - 1200000)" office:value-type="currency" office:currency="CAD" office:value="28135671" calcext:value-type="currency">
            <text:p>$28,135,671.00</text:p>
          </table:table-cell>
          <table:table-cell table:formula="of:=[.D14]*0.1" office:value-type="currency" office:currency="CAD" office:value="2813567.1" calcext:value-type="currency">
            <text:p>$2,813,567.10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t. Louis Blues (from Toronto via San Jose)2</text:p>
          </table:table-cell>
          <table:table-cell office:value-type="string" calcext:value-type="string">
            <text:p>Frolunda HC Jr. (Sweden)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evin Shattenkirk (D)</text:p>
          </table:table-cell>
          <table:table-cell office:value-type="currency" office:currency="CAD" office:value="39512195" calcext:value-type="currency">
            <text:p>$39,512,195.00</text:p>
          </table:table-cell>
          <table:table-cell table:formula="of:=MAX(0;[.C15] - 1200000)" office:value-type="currency" office:currency="CAD" office:value="38312195" calcext:value-type="currency">
            <text:p>$38,312,195.00</text:p>
          </table:table-cell>
          <table:table-cell table:formula="of:=[.D15]*0.1" office:value-type="currency" office:currency="CAD" office:value="3831219.5" calcext:value-type="currency">
            <text:p>$3,831,219.5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lorado Avalanche</text:p>
          </table:table-cell>
          <table:table-cell office:value-type="string" calcext:value-type="string">
            <text:p>US National Development Team (NAHL)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x Plante (D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16] - 1200000)" office:value-type="currency" office:currency="CAD" office:value="0" calcext:value-type="currency">
            <text:p>$0.00</text:p>
          </table:table-cell>
          <table:table-cell table:formula="of:=[.D16]*0.1" office:value-type="currency" office:currency="CAD" office:value="0" calcext:value-type="currency">
            <text:p>$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dmonton Oilers (from NY Islanders)3</text:p>
          </table:table-cell>
          <table:table-cell office:value-type="string" calcext:value-type="string">
            <text:p>Calgary Hitmen (WHL)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lton Gillies (C)</text:p>
          </table:table-cell>
          <table:table-cell office:value-type="currency" office:currency="CAD" office:value="1855488" calcext:value-type="currency">
            <text:p>$1,855,488.00</text:p>
          </table:table-cell>
          <table:table-cell table:formula="of:=MAX(0;[.C17] - 1200000)" office:value-type="currency" office:currency="CAD" office:value="655488" calcext:value-type="currency">
            <text:p>$655,488.00</text:p>
          </table:table-cell>
          <table:table-cell table:formula="of:=[.D17]*0.1" office:value-type="currency" office:currency="CAD" office:value="65548.8" calcext:value-type="currency">
            <text:p>$65,548.8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innesota Wild (from Tampa Bay via Anaheim)4</text:p>
          </table:table-cell>
          <table:table-cell office:value-type="string" calcext:value-type="string">
            <text:p>Saskatoon Blades (WHL)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exei Cherepanov (RW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18] - 1200000)" office:value-type="currency" office:currency="CAD" office:value="0" calcext:value-type="currency">
            <text:p>$0.00</text:p>
          </table:table-cell>
          <table:table-cell table:formula="of:=[.D18]*0.1" office:value-type="currency" office:currency="CAD" office:value="0" calcext:value-type="currency">
            <text:p>$0.00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ew York Rangers</text:p>
          </table:table-cell>
          <table:table-cell office:value-type="string" calcext:value-type="string">
            <text:p>Avangard Omsk (Russia)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an Cole (D)</text:p>
          </table:table-cell>
          <table:table-cell office:value-type="currency" office:currency="CAD" office:value="22087195" calcext:value-type="currency">
            <text:p>$22,087,195.00</text:p>
          </table:table-cell>
          <table:table-cell table:formula="of:=MAX(0;[.C19] - 1200000)" office:value-type="currency" office:currency="CAD" office:value="20887195" calcext:value-type="currency">
            <text:p>$20,887,195.00</text:p>
          </table:table-cell>
          <table:table-cell table:formula="of:=[.D19]*0.1" office:value-type="currency" office:currency="CAD" office:value="2088719.5" calcext:value-type="currency">
            <text:p>$2,088,719.5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t. Louis Blues (from Calgary)5</text:p>
          </table:table-cell>
          <table:table-cell office:value-type="string" calcext:value-type="string">
            <text:p>US National Team Development Program (NAHL)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gan MacMillan (C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20] - 1200000)" office:value-type="currency" office:currency="CAD" office:value="0" calcext:value-type="currency">
            <text:p>$0.00</text:p>
          </table:table-cell>
          <table:table-cell table:formula="of:=[.D20]*0.1" office:value-type="currency" office:currency="CAD" office:value="0" calcext:value-type="currency">
            <text:p>$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naheim Ducks (from Minnesota)6</text:p>
          </table:table-cell>
          <table:table-cell office:value-type="string" calcext:value-type="string">
            <text:p>Halifax Mooseheads (QMJHL)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gelo Esposito (C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21] - 1200000)" office:value-type="currency" office:currency="CAD" office:value="0" calcext:value-type="currency">
            <text:p>$0.00</text:p>
          </table:table-cell>
          <table:table-cell table:formula="of:=[.D21]*0.1" office:value-type="currency" office:currency="CAD" office:value="0" calcext:value-type="currency">
            <text:p>$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ittsburgh Penguins</text:p>
          </table:table-cell>
          <table:table-cell office:value-type="string" calcext:value-type="string">
            <text:p>Quebec Remparts (QMJHL)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iley Nash (C)</text:p>
          </table:table-cell>
          <table:table-cell office:value-type="currency" office:currency="CAD" office:value="12350000" calcext:value-type="currency">
            <text:p>$12,350,000.00</text:p>
          </table:table-cell>
          <table:table-cell table:formula="of:=MAX(0;[.C22] - 1200000)" office:value-type="currency" office:currency="CAD" office:value="11150000" calcext:value-type="currency">
            <text:p>$11,150,000.00</text:p>
          </table:table-cell>
          <table:table-cell table:formula="of:=[.D22]*0.1" office:value-type="currency" office:currency="CAD" office:value="1115000" calcext:value-type="currency">
            <text:p>$1,115,00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dmonton Oilers (from Dallas via Phoenix)7</text:p>
          </table:table-cell>
          <table:table-cell office:value-type="string" calcext:value-type="string">
            <text:p>Cornell University (ECAC)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x Pacioretty (LW)</text:p>
          </table:table-cell>
          <table:table-cell office:value-type="currency" office:currency="CAD" office:value="49649390" calcext:value-type="currency">
            <text:p>$49,649,390.00</text:p>
          </table:table-cell>
          <table:table-cell table:formula="of:=MAX(0;[.C23] - 1200000)" office:value-type="currency" office:currency="CAD" office:value="48449390" calcext:value-type="currency">
            <text:p>$48,449,390.00</text:p>
          </table:table-cell>
          <table:table-cell table:formula="of:=[.D23]*0.1" office:value-type="currency" office:currency="CAD" office:value="4844939" calcext:value-type="currency">
            <text:p>$4,844,939.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ontreal Canadiens (from San Jose)8</text:p>
          </table:table-cell>
          <table:table-cell office:value-type="string" calcext:value-type="string">
            <text:p>Sioux City Musketeers (USHL)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nathon Blum (D)</text:p>
          </table:table-cell>
          <table:table-cell office:value-type="currency" office:currency="CAD" office:value="2492988" calcext:value-type="currency">
            <text:p>$2,492,988.00</text:p>
          </table:table-cell>
          <table:table-cell table:formula="of:=MAX(0;[.C24] - 1200000)" office:value-type="currency" office:currency="CAD" office:value="1292988" calcext:value-type="currency">
            <text:p>$1,292,988.00</text:p>
          </table:table-cell>
          <table:table-cell table:formula="of:=[.D24]*0.1" office:value-type="currency" office:currency="CAD" office:value="129298.8" calcext:value-type="currency">
            <text:p>$129,298.8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ashville Predators (from Nashville via Philadelphia)9</text:p>
          </table:table-cell>
          <table:table-cell office:value-type="string" calcext:value-type="string">
            <text:p>Vancouver Giants (WHL)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kael Backlund (C)</text:p>
          </table:table-cell>
          <table:table-cell office:value-type="currency" office:currency="CAD" office:value="31861890" calcext:value-type="currency">
            <text:p>$31,861,890.00</text:p>
          </table:table-cell>
          <table:table-cell table:formula="of:=MAX(0;[.C25] - 1200000)" office:value-type="currency" office:currency="CAD" office:value="30661890" calcext:value-type="currency">
            <text:p>$30,661,890.00</text:p>
          </table:table-cell>
          <table:table-cell table:formula="of:=[.D25]*0.1" office:value-type="currency" office:currency="CAD" office:value="3066189" calcext:value-type="currency">
            <text:p>$3,066,189.0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algary Flames (from Atlanta via St. Louis)10</text:p>
          </table:table-cell>
          <table:table-cell office:value-type="string" calcext:value-type="string">
            <text:p>VIK Vasteras HK (Sweden)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trick White (C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26] - 1200000)" office:value-type="currency" office:currency="CAD" office:value="0" calcext:value-type="currency">
            <text:p>$0.00</text:p>
          </table:table-cell>
          <table:table-cell table:formula="of:=[.D26]*0.1" office:value-type="currency" office:currency="CAD" office:value="0" calcext:value-type="currency">
            <text:p>$0.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ancouver Canucks</text:p>
          </table:table-cell>
          <table:table-cell office:value-type="string" calcext:value-type="string">
            <text:p>University of Minnesota (WCHA)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vid Perron (LW)</text:p>
          </table:table-cell>
          <table:table-cell office:value-type="currency" office:currency="CAD" office:value="41018598" calcext:value-type="currency">
            <text:p>$41,018,598.00</text:p>
          </table:table-cell>
          <table:table-cell table:formula="of:=MAX(0;[.C27] - 1200000)" office:value-type="currency" office:currency="CAD" office:value="39818598" calcext:value-type="currency">
            <text:p>$39,818,598.00</text:p>
          </table:table-cell>
          <table:table-cell table:formula="of:=[.D27]*0.1" office:value-type="currency" office:currency="CAD" office:value="3981859.8" calcext:value-type="currency">
            <text:p>$3,981,859.8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. Louis Blues (from New Jersey via San Jose)11</text:p>
          </table:table-cell>
          <table:table-cell office:value-type="string" calcext:value-type="string">
            <text:p>Lewiston Maineiacs (QMJHL)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rendan Smith (D)</text:p>
          </table:table-cell>
          <table:table-cell office:value-type="currency" office:currency="CAD" office:value="22687195" calcext:value-type="currency">
            <text:p>$22,687,195.00</text:p>
          </table:table-cell>
          <table:table-cell table:formula="of:=MAX(0;[.C28] - 1200000)" office:value-type="currency" office:currency="CAD" office:value="21487195" calcext:value-type="currency">
            <text:p>$21,487,195.00</text:p>
          </table:table-cell>
          <table:table-cell table:formula="of:=[.D28]*0.1" office:value-type="currency" office:currency="CAD" office:value="2148719.5" calcext:value-type="currency">
            <text:p>$2,148,719.5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etroit Red Wings</text:p>
          </table:table-cell>
          <table:table-cell office:value-type="string" calcext:value-type="string">
            <text:p>St. Michael's Buzzers (OPJHL)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ck Petrecki (D)</text:p>
          </table:table-cell>
          <table:table-cell office:value-type="currency" office:currency="CAD" office:value="1155488" calcext:value-type="currency">
            <text:p>$1,155,488.00</text:p>
          </table:table-cell>
          <table:table-cell table:formula="of:=MAX(0;[.C29] - 1200000)" office:value-type="currency" office:currency="CAD" office:value="0" calcext:value-type="currency">
            <text:p>$0.00</text:p>
          </table:table-cell>
          <table:table-cell table:formula="of:=[.D29]*0.1" office:value-type="currency" office:currency="CAD" office:value="0" calcext:value-type="currency">
            <text:p>$0.0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an Jose Sharks (from Buffalo via Washington)12</text:p>
          </table:table-cell>
          <table:table-cell office:value-type="string" calcext:value-type="string">
            <text:p>Omaha Lancers (USHL)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im O'Brien (C)</text:p>
          </table:table-cell>
          <table:table-cell office:value-type="currency" office:currency="CAD" office:value="1314187" calcext:value-type="currency">
            <text:p>$1,314,187.00</text:p>
          </table:table-cell>
          <table:table-cell table:formula="of:=MAX(0;[.C30] - 1200000)" office:value-type="currency" office:currency="CAD" office:value="114187" calcext:value-type="currency">
            <text:p>$114,187.00</text:p>
          </table:table-cell>
          <table:table-cell table:formula="of:=[.D30]*0.1" office:value-type="currency" office:currency="CAD" office:value="11418.7" calcext:value-type="currency">
            <text:p>$11,418.7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ttawa Senators</text:p>
          </table:table-cell>
          <table:table-cell office:value-type="string" calcext:value-type="string">
            <text:p>University of Minnesota (WCHA)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ick Ross (D)</text:p>
          </table:table-cell>
          <table:table-cell office:value-type="currency" office:currency="CAD" office:value="0" calcext:value-type="currency">
            <text:p>$0.00</text:p>
          </table:table-cell>
          <table:table-cell table:formula="of:=MAX(0;[.C31] - 1200000)" office:value-type="currency" office:currency="CAD" office:value="0" calcext:value-type="currency">
            <text:p>$0.00</text:p>
          </table:table-cell>
          <table:table-cell table:formula="of:=[.D31]*0.1" office:value-type="currency" office:currency="CAD" office:value="0" calcext:value-type="currency">
            <text:p>$0.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hoenix Coyotes (from Anaheim via Edmonton)13</text:p>
          </table:table-cell>
          <table:table-cell office:value-type="string" calcext:value-type="string">
            <text:p>Regina Pats (WHL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table:formula="of:=SUM([.C2:.C31])" office:value-type="currency" office:currency="CAD" office:value="703266626" calcext:value-type="currency">
            <text:p>$703,266,626.00</text:p>
          </table:table-cell>
          <table:table-cell table:formula="of:=SUM([.D2:.D31])" office:value-type="currency" office:currency="CAD" office:value="675711138" calcext:value-type="currency">
            <text:p>$675,711,138.00</text:p>
          </table:table-cell>
          <table:table-cell table:formula="of:=SUM([.E2:.E31])" office:value-type="currency" office:currency="CAD" office:value="67571113.8" calcext:value-type="currency">
            <text:p>$67,571,113.8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Group</text:p>
          </table:table-cell>
          <table:table-cell table:style-name="ce3" office:value-type="string" calcext:value-type="string">
            <text:p>Career Earnings</text:p>
          </table:table-cell>
          <table:table-cell table:style-name="ce3" office:value-type="string" calcext:value-type="string">
            <text:p>Eligible Earnings</text:p>
          </table:table-cell>
          <table:table-cell table:style-name="ce3" office:value-type="string" calcext:value-type="string">
            <text:p>Contribution</text:p>
          </table:table-cell>
          <table:table-cell table:style-name="ce3" office:value-type="string" calcext:value-type="string">
            <text:p>Payout</text:p>
          </table:table-cell>
          <table:table-cell table:style-name="ce3" office:value-type="string" calcext:value-type="string">
            <text:p>% of People With No Contribution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op 5 Picks</text:p>
          </table:table-cell>
          <table:table-cell table:formula="of:=SUM([.C2:.C6])" office:value-type="currency" office:currency="CAD" office:value="211426951" calcext:value-type="currency">
            <text:p>$211,426,951.00</text:p>
          </table:table-cell>
          <table:table-cell table:formula="of:=SUM([.D2:.D6])" office:value-type="currency" office:currency="CAD" office:value="205426951" calcext:value-type="currency">
            <text:p>$205,426,951.00</text:p>
          </table:table-cell>
          <table:table-cell table:formula="of:=SUM([.E2:.E6])" office:value-type="currency" office:currency="CAD" office:value="20542695.1" calcext:value-type="currency">
            <text:p>$20,542,695.10</text:p>
          </table:table-cell>
          <table:table-cell table:style-name="ce5" table:formula="of:=[.E37]/5" office:value-type="currency" office:currency="CAD" office:value="4108539.02" calcext:value-type="currency">
            <text:p>$4,108,539.02</text:p>
          </table:table-cell>
          <table:table-cell table:style-name="ce7" table:formula="of:==COUNTIF([.E2:.E6];0)/5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p 10 Picks</text:p>
          </table:table-cell>
          <table:table-cell table:formula="of:=SUM([.C2:.C11])" office:value-type="currency" office:currency="CAD" office:value="368903414" calcext:value-type="currency">
            <text:p>$368,903,414.00</text:p>
          </table:table-cell>
          <table:table-cell table:formula="of:=SUM([.D2:.D11])" office:value-type="currency" office:currency="CAD" office:value="358103414" calcext:value-type="currency">
            <text:p>$358,103,414.00</text:p>
          </table:table-cell>
          <table:table-cell table:formula="of:=SUM([.E2:.E11])" office:value-type="currency" office:currency="CAD" office:value="35810341.4" calcext:value-type="currency">
            <text:p>$35,810,341.40</text:p>
          </table:table-cell>
          <table:table-cell table:style-name="ce5" table:formula="of:=[.E38]/10" office:value-type="currency" office:currency="CAD" office:value="3581034.14" calcext:value-type="currency">
            <text:p>$3,581,034.14</text:p>
          </table:table-cell>
          <table:table-cell table:style-name="ce8" table:formula="of:==COUNTIF([.E2:.E11];0)/10" office:value-type="percentage" office:value="0.1" calcext:value-type="percentage">
            <text:p>10.0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p 15 Picks</text:p>
          </table:table-cell>
          <table:table-cell table:formula="of:=SUM([.C2:.C16])" office:value-type="currency" office:currency="CAD" office:value="516794207" calcext:value-type="currency">
            <text:p>$516,794,207.00</text:p>
          </table:table-cell>
          <table:table-cell table:formula="of:=SUM([.D2:.D16])" office:value-type="currency" office:currency="CAD" office:value="501194207" calcext:value-type="currency">
            <text:p>$501,194,207.00</text:p>
          </table:table-cell>
          <table:table-cell table:formula="of:=SUM([.E2:.E16])" office:value-type="currency" office:currency="CAD" office:value="50119420.7" calcext:value-type="currency">
            <text:p>$50,119,420.70</text:p>
          </table:table-cell>
          <table:table-cell table:style-name="ce5" table:formula="of:=[.E39]/15" office:value-type="currency" office:currency="CAD" office:value="3341294.71333333" calcext:value-type="currency">
            <text:p>$3,341,294.71</text:p>
          </table:table-cell>
          <table:table-cell table:style-name="ce8" table:formula="of:==COUNTIF([.E2:.E16];0)/15" office:value-type="percentage" office:value="0.133333333333333" calcext:value-type="percentage">
            <text:p>13.33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p 20</text:p>
          </table:table-cell>
          <table:table-cell table:formula="of:=SUM([.C2:.C21])" office:value-type="currency" office:currency="CAD" office:value="540736890" calcext:value-type="currency">
            <text:p>$540,736,890.00</text:p>
          </table:table-cell>
          <table:table-cell table:formula="of:=SUM([.D2:.D21])" office:value-type="currency" office:currency="CAD" office:value="522736890" calcext:value-type="currency">
            <text:p>$522,736,890.00</text:p>
          </table:table-cell>
          <table:table-cell table:formula="of:=SUM([.E2:.E21])" office:value-type="currency" office:currency="CAD" office:value="52273689" calcext:value-type="currency">
            <text:p>$52,273,689.00</text:p>
          </table:table-cell>
          <table:table-cell table:style-name="ce5" table:formula="of:=[.E40]/20" office:value-type="currency" office:currency="CAD" office:value="2613684.45" calcext:value-type="currency">
            <text:p>$2,613,684.45</text:p>
          </table:table-cell>
          <table:table-cell table:style-name="ce7" table:formula="of:==COUNTIF([.E2:.E21];0)/20" office:value-type="percentage" office:value="0.25" calcext:value-type="percentage">
            <text:p>25.0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p 25</text:p>
          </table:table-cell>
          <table:table-cell table:formula="of:=SUM([.C2:.C26])" office:value-type="currency" office:currency="CAD" office:value="637091158" calcext:value-type="currency">
            <text:p>$637,091,158.00</text:p>
          </table:table-cell>
          <table:table-cell table:formula="of:=SUM([.D2:.D26])" office:value-type="currency" office:currency="CAD" office:value="614291158" calcext:value-type="currency">
            <text:p>$614,291,158.00</text:p>
          </table:table-cell>
          <table:table-cell table:formula="of:=SUM([.E2:.E26])" office:value-type="currency" office:currency="CAD" office:value="61429115.8" calcext:value-type="currency">
            <text:p>$61,429,115.80</text:p>
          </table:table-cell>
          <table:table-cell table:style-name="ce5" table:formula="of:=[.E41]/25" office:value-type="currency" office:currency="CAD" office:value="2457164.632" calcext:value-type="currency">
            <text:p>$2,457,164.63</text:p>
          </table:table-cell>
          <table:table-cell table:style-name="ce7" table:formula="of:==COUNTIF([.E2:.E26];0)/25" office:value-type="percentage" office:value="0.24" calcext:value-type="percentage">
            <text:p>24.0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ire Round</text:p>
          </table:table-cell>
          <table:table-cell table:formula="of:=SUM([.C2:.C31])" office:value-type="currency" office:currency="CAD" office:value="703266626" calcext:value-type="currency">
            <text:p>$703,266,626.00</text:p>
          </table:table-cell>
          <table:table-cell table:formula="of:=SUM([.D2:.D31])" office:value-type="currency" office:currency="CAD" office:value="675711138" calcext:value-type="currency">
            <text:p>$675,711,138.00</text:p>
          </table:table-cell>
          <table:table-cell table:formula="of:=SUM([.E2:.E31])" office:value-type="currency" office:currency="CAD" office:value="67571113.8" calcext:value-type="currency">
            <text:p>$67,571,113.80</text:p>
          </table:table-cell>
          <table:table-cell table:style-name="ce5" table:formula="of:=[.E42]/30" office:value-type="currency" office:currency="CAD" office:value="2252370.46" calcext:value-type="currency">
            <text:p>$2,252,370.46</text:p>
          </table:table-cell>
          <table:table-cell table:style-name="ce7" table:formula="of:==COUNTIF([.E2:.E31];0)/30" office:value-type="percentage" office:value="0.266666666666667" calcext:value-type="percentage">
            <text:p>26.67%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ce5"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table:style-name="ce5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4"/>
        </table:table-row>
      </table:table>
      <table:table table:name="Growth (5%)" table:style-name="ta1"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ce1"/>
        <table:table-column table:style-name="co13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Draft Class</text:p>
          </table:table-cell>
          <table:table-cell table:style-name="ce3"/>
          <table:table-cell table:style-name="ce3" office:value-type="float" office:value="2005" calcext:value-type="float">
            <text:p>2005</text:p>
          </table:table-cell>
          <table:table-cell table:style-name="ce13" office:value-type="string" calcext:value-type="string">
            <text:p>Total Contributed:</text:p>
          </table:table-cell>
          <table:table-cell table:style-name="ce14" office:value-type="currency" office:currency="CAD" office:value="75071770.2" calcext:value-type="currency">
            <text:p>$75,071,770.20</text:p>
          </table:table-cell>
          <table:table-cell table:style-name="ce3"/>
          <table:table-cell table:style-name="ce1" table:number-columns-repeated="2"/>
          <table:table-cell table:style-name="ce3" office:value-type="string" calcext:value-type="string">
            <text:p>Draft Class</text:p>
          </table:table-cell>
          <table:table-cell table:style-name="ce3"/>
          <table:table-cell table:style-name="ce3" office:value-type="float" office:value="2006" calcext:value-type="float">
            <text:p>2006</text:p>
          </table:table-cell>
          <table:table-cell table:style-name="ce3" office:value-type="string" calcext:value-type="string">
            <text:p>Total Contributed:</text:p>
          </table:table-cell>
          <table:table-cell table:style-name="ce14" office:value-type="currency" office:currency="CAD" office:value="84663594" calcext:value-type="currency">
            <text:p>$84,663,594.00</text:p>
          </table:table-cell>
          <table:table-cell table:style-name="ce3"/>
          <table:table-cell table:style-name="ce1" table:number-columns-repeated="2"/>
          <table:table-cell table:style-name="ce3" office:value-type="string" calcext:value-type="string">
            <text:p>Draft Class</text:p>
          </table:table-cell>
          <table:table-cell table:style-name="ce3"/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Total Contributed:</text:p>
          </table:table-cell>
          <table:table-cell table:style-name="ce14" office:value-type="currency" office:currency="CAD" office:value="67571113.8" calcext:value-type="currency">
            <text:p>$67,571,113.8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3"/>
          <table:table-cell table:style-name="ce3" office:value-type="string" calcext:value-type="string">
            <text:p>Rollover</text:p>
          </table:table-cell>
          <table:table-cell table:style-name="ce13" office:value-type="string" calcext:value-type="string">
            <text:p>Deposited Jan.1</text:p>
          </table:table-cell>
          <table:table-cell table:style-name="ce3" office:value-type="string" calcext:value-type="string">
            <text:p>Value Gained Dec 31(5%)</text:p>
          </table:table-cell>
          <table:table-cell table:style-name="ce3" office:value-type="string" calcext:value-type="string">
            <text:p>Total</text:p>
          </table:table-cell>
          <table:table-cell table:style-name="ce1" table:number-columns-repeated="2"/>
          <table:table-cell table:style-name="ce3" office:value-type="string" calcext:value-type="string">
            <text:p>Year</text:p>
          </table:table-cell>
          <table:table-cell table:style-name="ce3"/>
          <table:table-cell table:style-name="ce3" office:value-type="string" calcext:value-type="string">
            <text:p>Rollover</text:p>
          </table:table-cell>
          <table:table-cell table:style-name="ce3" office:value-type="string" calcext:value-type="string">
            <text:p>Deposited Jan.1</text:p>
          </table:table-cell>
          <table:table-cell table:style-name="ce3" office:value-type="string" calcext:value-type="string">
            <text:p>Value Gained Dec 31(5%)</text:p>
          </table:table-cell>
          <table:table-cell table:style-name="ce3" office:value-type="string" calcext:value-type="string">
            <text:p>Total</text:p>
          </table:table-cell>
          <table:table-cell table:style-name="ce1" table:number-columns-repeated="2"/>
          <table:table-cell table:style-name="ce3" office:value-type="string" calcext:value-type="string">
            <text:p>Year</text:p>
          </table:table-cell>
          <table:table-cell table:style-name="ce3"/>
          <table:table-cell table:style-name="ce3" office:value-type="string" calcext:value-type="string">
            <text:p>Rollover</text:p>
          </table:table-cell>
          <table:table-cell table:style-name="ce3" office:value-type="string" calcext:value-type="string">
            <text:p>Deposited Jan.1</text:p>
          </table:table-cell>
          <table:table-cell table:style-name="ce3" office:value-type="string" calcext:value-type="string">
            <text:p>Value Gained Dec 31(5%)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/>
          <table:table-cell table:number-columns-repeated="2" table:style-name="ce5" office:value-type="currency" office:currency="CAD" office:value="0" calcext:value-type="currency">
            <text:p>$0.00</text:p>
          </table:table-cell>
          <table:table-cell table:style-name="ce5" table:formula="of:=([.C3]+[.D3])*0.05" office:value-type="currency" office:currency="CAD" office:value="0" calcext:value-type="currency">
            <text:p>$0.00</text:p>
          </table:table-cell>
          <table:table-cell table:style-name="ce5" table:formula="of:=([.C3]+[.D3]+[.E3])" office:value-type="currency" office:currency="CAD" office:value="0" calcext:value-type="currency">
            <text:p>$0.00</text:p>
          </table:table-cell>
          <table:table-cell table:number-columns-repeated="2"/>
          <table:table-cell table:style-name="ce1" office:value-type="float" office:value="2006" calcext:value-type="float">
            <text:p>2006</text:p>
          </table:table-cell>
          <table:table-cell table:style-name="ce1"/>
          <table:table-cell table:number-columns-repeated="4" table:style-name="ce5" office:value-type="currency" office:currency="CAD" office:value="0" calcext:value-type="currency">
            <text:p>$0.00</text:p>
          </table:table-cell>
          <table:table-cell table:style-name="ce1" table:number-columns-repeated="2"/>
          <table:table-cell table:style-name="ce1" office:value-type="float" office:value="2007" calcext:value-type="float">
            <text:p>2007</text:p>
          </table:table-cell>
          <table:table-cell/>
          <table:table-cell table:number-columns-repeated="2" table:style-name="ce10" office:value-type="currency" office:currency="CAD" office:value="0" calcext:value-type="currency">
            <text:p>$0.00</text:p>
          </table:table-cell>
          <table:table-cell table:style-name="ce10" table:formula="of:=([.S3]+[.T3])*0.045" office:value-type="currency" office:currency="CAD" office:value="0" calcext:value-type="currency">
            <text:p>$0.00</text:p>
          </table:table-cell>
          <table:table-cell table:style-name="ce10" table:formula="of:=[.S3]+[.T3]+[.U3]" office:value-type="currency" office:currency="CAD" office:value="0" calcext:value-type="currency">
            <text:p>$0.00</text:p>
          </table:table-cell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/>
          <table:table-cell table:style-name="ce5" table:formula="of:=[.F3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4]+[.D4])*0.05" office:value-type="currency" office:currency="CAD" office:value="0" calcext:value-type="currency">
            <text:p>$0.00</text:p>
          </table:table-cell>
          <table:table-cell table:style-name="ce5" table:formula="of:=([.C4]+[.D4]+[.E4])" office:value-type="currency" office:currency="CAD" office:value="0" calcext:value-type="currency">
            <text:p>$0.00</text:p>
          </table:table-cell>
          <table:table-cell table:number-columns-repeated="2"/>
          <table:table-cell table:style-name="ce1" office:value-type="float" office:value="2007" calcext:value-type="float">
            <text:p>2007</text:p>
          </table:table-cell>
          <table:table-cell table:style-name="ce1"/>
          <table:table-cell table:style-name="ce5" table:formula="of:=[.N3]" office:value-type="currency" office:currency="CAD" office:value="0" calcext:value-type="currency">
            <text:p>$0.00</text:p>
          </table:table-cell>
          <table:table-cell table:number-columns-repeated="3" table:style-name="ce5" office:value-type="currency" office:currency="CAD" office:value="0" calcext:value-type="currency">
            <text:p>$0.00</text:p>
          </table:table-cell>
          <table:table-cell table:style-name="ce1" table:number-columns-repeated="2"/>
          <table:table-cell table:style-name="ce1" office:value-type="float" office:value="2008" calcext:value-type="float">
            <text:p>2008</text:p>
          </table:table-cell>
          <table:table-cell/>
          <table:table-cell table:style-name="ce10" table:formula="of:=[.V3]" office:value-type="currency" office:currency="CAD" office:value="0" calcext:value-type="currency">
            <text:p>$0.00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4]+[.T4])*0.045" office:value-type="currency" office:currency="CAD" office:value="0" calcext:value-type="currency">
            <text:p>$0.00</text:p>
          </table:table-cell>
          <table:table-cell table:style-name="ce10" table:formula="of:=[.S4]+[.T4]+[.U4]" office:value-type="currency" office:currency="CAD" office:value="0" calcext:value-type="currency">
            <text:p>$0.00</text:p>
          </table:table-cell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/>
          <table:table-cell table:style-name="ce5" table:formula="of:=[.F4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5]+[.D5])*0.05" office:value-type="currency" office:currency="CAD" office:value="0" calcext:value-type="currency">
            <text:p>$0.00</text:p>
          </table:table-cell>
          <table:table-cell table:style-name="ce5" table:formula="of:=([.C5]+[.D5]+[.E5])" office:value-type="currency" office:currency="CAD" office:value="0" calcext:value-type="currency">
            <text:p>$0.00</text:p>
          </table:table-cell>
          <table:table-cell table:number-columns-repeated="2"/>
          <table:table-cell table:style-name="ce1" office:value-type="float" office:value="2008" calcext:value-type="float">
            <text:p>2008</text:p>
          </table:table-cell>
          <table:table-cell table:style-name="ce1"/>
          <table:table-cell table:style-name="ce5" table:formula="of:=[.N4]" office:value-type="currency" office:currency="CAD" office:value="0" calcext:value-type="currency">
            <text:p>$0.00</text:p>
          </table:table-cell>
          <table:table-cell table:number-columns-repeated="3" table:style-name="ce5" office:value-type="currency" office:currency="CAD" office:value="0" calcext:value-type="currency">
            <text:p>$0.00</text:p>
          </table:table-cell>
          <table:table-cell table:style-name="ce1" table:number-columns-repeated="2"/>
          <table:table-cell table:style-name="ce1" office:value-type="float" office:value="2009" calcext:value-type="float">
            <text:p>2009</text:p>
          </table:table-cell>
          <table:table-cell/>
          <table:table-cell table:style-name="ce10" table:formula="of:=[.V4]" office:value-type="currency" office:currency="CAD" office:value="0" calcext:value-type="currency">
            <text:p>$0.00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5]+[.T5])*0.045" office:value-type="currency" office:currency="CAD" office:value="0" calcext:value-type="currency">
            <text:p>$0.00</text:p>
          </table:table-cell>
          <table:table-cell table:style-name="ce10" table:formula="of:=[.S5]+[.T5]+[.U5]" office:value-type="currency" office:currency="CAD" office:value="0" calcext:value-type="currency">
            <text:p>$0.00</text:p>
          </table:table-cell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/>
          <table:table-cell table:style-name="ce5" table:formula="of:=[.F5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6]+[.D6])*0.05" office:value-type="currency" office:currency="CAD" office:value="0" calcext:value-type="currency">
            <text:p>$0.00</text:p>
          </table:table-cell>
          <table:table-cell table:style-name="ce5" table:formula="of:=([.C6]+[.D6]+[.E6])" office:value-type="currency" office:currency="CAD" office:value="0" calcext:value-type="currency">
            <text:p>$0.00</text:p>
          </table:table-cell>
          <table:table-cell table:number-columns-repeated="2"/>
          <table:table-cell table:style-name="ce1" office:value-type="float" office:value="2009" calcext:value-type="float">
            <text:p>2009</text:p>
          </table:table-cell>
          <table:table-cell table:style-name="ce1"/>
          <table:table-cell table:style-name="ce5" table:formula="of:=[.N5]" office:value-type="currency" office:currency="CAD" office:value="0" calcext:value-type="currency">
            <text:p>$0.00</text:p>
          </table:table-cell>
          <table:table-cell table:number-columns-repeated="3" table:style-name="ce5" office:value-type="currency" office:currency="CAD" office:value="0" calcext:value-type="currency">
            <text:p>$0.00</text:p>
          </table:table-cell>
          <table:table-cell table:style-name="ce1" table:number-columns-repeated="2"/>
          <table:table-cell table:style-name="ce1" office:value-type="float" office:value="2010" calcext:value-type="float">
            <text:p>2010</text:p>
          </table:table-cell>
          <table:table-cell/>
          <table:table-cell table:style-name="ce10" table:formula="of:=[.V5]" office:value-type="currency" office:currency="CAD" office:value="0" calcext:value-type="currency">
            <text:p>$0.00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6]+[.T6])*0.045" office:value-type="currency" office:currency="CAD" office:value="0" calcext:value-type="currency">
            <text:p>$0.00</text:p>
          </table:table-cell>
          <table:table-cell table:style-name="ce10" table:formula="of:=[.S6]+[.T6]+[.U6]" office:value-type="currency" office:currency="CAD" office:value="0" calcext:value-type="currency">
            <text:p>$0.00</text:p>
          </table:table-cell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/>
          <table:table-cell table:style-name="ce5" table:formula="of:=[.F6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7]+[.D7])*0.05" office:value-type="currency" office:currency="CAD" office:value="0" calcext:value-type="currency">
            <text:p>$0.00</text:p>
          </table:table-cell>
          <table:table-cell table:style-name="ce5" table:formula="of:=([.C7]+[.D7]+[.E7])" office:value-type="currency" office:currency="CAD" office:value="0" calcext:value-type="currency">
            <text:p>$0.00</text:p>
          </table:table-cell>
          <table:table-cell table:number-columns-repeated="2"/>
          <table:table-cell table:style-name="ce1" office:value-type="float" office:value="2010" calcext:value-type="float">
            <text:p>2010</text:p>
          </table:table-cell>
          <table:table-cell table:style-name="ce1"/>
          <table:table-cell table:style-name="ce5" table:formula="of:=[.N6]" office:value-type="currency" office:currency="CAD" office:value="0" calcext:value-type="currency">
            <text:p>$0.00</text:p>
          </table:table-cell>
          <table:table-cell table:number-columns-repeated="3" table:style-name="ce5" office:value-type="currency" office:currency="CAD" office:value="0" calcext:value-type="currency">
            <text:p>$0.00</text:p>
          </table:table-cell>
          <table:table-cell table:style-name="ce1" table:number-columns-repeated="2"/>
          <table:table-cell table:style-name="ce1" office:value-type="float" office:value="2011" calcext:value-type="float">
            <text:p>2011</text:p>
          </table:table-cell>
          <table:table-cell/>
          <table:table-cell table:style-name="ce10" table:formula="of:=[.V6]" office:value-type="currency" office:currency="CAD" office:value="0" calcext:value-type="currency">
            <text:p>$0.00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7]+[.T7])*0.045" office:value-type="currency" office:currency="CAD" office:value="0" calcext:value-type="currency">
            <text:p>$0.00</text:p>
          </table:table-cell>
          <table:table-cell table:style-name="ce10" table:formula="of:=[.S7]+[.T7]+[.U7]" office:value-type="currency" office:currency="CAD" office:value="0" calcext:value-type="currency">
            <text:p>$0.00</text:p>
          </table:table-cell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/>
          <table:table-cell table:style-name="ce5" table:formula="of:=[.F7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8]+[.D8])*0.05" office:value-type="currency" office:currency="CAD" office:value="0" calcext:value-type="currency">
            <text:p>$0.00</text:p>
          </table:table-cell>
          <table:table-cell table:style-name="ce5" table:formula="of:=([.C8]+[.D8]+[.E8])" office:value-type="currency" office:currency="CAD" office:value="0" calcext:value-type="currency">
            <text:p>$0.00</text:p>
          </table:table-cell>
          <table:table-cell table:number-columns-repeated="2"/>
          <table:table-cell table:style-name="ce1" office:value-type="float" office:value="2011" calcext:value-type="float">
            <text:p>2011</text:p>
          </table:table-cell>
          <table:table-cell table:style-name="ce1"/>
          <table:table-cell table:style-name="ce5" table:formula="of:=[.N7]" office:value-type="currency" office:currency="CAD" office:value="0" calcext:value-type="currency">
            <text:p>$0.00</text:p>
          </table:table-cell>
          <table:table-cell table:number-columns-repeated="3" table:style-name="ce5" office:value-type="currency" office:currency="CAD" office:value="0" calcext:value-type="currency">
            <text:p>$0.00</text:p>
          </table:table-cell>
          <table:table-cell table:style-name="ce1" table:number-columns-repeated="2"/>
          <table:table-cell table:style-name="ce1" office:value-type="float" office:value="2012" calcext:value-type="float">
            <text:p>2012</text:p>
          </table:table-cell>
          <table:table-cell/>
          <table:table-cell table:style-name="ce10" table:formula="of:=[.V7]" office:value-type="currency" office:currency="CAD" office:value="0" calcext:value-type="currency">
            <text:p>$0.00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8]+[.T8])*0.045" office:value-type="currency" office:currency="CAD" office:value="0" calcext:value-type="currency">
            <text:p>$0.00</text:p>
          </table:table-cell>
          <table:table-cell table:style-name="ce10" table:formula="of:=[.S8]+[.T8]+[.U8]" office:value-type="currency" office:currency="CAD" office:value="0" calcext:value-type="currency">
            <text:p>$0.00</text:p>
          </table:table-cell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/>
          <table:table-cell table:style-name="ce5" table:formula="of:=[.F8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9]+[.D9])*0.05" office:value-type="currency" office:currency="CAD" office:value="0" calcext:value-type="currency">
            <text:p>$0.00</text:p>
          </table:table-cell>
          <table:table-cell table:style-name="ce5" table:formula="of:=([.C9]+[.D9]+[.E9])" office:value-type="currency" office:currency="CAD" office:value="0" calcext:value-type="currency">
            <text:p>$0.00</text:p>
          </table:table-cell>
          <table:table-cell table:number-columns-repeated="2"/>
          <table:table-cell table:style-name="ce1" office:value-type="float" office:value="2012" calcext:value-type="float">
            <text:p>2012</text:p>
          </table:table-cell>
          <table:table-cell table:style-name="ce1"/>
          <table:table-cell table:style-name="ce5" table:formula="of:=[.N8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9]+[.L9])*0.05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1" table:number-columns-repeated="2"/>
          <table:table-cell table:style-name="ce1" office:value-type="float" office:value="2013" calcext:value-type="float">
            <text:p>2013</text:p>
          </table:table-cell>
          <table:table-cell/>
          <table:table-cell table:style-name="ce10" table:formula="of:=[.V8]" office:value-type="currency" office:currency="CAD" office:value="0" calcext:value-type="currency">
            <text:p>$0.00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9]+[.T9])*0.05" office:value-type="currency" office:currency="CAD" office:value="0" calcext:value-type="currency">
            <text:p>$0.00</text:p>
          </table:table-cell>
          <table:table-cell table:style-name="ce10" table:formula="of:=[.S9]+[.T9]+[.U9]" office:value-type="currency" office:currency="CAD" office:value="0" calcext:value-type="currency">
            <text:p>$0.00</text:p>
          </table:table-cell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/>
          <table:table-cell table:style-name="ce5" table:formula="of:=[.F9]" office:value-type="currency" office:currency="CAD" office:value="0" calcext:value-type="currency">
            <text:p>$0.00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0]+[.D10])*0.05" office:value-type="currency" office:currency="CAD" office:value="375358.851" calcext:value-type="currency">
            <text:p>$375,358.85</text:p>
          </table:table-cell>
          <table:table-cell table:style-name="ce5" table:formula="of:=([.C10]+[.D10]+[.E10])" office:value-type="currency" office:currency="CAD" office:value="7882535.871" calcext:value-type="currency">
            <text:p>$7,882,535.87</text:p>
          </table:table-cell>
          <table:table-cell table:number-columns-repeated="2"/>
          <table:table-cell table:style-name="ce1" office:value-type="float" office:value="2013" calcext:value-type="float">
            <text:p>2013</text:p>
          </table:table-cell>
          <table:table-cell table:style-name="ce1"/>
          <table:table-cell table:style-name="ce5" table:formula="of:=[.N9]" office:value-type="currency" office:currency="CAD" office:value="0" calcext:value-type="currency">
            <text:p>$0.00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0]+[.L10])*0.05" office:value-type="currency" office:currency="CAD" office:value="423317.97" calcext:value-type="currency">
            <text:p>$423,317.97</text:p>
          </table:table-cell>
          <table:table-cell table:style-name="ce5" table:formula="of:=[.K10]+[.L10]+[.M10]" office:value-type="currency" office:currency="CAD" office:value="8889677.37" calcext:value-type="currency">
            <text:p>$8,889,677.37</text:p>
          </table:table-cell>
          <table:table-cell table:style-name="ce1" table:number-columns-repeated="2"/>
          <table:table-cell table:style-name="ce1" office:value-type="float" office:value="2014" calcext:value-type="float">
            <text:p>2014</text:p>
          </table:table-cell>
          <table:table-cell/>
          <table:table-cell table:style-name="ce10" table:formula="of:=[.V9]" office:value-type="currency" office:currency="CAD" office:value="0" calcext:value-type="currency">
            <text:p>$0.00</text:p>
          </table:table-cell>
          <table:table-cell table:style-name="ce10" table:formula="of:=[.U1]/10" office:value-type="currency" office:currency="CAD" office:value="6757111.38" calcext:value-type="currency">
            <text:p>$6,757,111.38</text:p>
          </table:table-cell>
          <table:table-cell table:style-name="ce10" table:formula="of:=([.S10]+[.T10])*0.05" office:value-type="currency" office:currency="CAD" office:value="337855.569" calcext:value-type="currency">
            <text:p>$337,855.57</text:p>
          </table:table-cell>
          <table:table-cell table:style-name="ce10" table:formula="of:=[.S10]+[.T10]+[.U10]" office:value-type="currency" office:currency="CAD" office:value="7094966.949" calcext:value-type="currency">
            <text:p>$7,094,966.95</text:p>
          </table:table-cell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/>
          <table:table-cell table:style-name="ce5" table:formula="of:=[.F10]" office:value-type="currency" office:currency="CAD" office:value="7882535.871" calcext:value-type="currency">
            <text:p>$7,882,535.87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1]+[.D11])*0.05" office:value-type="currency" office:currency="CAD" office:value="769485.64455" calcext:value-type="currency">
            <text:p>$769,485.64</text:p>
          </table:table-cell>
          <table:table-cell table:style-name="ce5" table:formula="of:=([.C11]+[.D11]+[.E11])" office:value-type="currency" office:currency="CAD" office:value="16159198.53555" calcext:value-type="currency">
            <text:p>$16,159,198.54</text:p>
          </table:table-cell>
          <table:table-cell table:number-columns-repeated="2"/>
          <table:table-cell table:style-name="ce1" office:value-type="float" office:value="2014" calcext:value-type="float">
            <text:p>2014</text:p>
          </table:table-cell>
          <table:table-cell table:style-name="ce1"/>
          <table:table-cell table:style-name="ce5" table:formula="of:=[.N10]" office:value-type="currency" office:currency="CAD" office:value="8889677.37" calcext:value-type="currency">
            <text:p>$8,889,677.37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1]+[.L11])*0.05" office:value-type="currency" office:currency="CAD" office:value="867801.8385" calcext:value-type="currency">
            <text:p>$867,801.84</text:p>
          </table:table-cell>
          <table:table-cell table:style-name="ce5" table:formula="of:=[.K11]+[.L11]+[.M11]" office:value-type="currency" office:currency="CAD" office:value="18223838.6085" calcext:value-type="currency">
            <text:p>$18,223,838.61</text:p>
          </table:table-cell>
          <table:table-cell table:style-name="ce1" table:number-columns-repeated="2"/>
          <table:table-cell table:style-name="ce1" office:value-type="float" office:value="2015" calcext:value-type="float">
            <text:p>2015</text:p>
          </table:table-cell>
          <table:table-cell/>
          <table:table-cell table:style-name="ce10" table:formula="of:=[.V10]" office:value-type="currency" office:currency="CAD" office:value="7094966.949" calcext:value-type="currency">
            <text:p>$7,094,966.95</text:p>
          </table:table-cell>
          <table:table-cell table:style-name="ce10" table:formula="of:=[.U1]/10" office:value-type="currency" office:currency="CAD" office:value="6757111.38" calcext:value-type="currency">
            <text:p>$6,757,111.38</text:p>
          </table:table-cell>
          <table:table-cell table:style-name="ce10" table:formula="of:=([.S11]+[.T11])*0.05" office:value-type="currency" office:currency="CAD" office:value="692603.91645" calcext:value-type="currency">
            <text:p>$692,603.92</text:p>
          </table:table-cell>
          <table:table-cell table:style-name="ce10" table:formula="of:=[.S11]+[.T11]+[.U11]" office:value-type="currency" office:currency="CAD" office:value="14544682.24545" calcext:value-type="currency">
            <text:p>$14,544,682.25</text:p>
          </table:table-cell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/>
          <table:table-cell table:style-name="ce5" table:formula="of:=[.F11]" office:value-type="currency" office:currency="CAD" office:value="16159198.53555" calcext:value-type="currency">
            <text:p>$16,159,198.54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2]+[.D12])*0.05" office:value-type="currency" office:currency="CAD" office:value="1183318.7777775" calcext:value-type="currency">
            <text:p>$1,183,318.78</text:p>
          </table:table-cell>
          <table:table-cell table:style-name="ce5" table:formula="of:=([.C12]+[.D12]+[.E12])" office:value-type="currency" office:currency="CAD" office:value="24849694.3333275" calcext:value-type="currency">
            <text:p>$24,849,694.33</text:p>
          </table:table-cell>
          <table:table-cell table:number-columns-repeated="2"/>
          <table:table-cell table:style-name="ce1" office:value-type="float" office:value="2015" calcext:value-type="float">
            <text:p>2015</text:p>
          </table:table-cell>
          <table:table-cell table:style-name="ce1"/>
          <table:table-cell table:style-name="ce5" table:formula="of:=[.N11]" office:value-type="currency" office:currency="CAD" office:value="18223838.6085" calcext:value-type="currency">
            <text:p>$18,223,838.61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2]+[.L12])*0.05" office:value-type="currency" office:currency="CAD" office:value="1334509.900425" calcext:value-type="currency">
            <text:p>$1,334,509.90</text:p>
          </table:table-cell>
          <table:table-cell table:style-name="ce5" table:formula="of:=[.K12]+[.L12]+[.M12]" office:value-type="currency" office:currency="CAD" office:value="28024707.908925" calcext:value-type="currency">
            <text:p>$28,024,707.91</text:p>
          </table:table-cell>
          <table:table-cell table:style-name="ce1" table:number-columns-repeated="2"/>
          <table:table-cell table:style-name="ce1" office:value-type="float" office:value="2016" calcext:value-type="float">
            <text:p>2016</text:p>
          </table:table-cell>
          <table:table-cell/>
          <table:table-cell table:style-name="ce10" table:formula="of:=[.V11]" office:value-type="currency" office:currency="CAD" office:value="14544682.24545" calcext:value-type="currency">
            <text:p>$14,544,682.25</text:p>
          </table:table-cell>
          <table:table-cell table:style-name="ce10" table:formula="of:=[.U1]/10" office:value-type="currency" office:currency="CAD" office:value="6757111.38" calcext:value-type="currency">
            <text:p>$6,757,111.38</text:p>
          </table:table-cell>
          <table:table-cell table:style-name="ce10" table:formula="of:=([.S12]+[.T12])*0.05" office:value-type="currency" office:currency="CAD" office:value="1065089.6812725" calcext:value-type="currency">
            <text:p>$1,065,089.68</text:p>
          </table:table-cell>
          <table:table-cell table:style-name="ce10" table:formula="of:=[.S12]+[.T12]+[.U12]" office:value-type="currency" office:currency="CAD" office:value="22366883.3067225" calcext:value-type="currency">
            <text:p>$22,366,883.31</text:p>
          </table:table-cell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/>
          <table:table-cell table:style-name="ce5" table:formula="of:=[.F12]" office:value-type="currency" office:currency="CAD" office:value="24849694.3333275" calcext:value-type="currency">
            <text:p>$24,849,694.33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3]+[.D13])*0.05" office:value-type="currency" office:currency="CAD" office:value="1617843.56766638" calcext:value-type="currency">
            <text:p>$1,617,843.57</text:p>
          </table:table-cell>
          <table:table-cell table:style-name="ce5" table:formula="of:=([.C13]+[.D13]+[.E13])" office:value-type="currency" office:currency="CAD" office:value="33974714.9209939" calcext:value-type="currency">
            <text:p>$33,974,714.92</text:p>
          </table:table-cell>
          <table:table-cell table:number-columns-repeated="2"/>
          <table:table-cell table:style-name="ce1" office:value-type="float" office:value="2016" calcext:value-type="float">
            <text:p>2016</text:p>
          </table:table-cell>
          <table:table-cell table:style-name="ce1"/>
          <table:table-cell table:style-name="ce5" table:formula="of:=[.N12]" office:value-type="currency" office:currency="CAD" office:value="28024707.908925" calcext:value-type="currency">
            <text:p>$28,024,707.91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3]+[.L13])*0.05" office:value-type="currency" office:currency="CAD" office:value="1824553.36544625" calcext:value-type="currency">
            <text:p>$1,824,553.37</text:p>
          </table:table-cell>
          <table:table-cell table:style-name="ce5" table:formula="of:=[.K13]+[.L13]+[.M13]" office:value-type="currency" office:currency="CAD" office:value="38315620.6743712" calcext:value-type="currency">
            <text:p>$38,315,620.67</text:p>
          </table:table-cell>
          <table:table-cell table:style-name="ce1" table:number-columns-repeated="2"/>
          <table:table-cell table:style-name="ce1" office:value-type="float" office:value="2017" calcext:value-type="float">
            <text:p>2017</text:p>
          </table:table-cell>
          <table:table-cell/>
          <table:table-cell table:style-name="ce10" table:formula="of:=[.V12]" office:value-type="currency" office:currency="CAD" office:value="22366883.3067225" calcext:value-type="currency">
            <text:p>$22,366,883.31</text:p>
          </table:table-cell>
          <table:table-cell table:style-name="ce10" table:formula="of:=[.U1]/10" office:value-type="currency" office:currency="CAD" office:value="6757111.38" calcext:value-type="currency">
            <text:p>$6,757,111.38</text:p>
          </table:table-cell>
          <table:table-cell table:style-name="ce10" table:formula="of:=([.S13]+[.T13])*0.05" office:value-type="currency" office:currency="CAD" office:value="1456199.73433613" calcext:value-type="currency">
            <text:p>$1,456,199.73</text:p>
          </table:table-cell>
          <table:table-cell table:style-name="ce10" table:formula="of:=[.S13]+[.T13]+[.U13]" office:value-type="currency" office:currency="CAD" office:value="30580194.4210586" calcext:value-type="currency">
            <text:p>$30,580,194.42</text:p>
          </table:table-cell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/>
          <table:table-cell table:style-name="ce5" table:formula="of:=[.F13]" office:value-type="currency" office:currency="CAD" office:value="33974714.9209939" calcext:value-type="currency">
            <text:p>$33,974,714.92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4]+[.D14])*0.05" office:value-type="currency" office:currency="CAD" office:value="2074094.59704969" calcext:value-type="currency">
            <text:p>$2,074,094.60</text:p>
          </table:table-cell>
          <table:table-cell table:style-name="ce5" table:formula="of:=([.C14]+[.D14]+[.E14])" office:value-type="currency" office:currency="CAD" office:value="43555986.5380436" calcext:value-type="currency">
            <text:p>$43,555,986.54</text:p>
          </table:table-cell>
          <table:table-cell table:number-columns-repeated="2"/>
          <table:table-cell table:style-name="ce1" office:value-type="float" office:value="2017" calcext:value-type="float">
            <text:p>2017</text:p>
          </table:table-cell>
          <table:table-cell table:style-name="ce1"/>
          <table:table-cell table:style-name="ce5" table:formula="of:=[.N13]" office:value-type="currency" office:currency="CAD" office:value="38315620.6743712" calcext:value-type="currency">
            <text:p>$38,315,620.67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4]+[.L14])*0.05" office:value-type="currency" office:currency="CAD" office:value="2339099.00371856" calcext:value-type="currency">
            <text:p>$2,339,099.00</text:p>
          </table:table-cell>
          <table:table-cell table:style-name="ce5" table:formula="of:=[.K14]+[.L14]+[.M14]" office:value-type="currency" office:currency="CAD" office:value="49121079.0780898" calcext:value-type="currency">
            <text:p>$49,121,079.08</text:p>
          </table:table-cell>
          <table:table-cell table:style-name="ce1" table:number-columns-repeated="2"/>
          <table:table-cell table:style-name="ce1" office:value-type="float" office:value="2018" calcext:value-type="float">
            <text:p>2018</text:p>
          </table:table-cell>
          <table:table-cell/>
          <table:table-cell table:style-name="ce10" table:formula="of:=[.V13]" office:value-type="currency" office:currency="CAD" office:value="30580194.4210586" calcext:value-type="currency">
            <text:p>$30,580,194.42</text:p>
          </table:table-cell>
          <table:table-cell table:style-name="ce10" table:formula="of:=[.U1]/10" office:value-type="currency" office:currency="CAD" office:value="6757111.38" calcext:value-type="currency">
            <text:p>$6,757,111.38</text:p>
          </table:table-cell>
          <table:table-cell table:style-name="ce10" table:formula="of:=([.S14]+[.T14])*0.05" office:value-type="currency" office:currency="CAD" office:value="1866865.29005293" calcext:value-type="currency">
            <text:p>$1,866,865.29</text:p>
          </table:table-cell>
          <table:table-cell table:style-name="ce10" table:formula="of:=[.S14]+[.T14]+[.U14]" office:value-type="currency" office:currency="CAD" office:value="39204171.0911116" calcext:value-type="currency">
            <text:p>$39,204,171.09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/>
          <table:table-cell table:style-name="ce5" table:formula="of:=[.F14]" office:value-type="currency" office:currency="CAD" office:value="43555986.5380436" calcext:value-type="currency">
            <text:p>$43,555,986.54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5]+[.D15])*0.05" office:value-type="currency" office:currency="CAD" office:value="2553158.17790218" calcext:value-type="currency">
            <text:p>$2,553,158.18</text:p>
          </table:table-cell>
          <table:table-cell table:style-name="ce5" table:formula="of:=([.C15]+[.D15]+[.E15])" office:value-type="currency" office:currency="CAD" office:value="53616321.7359458" calcext:value-type="currency">
            <text:p>$53,616,321.74</text:p>
          </table:table-cell>
          <table:table-cell table:number-columns-repeated="2"/>
          <table:table-cell table:style-name="ce1" office:value-type="float" office:value="2018" calcext:value-type="float">
            <text:p>2018</text:p>
          </table:table-cell>
          <table:table-cell table:style-name="ce1"/>
          <table:table-cell table:style-name="ce5" table:formula="of:=[.N14]" office:value-type="currency" office:currency="CAD" office:value="49121079.0780898" calcext:value-type="currency">
            <text:p>$49,121,079.08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5]+[.L15])*0.05" office:value-type="currency" office:currency="CAD" office:value="2879371.92390449" calcext:value-type="currency">
            <text:p>$2,879,371.92</text:p>
          </table:table-cell>
          <table:table-cell table:style-name="ce5" table:formula="of:=[.K15]+[.L15]+[.M15]" office:value-type="currency" office:currency="CAD" office:value="60466810.4019943" calcext:value-type="currency">
            <text:p>$60,466,810.40</text:p>
          </table:table-cell>
          <table:table-cell table:style-name="ce1" table:number-columns-repeated="2"/>
          <table:table-cell table:style-name="ce1" office:value-type="float" office:value="2019" calcext:value-type="float">
            <text:p>2019</text:p>
          </table:table-cell>
          <table:table-cell/>
          <table:table-cell table:style-name="ce10" table:formula="of:=[.V14]" office:value-type="currency" office:currency="CAD" office:value="39204171.0911116" calcext:value-type="currency">
            <text:p>$39,204,171.09</text:p>
          </table:table-cell>
          <table:table-cell table:style-name="ce10" table:formula="of:=[.U1]/10" office:value-type="currency" office:currency="CAD" office:value="6757111.38" calcext:value-type="currency">
            <text:p>$6,757,111.38</text:p>
          </table:table-cell>
          <table:table-cell table:style-name="ce10" table:formula="of:=([.S15]+[.T15])*0.05" office:value-type="currency" office:currency="CAD" office:value="2298064.12355558" calcext:value-type="currency">
            <text:p>$2,298,064.12</text:p>
          </table:table-cell>
          <table:table-cell table:style-name="ce10" table:formula="of:=[.S15]+[.T15]+[.U15]" office:value-type="currency" office:currency="CAD" office:value="48259346.5946671" calcext:value-type="currency">
            <text:p>$48,259,346.59</text:p>
          </table:table-cell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/>
          <table:table-cell table:style-name="ce5" table:formula="of:=[.F15]" office:value-type="currency" office:currency="CAD" office:value="53616321.7359458" calcext:value-type="currency">
            <text:p>$53,616,321.74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6]+[.D16])*0.05" office:value-type="currency" office:currency="CAD" office:value="3056174.93779729" calcext:value-type="currency">
            <text:p>$3,056,174.94</text:p>
          </table:table-cell>
          <table:table-cell table:style-name="ce5" table:formula="of:=([.C16]+[.D16]+[.E16])" office:value-type="currency" office:currency="CAD" office:value="64179673.693743" calcext:value-type="currency">
            <text:p>$64,179,673.69</text:p>
          </table:table-cell>
          <table:table-cell table:number-columns-repeated="2"/>
          <table:table-cell table:style-name="ce1" office:value-type="float" office:value="2019" calcext:value-type="float">
            <text:p>2019</text:p>
          </table:table-cell>
          <table:table-cell table:style-name="ce1"/>
          <table:table-cell table:style-name="ce5" table:formula="of:=[.N15]" office:value-type="currency" office:currency="CAD" office:value="60466810.4019943" calcext:value-type="currency">
            <text:p>$60,466,810.40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6]+[.L16])*0.05" office:value-type="currency" office:currency="CAD" office:value="3446658.49009972" calcext:value-type="currency">
            <text:p>$3,446,658.49</text:p>
          </table:table-cell>
          <table:table-cell table:style-name="ce5" table:formula="of:=[.K16]+[.L16]+[.M16]" office:value-type="currency" office:currency="CAD" office:value="72379828.292094" calcext:value-type="currency">
            <text:p>$72,379,828.29</text:p>
          </table:table-cell>
          <table:table-cell table:style-name="ce1" table:number-columns-repeated="2"/>
          <table:table-cell table:style-name="ce1" office:value-type="float" office:value="2020" calcext:value-type="float">
            <text:p>2020</text:p>
          </table:table-cell>
          <table:table-cell/>
          <table:table-cell table:style-name="ce10" table:formula="of:=[.V15]" office:value-type="currency" office:currency="CAD" office:value="48259346.5946671" calcext:value-type="currency">
            <text:p>$48,259,346.59</text:p>
          </table:table-cell>
          <table:table-cell table:style-name="ce10" table:formula="of:=[.U1]/10" office:value-type="currency" office:currency="CAD" office:value="6757111.38" calcext:value-type="currency">
            <text:p>$6,757,111.38</text:p>
          </table:table-cell>
          <table:table-cell table:style-name="ce10" table:formula="of:=([.S16]+[.T16])*0.05" office:value-type="currency" office:currency="CAD" office:value="2750822.89873336" calcext:value-type="currency">
            <text:p>$2,750,822.90</text:p>
          </table:table-cell>
          <table:table-cell table:style-name="ce10" table:formula="of:=[.S16]+[.T16]+[.U16]" office:value-type="currency" office:currency="CAD" office:value="57767280.8734005" calcext:value-type="currency">
            <text:p>$57,767,280.87</text:p>
          </table:table-cell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/>
          <table:table-cell table:style-name="ce5" table:formula="of:=[.F16]" office:value-type="currency" office:currency="CAD" office:value="64179673.693743" calcext:value-type="currency">
            <text:p>$64,179,673.69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7]+[.D17])*0.05" office:value-type="currency" office:currency="CAD" office:value="3584342.53568715" calcext:value-type="currency">
            <text:p>$3,584,342.54</text:p>
          </table:table-cell>
          <table:table-cell table:style-name="ce5" table:formula="of:=([.C17]+[.D17]+[.E17])" office:value-type="currency" office:currency="CAD" office:value="75271193.2494302" calcext:value-type="currency">
            <text:p>$75,271,193.25</text:p>
          </table:table-cell>
          <table:table-cell table:number-columns-repeated="2"/>
          <table:table-cell table:style-name="ce1" office:value-type="float" office:value="2020" calcext:value-type="float">
            <text:p>2020</text:p>
          </table:table-cell>
          <table:table-cell table:style-name="ce1"/>
          <table:table-cell table:style-name="ce5" table:formula="of:=[.N16]" office:value-type="currency" office:currency="CAD" office:value="72379828.292094" calcext:value-type="currency">
            <text:p>$72,379,828.29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7]+[.L17])*0.05" office:value-type="currency" office:currency="CAD" office:value="4042309.3846047" calcext:value-type="currency">
            <text:p>$4,042,309.38</text:p>
          </table:table-cell>
          <table:table-cell table:style-name="ce5" table:formula="of:=[.K17]+[.L17]+[.M17]" office:value-type="currency" office:currency="CAD" office:value="84888497.0766987" calcext:value-type="currency">
            <text:p>$84,888,497.08</text:p>
          </table:table-cell>
          <table:table-cell table:style-name="ce1" table:number-columns-repeated="2"/>
          <table:table-cell table:style-name="ce1" office:value-type="float" office:value="2021" calcext:value-type="float">
            <text:p>2021</text:p>
          </table:table-cell>
          <table:table-cell/>
          <table:table-cell table:style-name="ce10" table:formula="of:=[.V16]" office:value-type="currency" office:currency="CAD" office:value="57767280.8734005" calcext:value-type="currency">
            <text:p>$57,767,280.87</text:p>
          </table:table-cell>
          <table:table-cell table:style-name="ce10" table:formula="of:=[.U1]/10" office:value-type="currency" office:currency="CAD" office:value="6757111.38" calcext:value-type="currency">
            <text:p>$6,757,111.38</text:p>
          </table:table-cell>
          <table:table-cell table:style-name="ce10" table:formula="of:=([.S17]+[.T17])*0.05" office:value-type="currency" office:currency="CAD" office:value="3226219.61267002" calcext:value-type="currency">
            <text:p>$3,226,219.61</text:p>
          </table:table-cell>
          <table:table-cell table:style-name="ce10" table:formula="of:=[.S17]+[.T17]+[.U17]" office:value-type="currency" office:currency="CAD" office:value="67750611.8660705" calcext:value-type="currency">
            <text:p>$67,750,611.87</text:p>
          </table:table-cell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 table:style-name="ce1"/>
          <table:table-cell table:style-name="ce5" table:formula="of:=[.F17]" office:value-type="currency" office:currency="CAD" office:value="75271193.2494302" calcext:value-type="currency">
            <text:p>$75,271,193.25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8]+[.D18])*0.05" office:value-type="currency" office:currency="CAD" office:value="4138918.51347151" calcext:value-type="currency">
            <text:p>$4,138,918.51</text:p>
          </table:table-cell>
          <table:table-cell table:style-name="ce5" table:formula="of:=([.C18]+[.D18]+[.E18])" office:value-type="currency" office:currency="CAD" office:value="86917288.7829017" calcext:value-type="currency">
            <text:p>$86,917,288.78</text:p>
          </table:table-cell>
          <table:table-cell table:number-columns-repeated="2"/>
          <table:table-cell table:style-name="ce1" office:value-type="float" office:value="2021" calcext:value-type="float">
            <text:p>2021</text:p>
          </table:table-cell>
          <table:table-cell table:style-name="ce1"/>
          <table:table-cell table:style-name="ce5" table:formula="of:=[.N17]" office:value-type="currency" office:currency="CAD" office:value="84888497.0766987" calcext:value-type="currency">
            <text:p>$84,888,497.08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8]+[.L18])*0.05" office:value-type="currency" office:currency="CAD" office:value="4667742.82383494" calcext:value-type="currency">
            <text:p>$4,667,742.82</text:p>
          </table:table-cell>
          <table:table-cell table:style-name="ce5" table:formula="of:=[.K18]+[.L18]+[.M18]" office:value-type="currency" office:currency="CAD" office:value="98022599.3005337" calcext:value-type="currency">
            <text:p>$98,022,599.30</text:p>
          </table:table-cell>
          <table:table-cell table:style-name="ce1" table:number-columns-repeated="2"/>
          <table:table-cell table:style-name="ce1" office:value-type="float" office:value="2022" calcext:value-type="float">
            <text:p>2022</text:p>
          </table:table-cell>
          <table:table-cell/>
          <table:table-cell table:style-name="ce10" table:formula="of:=[.V17]" office:value-type="currency" office:currency="CAD" office:value="67750611.8660705" calcext:value-type="currency">
            <text:p>$67,750,611.87</text:p>
          </table:table-cell>
          <table:table-cell table:style-name="ce10" table:formula="of:=[.U1]/10" office:value-type="currency" office:currency="CAD" office:value="6757111.38" calcext:value-type="currency">
            <text:p>$6,757,111.38</text:p>
          </table:table-cell>
          <table:table-cell table:style-name="ce10" table:formula="of:=([.S18]+[.T18])*0.05" office:value-type="currency" office:currency="CAD" office:value="3725386.16230353" calcext:value-type="currency">
            <text:p>$3,725,386.16</text:p>
          </table:table-cell>
          <table:table-cell table:style-name="ce10" table:formula="of:=[.S18]+[.T18]+[.U18]" office:value-type="currency" office:currency="CAD" office:value="78233109.408374" calcext:value-type="currency">
            <text:p>$78,233,109.41</text:p>
          </table:table-cell>
        </table:table-row>
        <table:table-row table:style-name="ro1">
          <table:table-cell table:style-name="ce1" office:value-type="float" office:value="2021" calcext:value-type="float">
            <text:p>2021</text:p>
          </table:table-cell>
          <table:table-cell table:style-name="ce1"/>
          <table:table-cell table:style-name="ce5" table:formula="of:=[.F18]" office:value-type="currency" office:currency="CAD" office:value="86917288.7829017" calcext:value-type="currency">
            <text:p>$86,917,288.78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9]+[.D19])*0.05" office:value-type="currency" office:currency="CAD" office:value="4721223.29014509" calcext:value-type="currency">
            <text:p>$4,721,223.29</text:p>
          </table:table-cell>
          <table:table-cell table:style-name="ce5" table:formula="of:=([.C19]+[.D19]+[.E19])" office:value-type="currency" office:currency="CAD" office:value="99145689.0930468" calcext:value-type="currency">
            <text:p>$99,145,689.09</text:p>
          </table:table-cell>
          <table:table-cell table:number-columns-repeated="2"/>
          <table:table-cell table:style-name="ce1" office:value-type="float" office:value="2022" calcext:value-type="float">
            <text:p>2022</text:p>
          </table:table-cell>
          <table:table-cell table:style-name="ce1"/>
          <table:table-cell table:style-name="ce5" table:formula="of:=[.N18]" office:value-type="currency" office:currency="CAD" office:value="98022599.3005337" calcext:value-type="currency">
            <text:p>$98,022,599.30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9]+[.L19])*0.05" office:value-type="currency" office:currency="CAD" office:value="5324447.93502669" calcext:value-type="currency">
            <text:p>$5,324,447.94</text:p>
          </table:table-cell>
          <table:table-cell table:style-name="ce5" table:formula="of:=[.K19]+[.L19]+[.M19]" office:value-type="currency" office:currency="CAD" office:value="111813406.63556" calcext:value-type="currency">
            <text:p>$111,813,406.64</text:p>
          </table:table-cell>
          <table:table-cell table:style-name="ce1" table:number-columns-repeated="2"/>
          <table:table-cell table:style-name="ce1" office:value-type="float" office:value="2023" calcext:value-type="float">
            <text:p>2023</text:p>
          </table:table-cell>
          <table:table-cell/>
          <table:table-cell table:style-name="ce10" table:formula="of:=[.V18]" office:value-type="currency" office:currency="CAD" office:value="78233109.408374" calcext:value-type="currency">
            <text:p>$78,233,109.41</text:p>
          </table:table-cell>
          <table:table-cell table:style-name="ce10" table:formula="of:=[.U1]/10" office:value-type="currency" office:currency="CAD" office:value="6757111.38" calcext:value-type="currency">
            <text:p>$6,757,111.38</text:p>
          </table:table-cell>
          <table:table-cell table:style-name="ce10" table:formula="of:=([.S19]+[.T19])*0.05" office:value-type="currency" office:currency="CAD" office:value="4249511.0394187" calcext:value-type="currency">
            <text:p>$4,249,511.04</text:p>
          </table:table-cell>
          <table:table-cell table:style-name="ce10" table:formula="of:=[.S19]+[.T19]+[.U19]" office:value-type="currency" office:currency="CAD" office:value="89239731.8277927" calcext:value-type="currency">
            <text:p>$89,239,731.83</text:p>
          </table:table-cell>
        </table:table-row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"/>
          <table:table-cell table:style-name="ce5" table:formula="of:=[.F19]" office:value-type="currency" office:currency="CAD" office:value="99145689.0930468" calcext:value-type="currency">
            <text:p>$99,145,689.09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0]+[.D20])*0.05" office:value-type="currency" office:currency="CAD" office:value="4957284.45465234" calcext:value-type="currency">
            <text:p>$4,957,284.45</text:p>
          </table:table-cell>
          <table:table-cell table:style-name="ce5" table:formula="of:=([.C20]+[.D20]+[.E20])" office:value-type="currency" office:currency="CAD" office:value="104102973.547699" calcext:value-type="currency">
            <text:p>$104,102,973.55</text:p>
          </table:table-cell>
          <table:table-cell table:number-columns-repeated="2"/>
          <table:table-cell table:style-name="ce1" office:value-type="float" office:value="2023" calcext:value-type="float">
            <text:p>2023</text:p>
          </table:table-cell>
          <table:table-cell table:style-name="ce1"/>
          <table:table-cell table:style-name="ce5" table:formula="of:=[.N19]" office:value-type="currency" office:currency="CAD" office:value="111813406.63556" calcext:value-type="currency">
            <text:p>$111,813,406.64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0]+[.L20])*0.05" office:value-type="currency" office:currency="CAD" office:value="5590670.33177802" calcext:value-type="currency">
            <text:p>$5,590,670.33</text:p>
          </table:table-cell>
          <table:table-cell table:style-name="ce5" table:formula="of:=[.K20]+[.L20]+[.M20]" office:value-type="currency" office:currency="CAD" office:value="117404076.967338" calcext:value-type="currency">
            <text:p>$117,404,076.97</text:p>
          </table:table-cell>
          <table:table-cell table:style-name="ce1" table:number-columns-repeated="2"/>
          <table:table-cell table:style-name="ce1" office:value-type="float" office:value="2024" calcext:value-type="float">
            <text:p>2024</text:p>
          </table:table-cell>
          <table:table-cell/>
          <table:table-cell table:style-name="ce10" table:formula="of:=[.V19]" office:value-type="currency" office:currency="CAD" office:value="89239731.8277927" calcext:value-type="currency">
            <text:p>$89,239,731.83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20]+[.T20])*0.05" office:value-type="currency" office:currency="CAD" office:value="4461986.59138964" calcext:value-type="currency">
            <text:p>$4,461,986.59</text:p>
          </table:table-cell>
          <table:table-cell table:style-name="ce10" table:formula="of:=[.S20]+[.T20]+[.U20]" office:value-type="currency" office:currency="CAD" office:value="93701718.4191824" calcext:value-type="currency">
            <text:p>$93,701,718.42</text:p>
          </table:table-cell>
        </table:table-row>
        <table:table-row table:style-name="ro1">
          <table:table-cell table:style-name="ce1" office:value-type="float" office:value="2023" calcext:value-type="float">
            <text:p>2023</text:p>
          </table:table-cell>
          <table:table-cell table:style-name="ce1"/>
          <table:table-cell table:style-name="ce5" table:formula="of:=[.F20]" office:value-type="currency" office:currency="CAD" office:value="104102973.547699" calcext:value-type="currency">
            <text:p>$104,102,973.55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1]+[.D21])*0.05" office:value-type="currency" office:currency="CAD" office:value="5205148.67738496" calcext:value-type="currency">
            <text:p>$5,205,148.68</text:p>
          </table:table-cell>
          <table:table-cell table:style-name="ce5" table:formula="of:=([.C21]+[.D21]+[.E21])" office:value-type="currency" office:currency="CAD" office:value="109308122.225084" calcext:value-type="currency">
            <text:p>$109,308,122.23</text:p>
          </table:table-cell>
          <table:table-cell table:number-columns-repeated="2"/>
          <table:table-cell table:style-name="ce1" office:value-type="float" office:value="2024" calcext:value-type="float">
            <text:p>2024</text:p>
          </table:table-cell>
          <table:table-cell table:style-name="ce1"/>
          <table:table-cell table:style-name="ce5" table:formula="of:=[.N20]" office:value-type="currency" office:currency="CAD" office:value="117404076.967338" calcext:value-type="currency">
            <text:p>$117,404,076.97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1]+[.L21])*0.05" office:value-type="currency" office:currency="CAD" office:value="5870203.84836692" calcext:value-type="currency">
            <text:p>$5,870,203.85</text:p>
          </table:table-cell>
          <table:table-cell table:style-name="ce5" table:formula="of:=[.K21]+[.L21]+[.M21]" office:value-type="currency" office:currency="CAD" office:value="123274280.815705" calcext:value-type="currency">
            <text:p>$123,274,280.82</text:p>
          </table:table-cell>
          <table:table-cell table:style-name="ce1" table:number-columns-repeated="2"/>
          <table:table-cell table:style-name="ce1" office:value-type="float" office:value="2025" calcext:value-type="float">
            <text:p>2025</text:p>
          </table:table-cell>
          <table:table-cell/>
          <table:table-cell table:style-name="ce10" table:formula="of:=[.V20]" office:value-type="currency" office:currency="CAD" office:value="93701718.4191824" calcext:value-type="currency">
            <text:p>$93,701,718.42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21]+[.T21])*0.05" office:value-type="currency" office:currency="CAD" office:value="4685085.92095912" calcext:value-type="currency">
            <text:p>$4,685,085.92</text:p>
          </table:table-cell>
          <table:table-cell table:style-name="ce10" table:formula="of:=[.S21]+[.T21]+[.U21]" office:value-type="currency" office:currency="CAD" office:value="98386804.3401415" calcext:value-type="currency">
            <text:p>$98,386,804.34</text:p>
          </table:table-cell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/>
          <table:table-cell table:style-name="ce5" table:formula="of:=[.F21]" office:value-type="currency" office:currency="CAD" office:value="109308122.225084" calcext:value-type="currency">
            <text:p>$109,308,122.23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2]+[.D22])*0.05" office:value-type="currency" office:currency="CAD" office:value="5465406.1112542" calcext:value-type="currency">
            <text:p>$5,465,406.11</text:p>
          </table:table-cell>
          <table:table-cell table:style-name="ce5" table:formula="of:=([.C22]+[.D22]+[.E22])" office:value-type="currency" office:currency="CAD" office:value="114773528.336338" calcext:value-type="currency">
            <text:p>$114,773,528.34</text:p>
          </table:table-cell>
          <table:table-cell table:number-columns-repeated="2"/>
          <table:table-cell table:style-name="ce1" office:value-type="float" office:value="2025" calcext:value-type="float">
            <text:p>2025</text:p>
          </table:table-cell>
          <table:table-cell table:style-name="ce1"/>
          <table:table-cell table:style-name="ce5" table:formula="of:=[.N21]" office:value-type="currency" office:currency="CAD" office:value="123274280.815705" calcext:value-type="currency">
            <text:p>$123,274,280.82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2]+[.L22])*0.05" office:value-type="currency" office:currency="CAD" office:value="6163714.04078527" calcext:value-type="currency">
            <text:p>$6,163,714.04</text:p>
          </table:table-cell>
          <table:table-cell table:style-name="ce5" table:formula="of:=[.K22]+[.L22]+[.M22]" office:value-type="currency" office:currency="CAD" office:value="129437994.856491" calcext:value-type="currency">
            <text:p>$129,437,994.86</text:p>
          </table:table-cell>
          <table:table-cell table:style-name="ce1" table:number-columns-repeated="2"/>
          <table:table-cell table:style-name="ce1" office:value-type="float" office:value="2026" calcext:value-type="float">
            <text:p>2026</text:p>
          </table:table-cell>
          <table:table-cell/>
          <table:table-cell table:style-name="ce10" table:formula="of:=[.V21]" office:value-type="currency" office:currency="CAD" office:value="98386804.3401415" calcext:value-type="currency">
            <text:p>$98,386,804.34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22]+[.T22])*0.05" office:value-type="currency" office:currency="CAD" office:value="4919340.21700707" calcext:value-type="currency">
            <text:p>$4,919,340.22</text:p>
          </table:table-cell>
          <table:table-cell table:style-name="ce10" table:formula="of:=[.S22]+[.T22]+[.U22]" office:value-type="currency" office:currency="CAD" office:value="103306144.557149" calcext:value-type="currency">
            <text:p>$103,306,144.56</text:p>
          </table:table-cell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/>
          <table:table-cell table:style-name="ce5" table:formula="of:=[.F22]" office:value-type="currency" office:currency="CAD" office:value="114773528.336338" calcext:value-type="currency">
            <text:p>$114,773,528.34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3]+[.D23])*0.05" office:value-type="currency" office:currency="CAD" office:value="5738676.41681691" calcext:value-type="currency">
            <text:p>$5,738,676.42</text:p>
          </table:table-cell>
          <table:table-cell table:style-name="ce5" table:formula="of:=([.C23]+[.D23]+[.E23])" office:value-type="currency" office:currency="CAD" office:value="120512204.753155" calcext:value-type="currency">
            <text:p>$120,512,204.75</text:p>
          </table:table-cell>
          <table:table-cell table:number-columns-repeated="2"/>
          <table:table-cell table:style-name="ce1" office:value-type="float" office:value="2026" calcext:value-type="float">
            <text:p>2026</text:p>
          </table:table-cell>
          <table:table-cell table:style-name="ce1"/>
          <table:table-cell table:style-name="ce5" table:formula="of:=[.N22]" office:value-type="currency" office:currency="CAD" office:value="129437994.856491" calcext:value-type="currency">
            <text:p>$129,437,994.86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3]+[.L23])*0.05" office:value-type="currency" office:currency="CAD" office:value="6471899.74282453" calcext:value-type="currency">
            <text:p>$6,471,899.74</text:p>
          </table:table-cell>
          <table:table-cell table:style-name="ce5" table:formula="of:=[.K23]+[.L23]+[.M23]" office:value-type="currency" office:currency="CAD" office:value="135909894.599315" calcext:value-type="currency">
            <text:p>$135,909,894.60</text:p>
          </table:table-cell>
          <table:table-cell table:style-name="ce1" table:number-columns-repeated="2"/>
          <table:table-cell table:style-name="ce1" office:value-type="float" office:value="2027" calcext:value-type="float">
            <text:p>2027</text:p>
          </table:table-cell>
          <table:table-cell/>
          <table:table-cell table:style-name="ce10" table:formula="of:=[.V22]" office:value-type="currency" office:currency="CAD" office:value="103306144.557149" calcext:value-type="currency">
            <text:p>$103,306,144.56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23]+[.T23])*0.05" office:value-type="currency" office:currency="CAD" office:value="5165307.22785743" calcext:value-type="currency">
            <text:p>$5,165,307.23</text:p>
          </table:table-cell>
          <table:table-cell table:style-name="ce10" table:formula="of:=[.S23]+[.T23]+[.U23]" office:value-type="currency" office:currency="CAD" office:value="108471451.785006" calcext:value-type="currency">
            <text:p>$108,471,451.79</text:p>
          </table:table-cell>
        </table:table-row>
        <table:table-row table:style-name="ro1">
          <table:table-cell table:style-name="ce1" office:value-type="float" office:value="2026" calcext:value-type="float">
            <text:p>2026</text:p>
          </table:table-cell>
          <table:table-cell table:style-name="ce1"/>
          <table:table-cell table:style-name="ce5" table:formula="of:=[.F23]" office:value-type="currency" office:currency="CAD" office:value="120512204.753155" calcext:value-type="currency">
            <text:p>$120,512,204.75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4]+[.D24])*0.05" office:value-type="currency" office:currency="CAD" office:value="6025610.23765776" calcext:value-type="currency">
            <text:p>$6,025,610.24</text:p>
          </table:table-cell>
          <table:table-cell table:style-name="ce5" table:formula="of:=([.C24]+[.D24]+[.E24])" office:value-type="currency" office:currency="CAD" office:value="126537814.990813" calcext:value-type="currency">
            <text:p>$126,537,814.99</text:p>
          </table:table-cell>
          <table:table-cell table:number-columns-repeated="2"/>
          <table:table-cell table:style-name="ce1" office:value-type="float" office:value="2027" calcext:value-type="float">
            <text:p>2027</text:p>
          </table:table-cell>
          <table:table-cell table:style-name="ce1"/>
          <table:table-cell table:style-name="ce5" table:formula="of:=[.N23]" office:value-type="currency" office:currency="CAD" office:value="135909894.599315" calcext:value-type="currency">
            <text:p>$135,909,894.6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4]+[.L24])*0.05" office:value-type="currency" office:currency="CAD" office:value="6795494.72996576" calcext:value-type="currency">
            <text:p>$6,795,494.73</text:p>
          </table:table-cell>
          <table:table-cell table:style-name="ce5" table:formula="of:=[.K24]+[.L24]+[.M24]" office:value-type="currency" office:currency="CAD" office:value="142705389.329281" calcext:value-type="currency">
            <text:p>$142,705,389.33</text:p>
          </table:table-cell>
          <table:table-cell table:style-name="ce1" table:number-columns-repeated="2"/>
          <table:table-cell table:style-name="ce1" office:value-type="float" office:value="2028" calcext:value-type="float">
            <text:p>2028</text:p>
          </table:table-cell>
          <table:table-cell/>
          <table:table-cell table:style-name="ce10" table:formula="of:=[.V23]" office:value-type="currency" office:currency="CAD" office:value="108471451.785006" calcext:value-type="currency">
            <text:p>$108,471,451.79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24]+[.T24])*0.05" office:value-type="currency" office:currency="CAD" office:value="5423572.5892503" calcext:value-type="currency">
            <text:p>$5,423,572.59</text:p>
          </table:table-cell>
          <table:table-cell table:style-name="ce10" table:formula="of:=[.S24]+[.T24]+[.U24]" office:value-type="currency" office:currency="CAD" office:value="113895024.374256" calcext:value-type="currency">
            <text:p>$113,895,024.37</text:p>
          </table:table-cell>
        </table:table-row>
        <table:table-row table:style-name="ro1">
          <table:table-cell table:style-name="ce1" office:value-type="float" office:value="2027" calcext:value-type="float">
            <text:p>2027</text:p>
          </table:table-cell>
          <table:table-cell table:style-name="ce1"/>
          <table:table-cell table:style-name="ce5" table:formula="of:=[.F24]" office:value-type="currency" office:currency="CAD" office:value="126537814.990813" calcext:value-type="currency">
            <text:p>$126,537,814.99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5]+[.D25])*0.05" office:value-type="currency" office:currency="CAD" office:value="6326890.74954065" calcext:value-type="currency">
            <text:p>$6,326,890.75</text:p>
          </table:table-cell>
          <table:table-cell table:style-name="ce5" table:formula="of:=([.C25]+[.D25]+[.E25])" office:value-type="currency" office:currency="CAD" office:value="132864705.740354" calcext:value-type="currency">
            <text:p>$132,864,705.74</text:p>
          </table:table-cell>
          <table:table-cell table:number-columns-repeated="2"/>
          <table:table-cell table:style-name="ce1" office:value-type="float" office:value="2028" calcext:value-type="float">
            <text:p>2028</text:p>
          </table:table-cell>
          <table:table-cell table:style-name="ce1"/>
          <table:table-cell table:style-name="ce5" table:formula="of:=[.N24]" office:value-type="currency" office:currency="CAD" office:value="142705389.329281" calcext:value-type="currency">
            <text:p>$142,705,389.33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5]+[.L25])*0.05" office:value-type="currency" office:currency="CAD" office:value="7135269.46646404" calcext:value-type="currency">
            <text:p>$7,135,269.47</text:p>
          </table:table-cell>
          <table:table-cell table:style-name="ce5" table:formula="of:=[.K25]+[.L25]+[.M25]" office:value-type="currency" office:currency="CAD" office:value="149840658.795745" calcext:value-type="currency">
            <text:p>$149,840,658.80</text:p>
          </table:table-cell>
          <table:table-cell table:style-name="ce1" table:number-columns-repeated="2"/>
          <table:table-cell table:style-name="ce1" office:value-type="float" office:value="2029" calcext:value-type="float">
            <text:p>2029</text:p>
          </table:table-cell>
          <table:table-cell/>
          <table:table-cell table:style-name="ce10" table:formula="of:=[.V24]" office:value-type="currency" office:currency="CAD" office:value="113895024.374256" calcext:value-type="currency">
            <text:p>$113,895,024.37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25]+[.T25])*0.05" office:value-type="currency" office:currency="CAD" office:value="5694751.21871281" calcext:value-type="currency">
            <text:p>$5,694,751.22</text:p>
          </table:table-cell>
          <table:table-cell table:style-name="ce10" table:formula="of:=[.S25]+[.T25]+[.U25]" office:value-type="currency" office:currency="CAD" office:value="119589775.592969" calcext:value-type="currency">
            <text:p>$119,589,775.59</text:p>
          </table:table-cell>
        </table:table-row>
        <table:table-row table:style-name="ro1">
          <table:table-cell table:style-name="ce1" office:value-type="float" office:value="2028" calcext:value-type="float">
            <text:p>2028</text:p>
          </table:table-cell>
          <table:table-cell table:style-name="ce1"/>
          <table:table-cell table:style-name="ce5" table:formula="of:=[.F25]" office:value-type="currency" office:currency="CAD" office:value="132864705.740354" calcext:value-type="currency">
            <text:p>$132,864,705.74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6]+[.D26])*0.05" office:value-type="currency" office:currency="CAD" office:value="6643235.28701768" calcext:value-type="currency">
            <text:p>$6,643,235.29</text:p>
          </table:table-cell>
          <table:table-cell table:style-name="ce5" table:formula="of:=([.C26]+[.D26]+[.E26])" office:value-type="currency" office:currency="CAD" office:value="139507941.027371" calcext:value-type="currency">
            <text:p>$139,507,941.03</text:p>
          </table:table-cell>
          <table:table-cell table:number-columns-repeated="2"/>
          <table:table-cell table:style-name="ce1" office:value-type="float" office:value="2029" calcext:value-type="float">
            <text:p>2029</text:p>
          </table:table-cell>
          <table:table-cell table:style-name="ce1"/>
          <table:table-cell table:style-name="ce5" table:formula="of:=[.N25]" office:value-type="currency" office:currency="CAD" office:value="149840658.795745" calcext:value-type="currency">
            <text:p>$149,840,658.8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6]+[.L26])*0.05" office:value-type="currency" office:currency="CAD" office:value="7492032.93978725" calcext:value-type="currency">
            <text:p>$7,492,032.94</text:p>
          </table:table-cell>
          <table:table-cell table:style-name="ce5" table:formula="of:=[.K26]+[.L26]+[.M26]" office:value-type="currency" office:currency="CAD" office:value="157332691.735532" calcext:value-type="currency">
            <text:p>$157,332,691.74</text:p>
          </table:table-cell>
          <table:table-cell table:style-name="ce1" table:number-columns-repeated="2"/>
          <table:table-cell table:style-name="ce1" office:value-type="float" office:value="2030" calcext:value-type="float">
            <text:p>2030</text:p>
          </table:table-cell>
          <table:table-cell/>
          <table:table-cell table:style-name="ce10" table:formula="of:=[.V25]" office:value-type="currency" office:currency="CAD" office:value="119589775.592969" calcext:value-type="currency">
            <text:p>$119,589,775.59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26]+[.T26])*0.05" office:value-type="currency" office:currency="CAD" office:value="5979488.77964846" calcext:value-type="currency">
            <text:p>$5,979,488.78</text:p>
          </table:table-cell>
          <table:table-cell table:style-name="ce10" table:formula="of:=[.S26]+[.T26]+[.U26]" office:value-type="currency" office:currency="CAD" office:value="125569264.372618" calcext:value-type="currency">
            <text:p>$125,569,264.37</text:p>
          </table:table-cell>
        </table:table-row>
        <table:table-row table:style-name="ro1">
          <table:table-cell table:style-name="ce1" office:value-type="float" office:value="2029" calcext:value-type="float">
            <text:p>2029</text:p>
          </table:table-cell>
          <table:table-cell table:style-name="ce1"/>
          <table:table-cell table:style-name="ce5" table:formula="of:=[.F26]" office:value-type="currency" office:currency="CAD" office:value="139507941.027371" calcext:value-type="currency">
            <text:p>$139,507,941.03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7]+[.D27])*0.05" office:value-type="currency" office:currency="CAD" office:value="6975397.05136856" calcext:value-type="currency">
            <text:p>$6,975,397.05</text:p>
          </table:table-cell>
          <table:table-cell table:style-name="ce5" table:formula="of:=([.C27]+[.D27]+[.E27])" office:value-type="currency" office:currency="CAD" office:value="146483338.07874" calcext:value-type="currency">
            <text:p>$146,483,338.08</text:p>
          </table:table-cell>
          <table:table-cell table:number-columns-repeated="2"/>
          <table:table-cell table:style-name="ce1" office:value-type="float" office:value="2030" calcext:value-type="float">
            <text:p>2030</text:p>
          </table:table-cell>
          <table:table-cell table:style-name="ce1"/>
          <table:table-cell table:style-name="ce5" table:formula="of:=[.N26]" office:value-type="currency" office:currency="CAD" office:value="157332691.735532" calcext:value-type="currency">
            <text:p>$157,332,691.74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7]+[.L27])*0.05" office:value-type="currency" office:currency="CAD" office:value="7866634.58677661" calcext:value-type="currency">
            <text:p>$7,866,634.59</text:p>
          </table:table-cell>
          <table:table-cell table:style-name="ce5" table:formula="of:=[.K27]+[.L27]+[.M27]" office:value-type="currency" office:currency="CAD" office:value="165199326.322309" calcext:value-type="currency">
            <text:p>$165,199,326.32</text:p>
          </table:table-cell>
          <table:table-cell table:style-name="ce1" table:number-columns-repeated="2"/>
          <table:table-cell table:style-name="ce1" office:value-type="float" office:value="2031" calcext:value-type="float">
            <text:p>2031</text:p>
          </table:table-cell>
          <table:table-cell/>
          <table:table-cell table:style-name="ce10" table:formula="of:=[.V26]" office:value-type="currency" office:currency="CAD" office:value="125569264.372618" calcext:value-type="currency">
            <text:p>$125,569,264.37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27]+[.T27])*0.05" office:value-type="currency" office:currency="CAD" office:value="6278463.21863088" calcext:value-type="currency">
            <text:p>$6,278,463.22</text:p>
          </table:table-cell>
          <table:table-cell table:style-name="ce10" table:formula="of:=[.S27]+[.T27]+[.U27]" office:value-type="currency" office:currency="CAD" office:value="131847727.591248" calcext:value-type="currency">
            <text:p>$131,847,727.59</text:p>
          </table:table-cell>
        </table:table-row>
        <table:table-row table:style-name="ro1">
          <table:table-cell table:style-name="ce1" office:value-type="float" office:value="2030" calcext:value-type="float">
            <text:p>2030</text:p>
          </table:table-cell>
          <table:table-cell table:style-name="ce1"/>
          <table:table-cell table:style-name="ce5" table:formula="of:=[.F27]" office:value-type="currency" office:currency="CAD" office:value="146483338.07874" calcext:value-type="currency">
            <text:p>$146,483,338.08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8]+[.D28])*0.05" office:value-type="currency" office:currency="CAD" office:value="7324166.90393699" calcext:value-type="currency">
            <text:p>$7,324,166.90</text:p>
          </table:table-cell>
          <table:table-cell table:style-name="ce5" table:formula="of:=([.C28]+[.D28]+[.E28])" office:value-type="currency" office:currency="CAD" office:value="153807504.982677" calcext:value-type="currency">
            <text:p>$153,807,504.98</text:p>
          </table:table-cell>
          <table:table-cell table:number-columns-repeated="2"/>
          <table:table-cell table:style-name="ce1" office:value-type="float" office:value="2031" calcext:value-type="float">
            <text:p>2031</text:p>
          </table:table-cell>
          <table:table-cell table:style-name="ce1"/>
          <table:table-cell table:style-name="ce5" table:formula="of:=[.N27]" office:value-type="currency" office:currency="CAD" office:value="165199326.322309" calcext:value-type="currency">
            <text:p>$165,199,326.32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8]+[.L28])*0.05" office:value-type="currency" office:currency="CAD" office:value="8259966.31611544" calcext:value-type="currency">
            <text:p>$8,259,966.32</text:p>
          </table:table-cell>
          <table:table-cell table:style-name="ce5" table:formula="of:=[.K28]+[.L28]+[.M28]" office:value-type="currency" office:currency="CAD" office:value="173459292.638424" calcext:value-type="currency">
            <text:p>$173,459,292.64</text:p>
          </table:table-cell>
          <table:table-cell table:style-name="ce1" table:number-columns-repeated="2"/>
          <table:table-cell table:style-name="ce1" office:value-type="float" office:value="2032" calcext:value-type="float">
            <text:p>2032</text:p>
          </table:table-cell>
          <table:table-cell/>
          <table:table-cell table:style-name="ce10" table:formula="of:=[.V27]" office:value-type="currency" office:currency="CAD" office:value="131847727.591248" calcext:value-type="currency">
            <text:p>$131,847,727.59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28]+[.T28])*0.05" office:value-type="currency" office:currency="CAD" office:value="6592386.37956242" calcext:value-type="currency">
            <text:p>$6,592,386.38</text:p>
          </table:table-cell>
          <table:table-cell table:style-name="ce10" table:formula="of:=[.S28]+[.T28]+[.U28]" office:value-type="currency" office:currency="CAD" office:value="138440113.970811" calcext:value-type="currency">
            <text:p>$138,440,113.97</text:p>
          </table:table-cell>
        </table:table-row>
        <table:table-row table:style-name="ro1">
          <table:table-cell table:style-name="ce1" office:value-type="float" office:value="2031" calcext:value-type="float">
            <text:p>2031</text:p>
          </table:table-cell>
          <table:table-cell table:style-name="ce1"/>
          <table:table-cell table:style-name="ce5" table:formula="of:=[.F28]" office:value-type="currency" office:currency="CAD" office:value="153807504.982677" calcext:value-type="currency">
            <text:p>$153,807,504.98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9]+[.D29])*0.05" office:value-type="currency" office:currency="CAD" office:value="7690375.24913384" calcext:value-type="currency">
            <text:p>$7,690,375.25</text:p>
          </table:table-cell>
          <table:table-cell table:style-name="ce5" table:formula="of:=([.C29]+[.D29]+[.E29])" office:value-type="currency" office:currency="CAD" office:value="161497880.231811" calcext:value-type="currency">
            <text:p>$161,497,880.23</text:p>
          </table:table-cell>
          <table:table-cell table:number-columns-repeated="2"/>
          <table:table-cell table:style-name="ce1" office:value-type="float" office:value="2032" calcext:value-type="float">
            <text:p>2032</text:p>
          </table:table-cell>
          <table:table-cell table:style-name="ce1"/>
          <table:table-cell table:style-name="ce5" table:formula="of:=[.N28]" office:value-type="currency" office:currency="CAD" office:value="173459292.638424" calcext:value-type="currency">
            <text:p>$173,459,292.64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9]+[.L29])*0.05" office:value-type="currency" office:currency="CAD" office:value="8672964.63192121" calcext:value-type="currency">
            <text:p>$8,672,964.63</text:p>
          </table:table-cell>
          <table:table-cell table:style-name="ce5" table:formula="of:=[.K29]+[.L29]+[.M29]" office:value-type="currency" office:currency="CAD" office:value="182132257.270345" calcext:value-type="currency">
            <text:p>$182,132,257.27</text:p>
          </table:table-cell>
          <table:table-cell table:style-name="ce1" table:number-columns-repeated="2"/>
          <table:table-cell table:style-name="ce1" office:value-type="float" office:value="2033" calcext:value-type="float">
            <text:p>2033</text:p>
          </table:table-cell>
          <table:table-cell/>
          <table:table-cell table:style-name="ce10" table:formula="of:=[.V28]" office:value-type="currency" office:currency="CAD" office:value="138440113.970811" calcext:value-type="currency">
            <text:p>$138,440,113.97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29]+[.T29])*0.05" office:value-type="currency" office:currency="CAD" office:value="6922005.69854054" calcext:value-type="currency">
            <text:p>$6,922,005.70</text:p>
          </table:table-cell>
          <table:table-cell table:style-name="ce10" table:formula="of:=[.S29]+[.T29]+[.U29]" office:value-type="currency" office:currency="CAD" office:value="145362119.669351" calcext:value-type="currency">
            <text:p>$145,362,119.67</text:p>
          </table:table-cell>
        </table:table-row>
        <table:table-row table:style-name="ro1">
          <table:table-cell table:style-name="ce1" office:value-type="float" office:value="2032" calcext:value-type="float">
            <text:p>2032</text:p>
          </table:table-cell>
          <table:table-cell table:style-name="ce1"/>
          <table:table-cell table:style-name="ce5" table:formula="of:=[.F29]" office:value-type="currency" office:currency="CAD" office:value="161497880.231811" calcext:value-type="currency">
            <text:p>$161,497,880.23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30]+[.D30])*0.05" office:value-type="currency" office:currency="CAD" office:value="8074894.01159054" calcext:value-type="currency">
            <text:p>$8,074,894.01</text:p>
          </table:table-cell>
          <table:table-cell table:style-name="ce5" table:formula="of:=([.C30]+[.D30]+[.E30])" office:value-type="currency" office:currency="CAD" office:value="169572774.243401" calcext:value-type="currency">
            <text:p>$169,572,774.24</text:p>
          </table:table-cell>
          <table:table-cell table:number-columns-repeated="2"/>
          <table:table-cell table:style-name="ce1" office:value-type="float" office:value="2033" calcext:value-type="float">
            <text:p>2033</text:p>
          </table:table-cell>
          <table:table-cell table:style-name="ce1"/>
          <table:table-cell table:style-name="ce5" table:formula="of:=[.N29]" office:value-type="currency" office:currency="CAD" office:value="182132257.270345" calcext:value-type="currency">
            <text:p>$182,132,257.27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30]+[.L30])*0.05" office:value-type="currency" office:currency="CAD" office:value="9106612.86351727" calcext:value-type="currency">
            <text:p>$9,106,612.86</text:p>
          </table:table-cell>
          <table:table-cell table:style-name="ce5" table:formula="of:=[.K30]+[.L30]+[.M30]" office:value-type="currency" office:currency="CAD" office:value="191238870.133863" calcext:value-type="currency">
            <text:p>$191,238,870.13</text:p>
          </table:table-cell>
          <table:table-cell table:style-name="ce1" table:number-columns-repeated="2"/>
          <table:table-cell table:style-name="ce1" office:value-type="float" office:value="2034" calcext:value-type="float">
            <text:p>2034</text:p>
          </table:table-cell>
          <table:table-cell/>
          <table:table-cell table:style-name="ce10" table:formula="of:=[.V29]" office:value-type="currency" office:currency="CAD" office:value="145362119.669351" calcext:value-type="currency">
            <text:p>$145,362,119.67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30]+[.T30])*0.05" office:value-type="currency" office:currency="CAD" office:value="7268105.98346757" calcext:value-type="currency">
            <text:p>$7,268,105.98</text:p>
          </table:table-cell>
          <table:table-cell table:style-name="ce10" table:formula="of:=[.S30]+[.T30]+[.U30]" office:value-type="currency" office:currency="CAD" office:value="152630225.652819" calcext:value-type="currency">
            <text:p>$152,630,225.65</text:p>
          </table:table-cell>
        </table:table-row>
        <table:table-row table:style-name="ro1">
          <table:table-cell table:style-name="ce1" office:value-type="float" office:value="2033" calcext:value-type="float">
            <text:p>2033</text:p>
          </table:table-cell>
          <table:table-cell table:style-name="ce1"/>
          <table:table-cell table:style-name="ce5" table:formula="of:=[.F30]" office:value-type="currency" office:currency="CAD" office:value="169572774.243401" calcext:value-type="currency">
            <text:p>$169,572,774.24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31]+[.D31])*0.05" office:value-type="currency" office:currency="CAD" office:value="8478638.71217006" calcext:value-type="currency">
            <text:p>$8,478,638.71</text:p>
          </table:table-cell>
          <table:table-cell table:style-name="ce5" table:formula="of:=([.C31]+[.D31]+[.E31])" office:value-type="currency" office:currency="CAD" office:value="178051412.955571" calcext:value-type="currency">
            <text:p>$178,051,412.96</text:p>
          </table:table-cell>
          <table:table-cell table:number-columns-repeated="2"/>
          <table:table-cell table:style-name="ce1" office:value-type="float" office:value="2034" calcext:value-type="float">
            <text:p>2034</text:p>
          </table:table-cell>
          <table:table-cell table:style-name="ce1"/>
          <table:table-cell table:style-name="ce5" table:formula="of:=[.N30]" office:value-type="currency" office:currency="CAD" office:value="191238870.133863" calcext:value-type="currency">
            <text:p>$191,238,870.13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31]+[.L31])*0.05" office:value-type="currency" office:currency="CAD" office:value="9561943.50669314" calcext:value-type="currency">
            <text:p>$9,561,943.51</text:p>
          </table:table-cell>
          <table:table-cell table:style-name="ce5" table:formula="of:=[.K31]+[.L31]+[.M31]" office:value-type="currency" office:currency="CAD" office:value="200800813.640556" calcext:value-type="currency">
            <text:p>$200,800,813.64</text:p>
          </table:table-cell>
          <table:table-cell table:style-name="ce1" table:number-columns-repeated="2"/>
          <table:table-cell table:style-name="ce1" office:value-type="float" office:value="2035" calcext:value-type="float">
            <text:p>2035</text:p>
          </table:table-cell>
          <table:table-cell/>
          <table:table-cell table:style-name="ce10" table:formula="of:=[.V30]" office:value-type="currency" office:currency="CAD" office:value="152630225.652819" calcext:value-type="currency">
            <text:p>$152,630,225.65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31]+[.T31])*0.05" office:value-type="currency" office:currency="CAD" office:value="7631511.28264095" calcext:value-type="currency">
            <text:p>$7,631,511.28</text:p>
          </table:table-cell>
          <table:table-cell table:style-name="ce10" table:formula="of:=[.S31]+[.T31]+[.U31]" office:value-type="currency" office:currency="CAD" office:value="160261736.93546" calcext:value-type="currency">
            <text:p>$160,261,736.94</text:p>
          </table:table-cell>
        </table:table-row>
        <table:table-row table:style-name="ro1">
          <table:table-cell table:style-name="ce1" office:value-type="float" office:value="2034" calcext:value-type="float">
            <text:p>2034</text:p>
          </table:table-cell>
          <table:table-cell table:style-name="ce1"/>
          <table:table-cell table:style-name="ce5" table:formula="of:=[.F31]" office:value-type="currency" office:currency="CAD" office:value="178051412.955571" calcext:value-type="currency">
            <text:p>$178,051,412.96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32]+[.D32])*0.05" office:value-type="currency" office:currency="CAD" office:value="8902570.64777857" calcext:value-type="currency">
            <text:p>$8,902,570.65</text:p>
          </table:table-cell>
          <table:table-cell table:style-name="ce5" table:formula="of:=([.C32]+[.D32]+[.E32])" office:value-type="currency" office:currency="CAD" office:value="186953983.60335" calcext:value-type="currency">
            <text:p>$186,953,983.60</text:p>
          </table:table-cell>
          <table:table-cell table:number-columns-repeated="2"/>
          <table:table-cell table:style-name="ce1" office:value-type="float" office:value="2035" calcext:value-type="float">
            <text:p>2035</text:p>
          </table:table-cell>
          <table:table-cell table:style-name="ce1"/>
          <table:table-cell table:style-name="ce5" table:formula="of:=[.N31]" office:value-type="currency" office:currency="CAD" office:value="200800813.640556" calcext:value-type="currency">
            <text:p>$200,800,813.64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32]+[.L32])*0.05" office:value-type="currency" office:currency="CAD" office:value="10040040.6820278" calcext:value-type="currency">
            <text:p>$10,040,040.68</text:p>
          </table:table-cell>
          <table:table-cell table:style-name="ce5" table:formula="of:=[.K32]+[.L32]+[.M32]" office:value-type="currency" office:currency="CAD" office:value="210840854.322584" calcext:value-type="currency">
            <text:p>$210,840,854.32</text:p>
          </table:table-cell>
          <table:table-cell table:style-name="ce1" table:number-columns-repeated="2"/>
          <table:table-cell table:style-name="ce1" office:value-type="float" office:value="2036" calcext:value-type="float">
            <text:p>2036</text:p>
          </table:table-cell>
          <table:table-cell/>
          <table:table-cell table:style-name="ce10" table:formula="of:=[.V31]" office:value-type="currency" office:currency="CAD" office:value="160261736.93546" calcext:value-type="currency">
            <text:p>$160,261,736.94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32]+[.T32])*0.05" office:value-type="currency" office:currency="CAD" office:value="8013086.84677299" calcext:value-type="currency">
            <text:p>$8,013,086.85</text:p>
          </table:table-cell>
          <table:table-cell table:style-name="ce10" table:formula="of:=[.S32]+[.T32]+[.U32]" office:value-type="currency" office:currency="CAD" office:value="168274823.782233" calcext:value-type="currency">
            <text:p>$168,274,823.78</text:p>
          </table:table-cell>
        </table:table-row>
        <table:table-row table:style-name="ro1">
          <table:table-cell table:style-name="ce1" office:value-type="float" office:value="2035" calcext:value-type="float">
            <text:p>2035</text:p>
          </table:table-cell>
          <table:table-cell table:style-name="ce1"/>
          <table:table-cell table:style-name="ce5" table:formula="of:=[.F32]" office:value-type="currency" office:currency="CAD" office:value="186953983.60335" calcext:value-type="currency">
            <text:p>$186,953,983.6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33]+[.D33])*0.05" office:value-type="currency" office:currency="CAD" office:value="9347699.18016749" calcext:value-type="currency">
            <text:p>$9,347,699.18</text:p>
          </table:table-cell>
          <table:table-cell table:style-name="ce5" table:formula="of:=([.C33]+[.D33]+[.E33])" office:value-type="currency" office:currency="CAD" office:value="196301682.783517" calcext:value-type="currency">
            <text:p>$196,301,682.78</text:p>
          </table:table-cell>
          <table:table-cell table:number-columns-repeated="2"/>
          <table:table-cell table:style-name="ce1" office:value-type="float" office:value="2036" calcext:value-type="float">
            <text:p>2036</text:p>
          </table:table-cell>
          <table:table-cell table:style-name="ce1"/>
          <table:table-cell table:style-name="ce5" table:formula="of:=[.N32]" office:value-type="currency" office:currency="CAD" office:value="210840854.322584" calcext:value-type="currency">
            <text:p>$210,840,854.32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33]+[.L33])*0.05" office:value-type="currency" office:currency="CAD" office:value="10542042.7161292" calcext:value-type="currency">
            <text:p>$10,542,042.72</text:p>
          </table:table-cell>
          <table:table-cell table:style-name="ce5" table:formula="of:=[.K33]+[.L33]+[.M33]" office:value-type="currency" office:currency="CAD" office:value="221382897.038713" calcext:value-type="currency">
            <text:p>$221,382,897.04</text:p>
          </table:table-cell>
          <table:table-cell table:style-name="ce1" table:number-columns-repeated="2"/>
          <table:table-cell table:style-name="ce1" office:value-type="float" office:value="2037" calcext:value-type="float">
            <text:p>2037</text:p>
          </table:table-cell>
          <table:table-cell/>
          <table:table-cell table:style-name="ce10" table:formula="of:=[.V32]" office:value-type="currency" office:currency="CAD" office:value="168274823.782233" calcext:value-type="currency">
            <text:p>$168,274,823.78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33]+[.T33])*0.05" office:value-type="currency" office:currency="CAD" office:value="8413741.18911164" calcext:value-type="currency">
            <text:p>$8,413,741.19</text:p>
          </table:table-cell>
          <table:table-cell table:style-name="ce10" table:formula="of:=[.S33]+[.T33]+[.U33]" office:value-type="currency" office:currency="CAD" office:value="176688564.971345" calcext:value-type="currency">
            <text:p>$176,688,564.97</text:p>
          </table:table-cell>
        </table:table-row>
        <table:table-row table:style-name="ro1">
          <table:table-cell table:style-name="ce1" office:value-type="float" office:value="2036" calcext:value-type="float">
            <text:p>2036</text:p>
          </table:table-cell>
          <table:table-cell table:style-name="ce1"/>
          <table:table-cell table:style-name="ce5" table:formula="of:=[.F33]" office:value-type="currency" office:currency="CAD" office:value="196301682.783517" calcext:value-type="currency">
            <text:p>$196,301,682.78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34]+[.D34])*0.05" office:value-type="currency" office:currency="CAD" office:value="9815084.13917587" calcext:value-type="currency">
            <text:p>$9,815,084.14</text:p>
          </table:table-cell>
          <table:table-cell table:style-name="ce5" table:formula="of:=([.C34]+[.D34]+[.E34])" office:value-type="currency" office:currency="CAD" office:value="206116766.922693" calcext:value-type="currency">
            <text:p>$206,116,766.92</text:p>
          </table:table-cell>
          <table:table-cell table:number-columns-repeated="2"/>
          <table:table-cell table:style-name="ce1" office:value-type="float" office:value="2037" calcext:value-type="float">
            <text:p>2037</text:p>
          </table:table-cell>
          <table:table-cell table:style-name="ce1"/>
          <table:table-cell table:style-name="ce5" table:formula="of:=[.N33]" office:value-type="currency" office:currency="CAD" office:value="221382897.038713" calcext:value-type="currency">
            <text:p>$221,382,897.04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34]+[.L34])*0.05" office:value-type="currency" office:currency="CAD" office:value="11069144.8519356" calcext:value-type="currency">
            <text:p>$11,069,144.85</text:p>
          </table:table-cell>
          <table:table-cell table:style-name="ce5" table:formula="of:=[.K34]+[.L34]+[.M34]" office:value-type="currency" office:currency="CAD" office:value="232452041.890648" calcext:value-type="currency">
            <text:p>$232,452,041.89</text:p>
          </table:table-cell>
          <table:table-cell table:style-name="ce1" table:number-columns-repeated="2"/>
          <table:table-cell table:style-name="ce1" office:value-type="float" office:value="2038" calcext:value-type="float">
            <text:p>2038</text:p>
          </table:table-cell>
          <table:table-cell/>
          <table:table-cell table:style-name="ce10" table:formula="of:=[.V33]" office:value-type="currency" office:currency="CAD" office:value="176688564.971345" calcext:value-type="currency">
            <text:p>$176,688,564.97</text:p>
          </table:table-cell>
          <table:table-cell table:style-name="ce10" office:value-type="currency" office:currency="CAD" office:value="0" calcext:value-type="currency">
            <text:p>$0.00</text:p>
          </table:table-cell>
          <table:table-cell table:style-name="ce10" table:formula="of:=([.S34]+[.T34])*0.05" office:value-type="currency" office:currency="CAD" office:value="8834428.24856723" calcext:value-type="currency">
            <text:p>$8,834,428.25</text:p>
          </table:table-cell>
          <table:table-cell table:style-name="ce10" table:formula="of:=[.S34]+[.T34]+[.U34]" office:value-type="currency" office:currency="CAD" office:value="185522993.219912" calcext:value-type="currency">
            <text:p>$185,522,993.22</text:p>
          </table:table-cell>
        </table:table-row>
        <table:table-row table:style-name="ro1">
          <table:table-cell table:number-columns-repeated="8"/>
          <table:table-cell table:style-name="ce1" table:number-columns-repeated="8"/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3" office:value-type="string" calcext:value-type="string">
            <text:p>Per Player</text:p>
          </table:table-cell>
          <table:table-cell table:style-name="ce3"/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Per Player</text:p>
          </table:table-cell>
          <table:table-cell table:style-name="ce3" table:number-columns-repeated="2"/>
          <table:table-cell table:number-columns-repeated="5"/>
          <table:table-cell table:style-name="ce3" office:value-type="string" calcext:value-type="string">
            <text:p>Per Player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Totals</text:p>
          </table:table-cell>
          <table:table-cell table:style-name="ce10" table:formula="of:=SUM([.D3:.D34])" office:value-type="currency" office:currency="CAD" office:value="75071770.2" calcext:value-type="currency">
            <text:p>$75,071,770.20</text:p>
          </table:table-cell>
          <table:table-cell table:style-name="ce10" table:formula="of:=SUM([.E3:.E34])" office:value-type="currency" office:currency="CAD" office:value="131044996.722693" calcext:value-type="currency">
            <text:p>$131,044,996.72</text:p>
          </table:table-cell>
          <table:table-cell table:style-name="ce5" table:formula="of:=([.D38]+[.E38])/30" office:value-type="currency" office:currency="CAD" office:value="6870558.89742311" calcext:value-type="currency">
            <text:p>$6,870,558.90</text:p>
          </table:table-cell>
          <table:table-cell table:style-name="ce9"/>
          <table:table-cell table:number-columns-repeated="3"/>
          <table:table-cell table:style-name="ce12" office:value-type="string" calcext:value-type="string">
            <text:p>Totals:</text:p>
          </table:table-cell>
          <table:table-cell table:style-name="ce5" table:formula="of:=SUM([.L3:.L34])" office:value-type="currency" office:currency="CAD" office:value="84663594" calcext:value-type="currency">
            <text:p>$84,663,594.00</text:p>
          </table:table-cell>
          <table:table-cell table:style-name="ce5" table:formula="of:=SUM([.M3:.M34])" office:value-type="currency" office:currency="CAD" office:value="147788447.890648" calcext:value-type="currency">
            <text:p>$147,788,447.89</text:p>
          </table:table-cell>
          <table:table-cell table:style-name="ce5" table:formula="of:=[.N34]/30" office:value-type="currency" office:currency="CAD" office:value="7748401.39635495" calcext:value-type="currency">
            <text:p>$7,748,401.40</text:p>
          </table:table-cell>
          <table:table-cell table:style-name="ce7"/>
          <table:table-cell table:style-name="ce5"/>
          <table:table-cell table:number-columns-repeated="2"/>
          <table:table-cell table:style-name="ce12" office:value-type="string" calcext:value-type="string">
            <text:p>Totals:</text:p>
          </table:table-cell>
          <table:table-cell table:style-name="ce10" table:formula="of:=SUM([.T3:.T34])" office:value-type="currency" office:currency="CAD" office:value="67571113.8" calcext:value-type="currency">
            <text:p>$67,571,113.80</text:p>
          </table:table-cell>
          <table:table-cell table:style-name="ce10" table:formula="of:=SUM([.U3:.U34])" office:value-type="currency" office:currency="CAD" office:value="117951879.419912" calcext:value-type="currency">
            <text:p>$117,951,879.42</text:p>
          </table:table-cell>
          <table:table-cell table:style-name="ce10" table:formula="of:=[.V34]/30" office:value-type="currency" office:currency="CAD" office:value="6184099.77399706" calcext:value-type="currency">
            <text:p>$6,184,099.77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2">
          <table:table-cell table:number-columns-repeated="9"/>
          <table:table-cell table:style-name="ce15"/>
          <table:table-cell table:number-columns-repeated="12"/>
        </table:table-row>
        <table:table-row table:style-name="ro1" table:number-rows-repeated="104853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Growth (7%)" table:style-name="ta1"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43" table:default-cell-style-name="Default"/>
        <table:table-column table:style-name="co13" table:number-columns-repeated="3" table:default-cell-style-name="Default"/>
        <table:table-column table:style-name="co2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1" table:default-cell-style-name="Default"/>
        <table:table-column table:style-name="co13" table:number-columns-repeated="3" table:default-cell-style-name="Default"/>
        <table:table-column table:style-name="co32" table:default-cell-style-name="Default"/>
        <table:table-column table:style-name="co47" table:default-cell-style-name="ce1"/>
        <table:table-column table:style-name="co48" table:default-cell-style-name="ce1"/>
        <table:table-column table:style-name="co5" table:default-cell-style-name="ce1"/>
        <table:table-column table:style-name="co49" table:default-cell-style-name="ce1"/>
        <table:table-row table:style-name="ro1">
          <table:table-cell table:style-name="ce3" office:value-type="string" calcext:value-type="string">
            <text:p>Draft Class</text:p>
          </table:table-cell>
          <table:table-cell table:style-name="ce3"/>
          <table:table-cell table:style-name="ce3" office:value-type="float" office:value="2005" calcext:value-type="float">
            <text:p>2005</text:p>
          </table:table-cell>
          <table:table-cell table:style-name="ce13" office:value-type="string" calcext:value-type="string">
            <text:p>Total Contributed:</text:p>
          </table:table-cell>
          <table:table-cell table:style-name="ce14" office:value-type="currency" office:currency="CAD" office:value="75071770.2" calcext:value-type="currency">
            <text:p>$75,071,770.20</text:p>
          </table:table-cell>
          <table:table-cell table:style-name="ce3"/>
          <table:table-cell table:style-name="ce1" table:number-columns-repeated="2"/>
          <table:table-cell table:style-name="ce3" office:value-type="string" calcext:value-type="string">
            <text:p>Draft Class</text:p>
          </table:table-cell>
          <table:table-cell table:style-name="ce3"/>
          <table:table-cell table:style-name="ce3" office:value-type="float" office:value="2006" calcext:value-type="float">
            <text:p>2006</text:p>
          </table:table-cell>
          <table:table-cell table:style-name="ce3" office:value-type="string" calcext:value-type="string">
            <text:p>Total Contributed:</text:p>
          </table:table-cell>
          <table:table-cell table:style-name="ce14" office:value-type="currency" office:currency="CAD" office:value="84663594" calcext:value-type="currency">
            <text:p>$84,663,594.00</text:p>
          </table:table-cell>
          <table:table-cell table:style-name="ce3"/>
          <table:table-cell table:style-name="ce1" table:number-columns-repeated="2"/>
          <table:table-cell table:style-name="ce3" office:value-type="string" calcext:value-type="string">
            <text:p>Draft Class</text:p>
          </table:table-cell>
          <table:table-cell table:style-name="ce3"/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Total Contributed:</text:p>
          </table:table-cell>
          <table:table-cell table:style-name="ce14" office:value-type="currency" office:currency="CAD" office:value="67571113.8" calcext:value-type="currency">
            <text:p>$67,571,113.8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3"/>
          <table:table-cell table:style-name="ce3" office:value-type="string" calcext:value-type="string">
            <text:p>Rollover</text:p>
          </table:table-cell>
          <table:table-cell table:style-name="ce13" office:value-type="string" calcext:value-type="string">
            <text:p>Deposited Jan.1</text:p>
          </table:table-cell>
          <table:table-cell table:style-name="ce3" office:value-type="string" calcext:value-type="string">
            <text:p>Value Gained Dec 31(7%)</text:p>
          </table:table-cell>
          <table:table-cell table:style-name="ce3" office:value-type="string" calcext:value-type="string">
            <text:p>Total</text:p>
          </table:table-cell>
          <table:table-cell table:style-name="ce1" table:number-columns-repeated="2"/>
          <table:table-cell table:style-name="ce3" office:value-type="string" calcext:value-type="string">
            <text:p>Year</text:p>
          </table:table-cell>
          <table:table-cell table:style-name="ce3"/>
          <table:table-cell table:style-name="ce3" office:value-type="string" calcext:value-type="string">
            <text:p>Rollover</text:p>
          </table:table-cell>
          <table:table-cell table:style-name="ce3" office:value-type="string" calcext:value-type="string">
            <text:p>Deposited Jan.1</text:p>
          </table:table-cell>
          <table:table-cell table:style-name="ce3" office:value-type="string" calcext:value-type="string">
            <text:p>Value Gained Dec 31(7%)</text:p>
          </table:table-cell>
          <table:table-cell table:style-name="ce3" office:value-type="string" calcext:value-type="string">
            <text:p>Total</text:p>
          </table:table-cell>
          <table:table-cell table:style-name="ce1" table:number-columns-repeated="2"/>
          <table:table-cell table:style-name="ce3" office:value-type="string" calcext:value-type="string">
            <text:p>Year</text:p>
          </table:table-cell>
          <table:table-cell table:style-name="ce3"/>
          <table:table-cell table:style-name="ce3" office:value-type="string" calcext:value-type="string">
            <text:p>Rollover</text:p>
          </table:table-cell>
          <table:table-cell table:style-name="ce3" office:value-type="string" calcext:value-type="string">
            <text:p>Deposited Jan.1</text:p>
          </table:table-cell>
          <table:table-cell table:style-name="ce3" office:value-type="string" calcext:value-type="string">
            <text:p>Value Gained Dec 31(7%)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/>
          <table:table-cell table:number-columns-repeated="2" table:style-name="ce5" office:value-type="currency" office:currency="CAD" office:value="0" calcext:value-type="currency">
            <text:p>$0.00</text:p>
          </table:table-cell>
          <table:table-cell table:style-name="ce5" table:formula="of:=([.C3]+[.D3])*0.07" office:value-type="currency" office:currency="CAD" office:value="0" calcext:value-type="currency">
            <text:p>$0.00</text:p>
          </table:table-cell>
          <table:table-cell table:style-name="ce5" table:formula="of:=([.C3]+[.D3]+[.E3])" office:value-type="currency" office:currency="CAD" office:value="0" calcext:value-type="currency">
            <text:p>$0.00</text:p>
          </table:table-cell>
          <table:table-cell table:number-columns-repeated="2"/>
          <table:table-cell table:style-name="ce1" office:value-type="float" office:value="2006" calcext:value-type="float">
            <text:p>2006</text:p>
          </table:table-cell>
          <table:table-cell table:style-name="ce1"/>
          <table:table-cell table:number-columns-repeated="4" table:style-name="ce5" office:value-type="currency" office:currency="CAD" office:value="0" calcext:value-type="currency">
            <text:p>$0.00</text:p>
          </table:table-cell>
          <table:table-cell table:style-name="ce1" table:number-columns-repeated="2"/>
          <table:table-cell table:style-name="ce1" office:value-type="float" office:value="2007" calcext:value-type="float">
            <text:p>2007</text:p>
          </table:table-cell>
          <table:table-cell/>
          <table:table-cell table:number-columns-repeated="2" table:style-name="ce5" office:value-type="currency" office:currency="CAD" office:value="0" calcext:value-type="currency">
            <text:p>$0.00</text:p>
          </table:table-cell>
          <table:table-cell table:style-name="ce5" table:formula="of:=([.S3]+[.T3])*0.045" office:value-type="currency" office:currency="CAD" office:value="0" calcext:value-type="currency">
            <text:p>$0.00</text:p>
          </table:table-cell>
          <table:table-cell table:style-name="ce5" table:formula="of:=[.S3]+[.T3]+[.U3]" office:value-type="currency" office:currency="CAD" office:value="0" calcext:value-type="currency">
            <text:p>$0.00</text:p>
          </table:table-cell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/>
          <table:table-cell table:style-name="ce5" table:formula="of:=[.F3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4]+[.D4])*0.07" office:value-type="currency" office:currency="CAD" office:value="0" calcext:value-type="currency">
            <text:p>$0.00</text:p>
          </table:table-cell>
          <table:table-cell table:style-name="ce5" table:formula="of:=([.C4]+[.D4]+[.E4])" office:value-type="currency" office:currency="CAD" office:value="0" calcext:value-type="currency">
            <text:p>$0.00</text:p>
          </table:table-cell>
          <table:table-cell table:number-columns-repeated="2"/>
          <table:table-cell table:style-name="ce1" office:value-type="float" office:value="2007" calcext:value-type="float">
            <text:p>2007</text:p>
          </table:table-cell>
          <table:table-cell table:style-name="ce1"/>
          <table:table-cell table:style-name="ce5" table:formula="of:=[.N3]" office:value-type="currency" office:currency="CAD" office:value="0" calcext:value-type="currency">
            <text:p>$0.00</text:p>
          </table:table-cell>
          <table:table-cell table:number-columns-repeated="3" table:style-name="ce5" office:value-type="currency" office:currency="CAD" office:value="0" calcext:value-type="currency">
            <text:p>$0.00</text:p>
          </table:table-cell>
          <table:table-cell table:style-name="ce1" table:number-columns-repeated="2"/>
          <table:table-cell table:style-name="ce1" office:value-type="float" office:value="2008" calcext:value-type="float">
            <text:p>2008</text:p>
          </table:table-cell>
          <table:table-cell/>
          <table:table-cell table:style-name="ce5" table:formula="of:=[.V3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4]+[.T4])*0.045" office:value-type="currency" office:currency="CAD" office:value="0" calcext:value-type="currency">
            <text:p>$0.00</text:p>
          </table:table-cell>
          <table:table-cell table:style-name="ce5" table:formula="of:=[.S4]+[.T4]+[.U4]" office:value-type="currency" office:currency="CAD" office:value="0" calcext:value-type="currency">
            <text:p>$0.00</text:p>
          </table:table-cell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/>
          <table:table-cell table:style-name="ce5" table:formula="of:=[.F4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5]+[.D5])*0.07" office:value-type="currency" office:currency="CAD" office:value="0" calcext:value-type="currency">
            <text:p>$0.00</text:p>
          </table:table-cell>
          <table:table-cell table:style-name="ce5" table:formula="of:=([.C5]+[.D5]+[.E5])" office:value-type="currency" office:currency="CAD" office:value="0" calcext:value-type="currency">
            <text:p>$0.00</text:p>
          </table:table-cell>
          <table:table-cell table:number-columns-repeated="2"/>
          <table:table-cell table:style-name="ce1" office:value-type="float" office:value="2008" calcext:value-type="float">
            <text:p>2008</text:p>
          </table:table-cell>
          <table:table-cell table:style-name="ce1"/>
          <table:table-cell table:style-name="ce5" table:formula="of:=[.N4]" office:value-type="currency" office:currency="CAD" office:value="0" calcext:value-type="currency">
            <text:p>$0.00</text:p>
          </table:table-cell>
          <table:table-cell table:number-columns-repeated="3" table:style-name="ce5" office:value-type="currency" office:currency="CAD" office:value="0" calcext:value-type="currency">
            <text:p>$0.00</text:p>
          </table:table-cell>
          <table:table-cell table:style-name="ce1" table:number-columns-repeated="2"/>
          <table:table-cell table:style-name="ce1" office:value-type="float" office:value="2009" calcext:value-type="float">
            <text:p>2009</text:p>
          </table:table-cell>
          <table:table-cell/>
          <table:table-cell table:style-name="ce5" table:formula="of:=[.V4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5]+[.T5])*0.045" office:value-type="currency" office:currency="CAD" office:value="0" calcext:value-type="currency">
            <text:p>$0.00</text:p>
          </table:table-cell>
          <table:table-cell table:style-name="ce5" table:formula="of:=[.S5]+[.T5]+[.U5]" office:value-type="currency" office:currency="CAD" office:value="0" calcext:value-type="currency">
            <text:p>$0.00</text:p>
          </table:table-cell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/>
          <table:table-cell table:style-name="ce5" table:formula="of:=[.F5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6]+[.D6])*0.07" office:value-type="currency" office:currency="CAD" office:value="0" calcext:value-type="currency">
            <text:p>$0.00</text:p>
          </table:table-cell>
          <table:table-cell table:style-name="ce5" table:formula="of:=([.C6]+[.D6]+[.E6])" office:value-type="currency" office:currency="CAD" office:value="0" calcext:value-type="currency">
            <text:p>$0.00</text:p>
          </table:table-cell>
          <table:table-cell table:number-columns-repeated="2"/>
          <table:table-cell table:style-name="ce1" office:value-type="float" office:value="2009" calcext:value-type="float">
            <text:p>2009</text:p>
          </table:table-cell>
          <table:table-cell table:style-name="ce1"/>
          <table:table-cell table:style-name="ce5" table:formula="of:=[.N5]" office:value-type="currency" office:currency="CAD" office:value="0" calcext:value-type="currency">
            <text:p>$0.00</text:p>
          </table:table-cell>
          <table:table-cell table:number-columns-repeated="3" table:style-name="ce5" office:value-type="currency" office:currency="CAD" office:value="0" calcext:value-type="currency">
            <text:p>$0.00</text:p>
          </table:table-cell>
          <table:table-cell table:style-name="ce1" table:number-columns-repeated="2"/>
          <table:table-cell table:style-name="ce1" office:value-type="float" office:value="2010" calcext:value-type="float">
            <text:p>2010</text:p>
          </table:table-cell>
          <table:table-cell/>
          <table:table-cell table:style-name="ce5" table:formula="of:=[.V5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6]+[.T6])*0.045" office:value-type="currency" office:currency="CAD" office:value="0" calcext:value-type="currency">
            <text:p>$0.00</text:p>
          </table:table-cell>
          <table:table-cell table:style-name="ce5" table:formula="of:=[.S6]+[.T6]+[.U6]" office:value-type="currency" office:currency="CAD" office:value="0" calcext:value-type="currency">
            <text:p>$0.00</text:p>
          </table:table-cell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/>
          <table:table-cell table:style-name="ce5" table:formula="of:=[.F6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7]+[.D7])*0.07" office:value-type="currency" office:currency="CAD" office:value="0" calcext:value-type="currency">
            <text:p>$0.00</text:p>
          </table:table-cell>
          <table:table-cell table:style-name="ce5" table:formula="of:=([.C7]+[.D7]+[.E7])" office:value-type="currency" office:currency="CAD" office:value="0" calcext:value-type="currency">
            <text:p>$0.00</text:p>
          </table:table-cell>
          <table:table-cell table:number-columns-repeated="2"/>
          <table:table-cell table:style-name="ce1" office:value-type="float" office:value="2010" calcext:value-type="float">
            <text:p>2010</text:p>
          </table:table-cell>
          <table:table-cell table:style-name="ce1"/>
          <table:table-cell table:style-name="ce5" table:formula="of:=[.N6]" office:value-type="currency" office:currency="CAD" office:value="0" calcext:value-type="currency">
            <text:p>$0.00</text:p>
          </table:table-cell>
          <table:table-cell table:number-columns-repeated="3" table:style-name="ce5" office:value-type="currency" office:currency="CAD" office:value="0" calcext:value-type="currency">
            <text:p>$0.00</text:p>
          </table:table-cell>
          <table:table-cell table:style-name="ce1" table:number-columns-repeated="2"/>
          <table:table-cell table:style-name="ce1" office:value-type="float" office:value="2011" calcext:value-type="float">
            <text:p>2011</text:p>
          </table:table-cell>
          <table:table-cell/>
          <table:table-cell table:style-name="ce5" table:formula="of:=[.V6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7]+[.T7])*0.045" office:value-type="currency" office:currency="CAD" office:value="0" calcext:value-type="currency">
            <text:p>$0.00</text:p>
          </table:table-cell>
          <table:table-cell table:style-name="ce5" table:formula="of:=[.S7]+[.T7]+[.U7]" office:value-type="currency" office:currency="CAD" office:value="0" calcext:value-type="currency">
            <text:p>$0.00</text:p>
          </table:table-cell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/>
          <table:table-cell table:style-name="ce5" table:formula="of:=[.F7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8]+[.D8])*0.07" office:value-type="currency" office:currency="CAD" office:value="0" calcext:value-type="currency">
            <text:p>$0.00</text:p>
          </table:table-cell>
          <table:table-cell table:style-name="ce5" table:formula="of:=([.C8]+[.D8]+[.E8])" office:value-type="currency" office:currency="CAD" office:value="0" calcext:value-type="currency">
            <text:p>$0.00</text:p>
          </table:table-cell>
          <table:table-cell table:number-columns-repeated="2"/>
          <table:table-cell table:style-name="ce1" office:value-type="float" office:value="2011" calcext:value-type="float">
            <text:p>2011</text:p>
          </table:table-cell>
          <table:table-cell table:style-name="ce1"/>
          <table:table-cell table:style-name="ce5" table:formula="of:=[.N7]" office:value-type="currency" office:currency="CAD" office:value="0" calcext:value-type="currency">
            <text:p>$0.00</text:p>
          </table:table-cell>
          <table:table-cell table:number-columns-repeated="3" table:style-name="ce5" office:value-type="currency" office:currency="CAD" office:value="0" calcext:value-type="currency">
            <text:p>$0.00</text:p>
          </table:table-cell>
          <table:table-cell table:style-name="ce1" table:number-columns-repeated="2"/>
          <table:table-cell table:style-name="ce1" office:value-type="float" office:value="2012" calcext:value-type="float">
            <text:p>2012</text:p>
          </table:table-cell>
          <table:table-cell/>
          <table:table-cell table:style-name="ce5" table:formula="of:=[.V7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8]+[.T8])*0.045" office:value-type="currency" office:currency="CAD" office:value="0" calcext:value-type="currency">
            <text:p>$0.00</text:p>
          </table:table-cell>
          <table:table-cell table:style-name="ce5" table:formula="of:=[.S8]+[.T8]+[.U8]" office:value-type="currency" office:currency="CAD" office:value="0" calcext:value-type="currency">
            <text:p>$0.00</text:p>
          </table:table-cell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/>
          <table:table-cell table:style-name="ce5" table:formula="of:=[.F8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9]+[.D9])*0.07" office:value-type="currency" office:currency="CAD" office:value="0" calcext:value-type="currency">
            <text:p>$0.00</text:p>
          </table:table-cell>
          <table:table-cell table:style-name="ce5" table:formula="of:=([.C9]+[.D9]+[.E9])" office:value-type="currency" office:currency="CAD" office:value="0" calcext:value-type="currency">
            <text:p>$0.00</text:p>
          </table:table-cell>
          <table:table-cell table:number-columns-repeated="2"/>
          <table:table-cell table:style-name="ce1" office:value-type="float" office:value="2012" calcext:value-type="float">
            <text:p>2012</text:p>
          </table:table-cell>
          <table:table-cell table:style-name="ce1"/>
          <table:table-cell table:style-name="ce5" table:formula="of:=[.N8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9]+[.L9])*0.07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1" table:number-columns-repeated="2"/>
          <table:table-cell table:style-name="ce1" office:value-type="float" office:value="2013" calcext:value-type="float">
            <text:p>2013</text:p>
          </table:table-cell>
          <table:table-cell/>
          <table:table-cell table:style-name="ce5" table:formula="of:=[.V8]" office:value-type="currency" office:currency="CAD" office:value="0" calcext:value-type="currency">
            <text:p>$0.0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9]+[.T9])*0.07" office:value-type="currency" office:currency="CAD" office:value="0" calcext:value-type="currency">
            <text:p>$0.00</text:p>
          </table:table-cell>
          <table:table-cell table:style-name="ce5" table:formula="of:=[.S9]+[.T9]+[.U9]" office:value-type="currency" office:currency="CAD" office:value="0" calcext:value-type="currency">
            <text:p>$0.00</text:p>
          </table:table-cell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/>
          <table:table-cell table:style-name="ce5" table:formula="of:=[.F9]" office:value-type="currency" office:currency="CAD" office:value="0" calcext:value-type="currency">
            <text:p>$0.00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0]+[.D10])*0.07" office:value-type="currency" office:currency="CAD" office:value="525502.3914" calcext:value-type="currency">
            <text:p>$525,502.39</text:p>
          </table:table-cell>
          <table:table-cell table:style-name="ce5" table:formula="of:=([.C10]+[.D10]+[.E10])" office:value-type="currency" office:currency="CAD" office:value="8032679.4114" calcext:value-type="currency">
            <text:p>$8,032,679.41</text:p>
          </table:table-cell>
          <table:table-cell table:number-columns-repeated="2"/>
          <table:table-cell table:style-name="ce1" office:value-type="float" office:value="2013" calcext:value-type="float">
            <text:p>2013</text:p>
          </table:table-cell>
          <table:table-cell table:style-name="ce1"/>
          <table:table-cell table:style-name="ce5" table:formula="of:=[.N9]" office:value-type="currency" office:currency="CAD" office:value="0" calcext:value-type="currency">
            <text:p>$0.00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0]+[.L10])*0.07" office:value-type="currency" office:currency="CAD" office:value="592645.158" calcext:value-type="currency">
            <text:p>$592,645.16</text:p>
          </table:table-cell>
          <table:table-cell table:style-name="ce5" table:formula="of:=[.K10]+[.L10]+[.M10]" office:value-type="currency" office:currency="CAD" office:value="9059004.558" calcext:value-type="currency">
            <text:p>$9,059,004.56</text:p>
          </table:table-cell>
          <table:table-cell table:style-name="ce1" table:number-columns-repeated="2"/>
          <table:table-cell table:style-name="ce1" office:value-type="float" office:value="2014" calcext:value-type="float">
            <text:p>2014</text:p>
          </table:table-cell>
          <table:table-cell/>
          <table:table-cell table:style-name="ce5" table:formula="of:=[.V9]" office:value-type="currency" office:currency="CAD" office:value="0" calcext:value-type="currency">
            <text:p>$0.00</text:p>
          </table:table-cell>
          <table:table-cell table:style-name="ce5" table:formula="of:=[.U1]/10" office:value-type="currency" office:currency="CAD" office:value="6757111.38" calcext:value-type="currency">
            <text:p>$6,757,111.38</text:p>
          </table:table-cell>
          <table:table-cell table:style-name="ce5" table:formula="of:=([.S10]+[.T10])*0.07" office:value-type="currency" office:currency="CAD" office:value="472997.7966" calcext:value-type="currency">
            <text:p>$472,997.80</text:p>
          </table:table-cell>
          <table:table-cell table:style-name="ce5" table:formula="of:=[.S10]+[.T10]+[.U10]" office:value-type="currency" office:currency="CAD" office:value="7230109.1766" calcext:value-type="currency">
            <text:p>$7,230,109.18</text:p>
          </table:table-cell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/>
          <table:table-cell table:style-name="ce5" table:formula="of:=[.F10]" office:value-type="currency" office:currency="CAD" office:value="8032679.4114" calcext:value-type="currency">
            <text:p>$8,032,679.41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1]+[.D11])*0.07" office:value-type="currency" office:currency="CAD" office:value="1087789.950198" calcext:value-type="currency">
            <text:p>$1,087,789.95</text:p>
          </table:table-cell>
          <table:table-cell table:style-name="ce5" table:formula="of:=([.C11]+[.D11]+[.E11])" office:value-type="currency" office:currency="CAD" office:value="16627646.381598" calcext:value-type="currency">
            <text:p>$16,627,646.38</text:p>
          </table:table-cell>
          <table:table-cell table:number-columns-repeated="2"/>
          <table:table-cell table:style-name="ce1" office:value-type="float" office:value="2014" calcext:value-type="float">
            <text:p>2014</text:p>
          </table:table-cell>
          <table:table-cell table:style-name="ce1"/>
          <table:table-cell table:style-name="ce5" table:formula="of:=[.N10]" office:value-type="currency" office:currency="CAD" office:value="9059004.558" calcext:value-type="currency">
            <text:p>$9,059,004.56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1]+[.L11])*0.07" office:value-type="currency" office:currency="CAD" office:value="1226775.47706" calcext:value-type="currency">
            <text:p>$1,226,775.48</text:p>
          </table:table-cell>
          <table:table-cell table:style-name="ce5" table:formula="of:=[.K11]+[.L11]+[.M11]" office:value-type="currency" office:currency="CAD" office:value="18752139.43506" calcext:value-type="currency">
            <text:p>$18,752,139.44</text:p>
          </table:table-cell>
          <table:table-cell table:style-name="ce1" table:number-columns-repeated="2"/>
          <table:table-cell table:style-name="ce1" office:value-type="float" office:value="2015" calcext:value-type="float">
            <text:p>2015</text:p>
          </table:table-cell>
          <table:table-cell/>
          <table:table-cell table:style-name="ce5" table:formula="of:=[.V10]" office:value-type="currency" office:currency="CAD" office:value="7230109.1766" calcext:value-type="currency">
            <text:p>$7,230,109.18</text:p>
          </table:table-cell>
          <table:table-cell table:style-name="ce5" table:formula="of:=[.U1]/10" office:value-type="currency" office:currency="CAD" office:value="6757111.38" calcext:value-type="currency">
            <text:p>$6,757,111.38</text:p>
          </table:table-cell>
          <table:table-cell table:style-name="ce5" table:formula="of:=([.S11]+[.T11])*0.07" office:value-type="currency" office:currency="CAD" office:value="979105.438962" calcext:value-type="currency">
            <text:p>$979,105.44</text:p>
          </table:table-cell>
          <table:table-cell table:style-name="ce5" table:formula="of:=[.S11]+[.T11]+[.U11]" office:value-type="currency" office:currency="CAD" office:value="14966325.995562" calcext:value-type="currency">
            <text:p>$14,966,326.00</text:p>
          </table:table-cell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/>
          <table:table-cell table:style-name="ce5" table:formula="of:=[.F11]" office:value-type="currency" office:currency="CAD" office:value="16627646.381598" calcext:value-type="currency">
            <text:p>$16,627,646.38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2]+[.D12])*0.07" office:value-type="currency" office:currency="CAD" office:value="1689437.63811186" calcext:value-type="currency">
            <text:p>$1,689,437.64</text:p>
          </table:table-cell>
          <table:table-cell table:style-name="ce5" table:formula="of:=([.C12]+[.D12]+[.E12])" office:value-type="currency" office:currency="CAD" office:value="25824261.0397099" calcext:value-type="currency">
            <text:p>$25,824,261.04</text:p>
          </table:table-cell>
          <table:table-cell table:number-columns-repeated="2"/>
          <table:table-cell table:style-name="ce1" office:value-type="float" office:value="2015" calcext:value-type="float">
            <text:p>2015</text:p>
          </table:table-cell>
          <table:table-cell table:style-name="ce1"/>
          <table:table-cell table:style-name="ce5" table:formula="of:=[.N11]" office:value-type="currency" office:currency="CAD" office:value="18752139.43506" calcext:value-type="currency">
            <text:p>$18,752,139.44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2]+[.L12])*0.07" office:value-type="currency" office:currency="CAD" office:value="1905294.9184542" calcext:value-type="currency">
            <text:p>$1,905,294.92</text:p>
          </table:table-cell>
          <table:table-cell table:style-name="ce5" table:formula="of:=[.K12]+[.L12]+[.M12]" office:value-type="currency" office:currency="CAD" office:value="29123793.7535142" calcext:value-type="currency">
            <text:p>$29,123,793.75</text:p>
          </table:table-cell>
          <table:table-cell table:style-name="ce1" table:number-columns-repeated="2"/>
          <table:table-cell table:style-name="ce1" office:value-type="float" office:value="2016" calcext:value-type="float">
            <text:p>2016</text:p>
          </table:table-cell>
          <table:table-cell/>
          <table:table-cell table:style-name="ce5" table:formula="of:=[.V11]" office:value-type="currency" office:currency="CAD" office:value="14966325.995562" calcext:value-type="currency">
            <text:p>$14,966,326.00</text:p>
          </table:table-cell>
          <table:table-cell table:style-name="ce5" table:formula="of:=[.U1]/10" office:value-type="currency" office:currency="CAD" office:value="6757111.38" calcext:value-type="currency">
            <text:p>$6,757,111.38</text:p>
          </table:table-cell>
          <table:table-cell table:style-name="ce5" table:formula="of:=([.S12]+[.T12])*0.07" office:value-type="currency" office:currency="CAD" office:value="1520640.61628934" calcext:value-type="currency">
            <text:p>$1,520,640.62</text:p>
          </table:table-cell>
          <table:table-cell table:style-name="ce5" table:formula="of:=[.S12]+[.T12]+[.U12]" office:value-type="currency" office:currency="CAD" office:value="23244077.9918513" calcext:value-type="currency">
            <text:p>$23,244,077.99</text:p>
          </table:table-cell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/>
          <table:table-cell table:style-name="ce5" table:formula="of:=[.F12]" office:value-type="currency" office:currency="CAD" office:value="25824261.0397099" calcext:value-type="currency">
            <text:p>$25,824,261.04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3]+[.D13])*0.07" office:value-type="currency" office:currency="CAD" office:value="2333200.66417969" calcext:value-type="currency">
            <text:p>$2,333,200.66</text:p>
          </table:table-cell>
          <table:table-cell table:style-name="ce5" table:formula="of:=([.C13]+[.D13]+[.E13])" office:value-type="currency" office:currency="CAD" office:value="35664638.7238895" calcext:value-type="currency">
            <text:p>$35,664,638.72</text:p>
          </table:table-cell>
          <table:table-cell table:number-columns-repeated="2"/>
          <table:table-cell table:style-name="ce1" office:value-type="float" office:value="2016" calcext:value-type="float">
            <text:p>2016</text:p>
          </table:table-cell>
          <table:table-cell table:style-name="ce1"/>
          <table:table-cell table:style-name="ce5" table:formula="of:=[.N12]" office:value-type="currency" office:currency="CAD" office:value="29123793.7535142" calcext:value-type="currency">
            <text:p>$29,123,793.75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3]+[.L13])*0.07" office:value-type="currency" office:currency="CAD" office:value="2631310.72074599" calcext:value-type="currency">
            <text:p>$2,631,310.72</text:p>
          </table:table-cell>
          <table:table-cell table:style-name="ce5" table:formula="of:=[.K13]+[.L13]+[.M13]" office:value-type="currency" office:currency="CAD" office:value="40221463.8742602" calcext:value-type="currency">
            <text:p>$40,221,463.87</text:p>
          </table:table-cell>
          <table:table-cell table:style-name="ce1" table:number-columns-repeated="2"/>
          <table:table-cell table:style-name="ce1" office:value-type="float" office:value="2017" calcext:value-type="float">
            <text:p>2017</text:p>
          </table:table-cell>
          <table:table-cell/>
          <table:table-cell table:style-name="ce5" table:formula="of:=[.V12]" office:value-type="currency" office:currency="CAD" office:value="23244077.9918513" calcext:value-type="currency">
            <text:p>$23,244,077.99</text:p>
          </table:table-cell>
          <table:table-cell table:style-name="ce5" table:formula="of:=[.U1]/10" office:value-type="currency" office:currency="CAD" office:value="6757111.38" calcext:value-type="currency">
            <text:p>$6,757,111.38</text:p>
          </table:table-cell>
          <table:table-cell table:style-name="ce5" table:formula="of:=([.S13]+[.T13])*0.07" office:value-type="currency" office:currency="CAD" office:value="2100083.25602959" calcext:value-type="currency">
            <text:p>$2,100,083.26</text:p>
          </table:table-cell>
          <table:table-cell table:style-name="ce5" table:formula="of:=[.S13]+[.T13]+[.U13]" office:value-type="currency" office:currency="CAD" office:value="32101272.6278809" calcext:value-type="currency">
            <text:p>$32,101,272.63</text:p>
          </table:table-cell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/>
          <table:table-cell table:style-name="ce5" table:formula="of:=[.F13]" office:value-type="currency" office:currency="CAD" office:value="35664638.7238895" calcext:value-type="currency">
            <text:p>$35,664,638.72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4]+[.D14])*0.07" office:value-type="currency" office:currency="CAD" office:value="3022027.10207227" calcext:value-type="currency">
            <text:p>$3,022,027.10</text:p>
          </table:table-cell>
          <table:table-cell table:style-name="ce5" table:formula="of:=([.C14]+[.D14]+[.E14])" office:value-type="currency" office:currency="CAD" office:value="46193842.8459618" calcext:value-type="currency">
            <text:p>$46,193,842.85</text:p>
          </table:table-cell>
          <table:table-cell table:number-columns-repeated="2"/>
          <table:table-cell table:style-name="ce1" office:value-type="float" office:value="2017" calcext:value-type="float">
            <text:p>2017</text:p>
          </table:table-cell>
          <table:table-cell table:style-name="ce1"/>
          <table:table-cell table:style-name="ce5" table:formula="of:=[.N13]" office:value-type="currency" office:currency="CAD" office:value="40221463.8742602" calcext:value-type="currency">
            <text:p>$40,221,463.87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4]+[.L14])*0.07" office:value-type="currency" office:currency="CAD" office:value="3408147.62919821" calcext:value-type="currency">
            <text:p>$3,408,147.63</text:p>
          </table:table-cell>
          <table:table-cell table:style-name="ce5" table:formula="of:=[.K14]+[.L14]+[.M14]" office:value-type="currency" office:currency="CAD" office:value="52095970.9034584" calcext:value-type="currency">
            <text:p>$52,095,970.90</text:p>
          </table:table-cell>
          <table:table-cell table:style-name="ce1" table:number-columns-repeated="2"/>
          <table:table-cell table:style-name="ce1" office:value-type="float" office:value="2018" calcext:value-type="float">
            <text:p>2018</text:p>
          </table:table-cell>
          <table:table-cell/>
          <table:table-cell table:style-name="ce5" table:formula="of:=[.V13]" office:value-type="currency" office:currency="CAD" office:value="32101272.6278809" calcext:value-type="currency">
            <text:p>$32,101,272.63</text:p>
          </table:table-cell>
          <table:table-cell table:style-name="ce5" table:formula="of:=[.U1]/10" office:value-type="currency" office:currency="CAD" office:value="6757111.38" calcext:value-type="currency">
            <text:p>$6,757,111.38</text:p>
          </table:table-cell>
          <table:table-cell table:style-name="ce5" table:formula="of:=([.S14]+[.T14])*0.07" office:value-type="currency" office:currency="CAD" office:value="2720086.88055167" calcext:value-type="currency">
            <text:p>$2,720,086.88</text:p>
          </table:table-cell>
          <table:table-cell table:style-name="ce5" table:formula="of:=[.S14]+[.T14]+[.U14]" office:value-type="currency" office:currency="CAD" office:value="41578470.8884326" calcext:value-type="currency">
            <text:p>$41,578,470.89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/>
          <table:table-cell table:style-name="ce5" table:formula="of:=[.F14]" office:value-type="currency" office:currency="CAD" office:value="46193842.8459618" calcext:value-type="currency">
            <text:p>$46,193,842.85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5]+[.D15])*0.07" office:value-type="currency" office:currency="CAD" office:value="3759071.39061733" calcext:value-type="currency">
            <text:p>$3,759,071.39</text:p>
          </table:table-cell>
          <table:table-cell table:style-name="ce5" table:formula="of:=([.C15]+[.D15]+[.E15])" office:value-type="currency" office:currency="CAD" office:value="57460091.2565792" calcext:value-type="currency">
            <text:p>$57,460,091.26</text:p>
          </table:table-cell>
          <table:table-cell table:number-columns-repeated="2"/>
          <table:table-cell table:style-name="ce1" office:value-type="float" office:value="2018" calcext:value-type="float">
            <text:p>2018</text:p>
          </table:table-cell>
          <table:table-cell table:style-name="ce1"/>
          <table:table-cell table:style-name="ce5" table:formula="of:=[.N14]" office:value-type="currency" office:currency="CAD" office:value="52095970.9034584" calcext:value-type="currency">
            <text:p>$52,095,970.90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5]+[.L15])*0.07" office:value-type="currency" office:currency="CAD" office:value="4239363.12124209" calcext:value-type="currency">
            <text:p>$4,239,363.12</text:p>
          </table:table-cell>
          <table:table-cell table:style-name="ce5" table:formula="of:=[.K15]+[.L15]+[.M15]" office:value-type="currency" office:currency="CAD" office:value="64801693.4247005" calcext:value-type="currency">
            <text:p>$64,801,693.42</text:p>
          </table:table-cell>
          <table:table-cell table:style-name="ce1" table:number-columns-repeated="2"/>
          <table:table-cell table:style-name="ce1" office:value-type="float" office:value="2019" calcext:value-type="float">
            <text:p>2019</text:p>
          </table:table-cell>
          <table:table-cell/>
          <table:table-cell table:style-name="ce5" table:formula="of:=[.V14]" office:value-type="currency" office:currency="CAD" office:value="41578470.8884326" calcext:value-type="currency">
            <text:p>$41,578,470.89</text:p>
          </table:table-cell>
          <table:table-cell table:style-name="ce5" table:formula="of:=[.U1]/10" office:value-type="currency" office:currency="CAD" office:value="6757111.38" calcext:value-type="currency">
            <text:p>$6,757,111.38</text:p>
          </table:table-cell>
          <table:table-cell table:style-name="ce5" table:formula="of:=([.S15]+[.T15])*0.07" office:value-type="currency" office:currency="CAD" office:value="3383490.75879028" calcext:value-type="currency">
            <text:p>$3,383,490.76</text:p>
          </table:table-cell>
          <table:table-cell table:style-name="ce5" table:formula="of:=[.S15]+[.T15]+[.U15]" office:value-type="currency" office:currency="CAD" office:value="51719073.0272229" calcext:value-type="currency">
            <text:p>$51,719,073.03</text:p>
          </table:table-cell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/>
          <table:table-cell table:style-name="ce5" table:formula="of:=[.F15]" office:value-type="currency" office:currency="CAD" office:value="57460091.2565792" calcext:value-type="currency">
            <text:p>$57,460,091.26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6]+[.D16])*0.07" office:value-type="currency" office:currency="CAD" office:value="4547708.77936054" calcext:value-type="currency">
            <text:p>$4,547,708.78</text:p>
          </table:table-cell>
          <table:table-cell table:style-name="ce5" table:formula="of:=([.C16]+[.D16]+[.E16])" office:value-type="currency" office:currency="CAD" office:value="69514977.0559397" calcext:value-type="currency">
            <text:p>$69,514,977.06</text:p>
          </table:table-cell>
          <table:table-cell table:number-columns-repeated="2"/>
          <table:table-cell table:style-name="ce1" office:value-type="float" office:value="2019" calcext:value-type="float">
            <text:p>2019</text:p>
          </table:table-cell>
          <table:table-cell table:style-name="ce1"/>
          <table:table-cell table:style-name="ce5" table:formula="of:=[.N15]" office:value-type="currency" office:currency="CAD" office:value="64801693.4247005" calcext:value-type="currency">
            <text:p>$64,801,693.42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6]+[.L16])*0.07" office:value-type="currency" office:currency="CAD" office:value="5128763.69772904" calcext:value-type="currency">
            <text:p>$5,128,763.70</text:p>
          </table:table-cell>
          <table:table-cell table:style-name="ce5" table:formula="of:=[.K16]+[.L16]+[.M16]" office:value-type="currency" office:currency="CAD" office:value="78396816.5224295" calcext:value-type="currency">
            <text:p>$78,396,816.52</text:p>
          </table:table-cell>
          <table:table-cell table:style-name="ce1" table:number-columns-repeated="2"/>
          <table:table-cell table:style-name="ce1" office:value-type="float" office:value="2020" calcext:value-type="float">
            <text:p>2020</text:p>
          </table:table-cell>
          <table:table-cell/>
          <table:table-cell table:style-name="ce5" table:formula="of:=[.V15]" office:value-type="currency" office:currency="CAD" office:value="51719073.0272229" calcext:value-type="currency">
            <text:p>$51,719,073.03</text:p>
          </table:table-cell>
          <table:table-cell table:style-name="ce5" table:formula="of:=[.U1]/10" office:value-type="currency" office:currency="CAD" office:value="6757111.38" calcext:value-type="currency">
            <text:p>$6,757,111.38</text:p>
          </table:table-cell>
          <table:table-cell table:style-name="ce5" table:formula="of:=([.S16]+[.T16])*0.07" office:value-type="currency" office:currency="CAD" office:value="4093332.9085056" calcext:value-type="currency">
            <text:p>$4,093,332.91</text:p>
          </table:table-cell>
          <table:table-cell table:style-name="ce5" table:formula="of:=[.S16]+[.T16]+[.U16]" office:value-type="currency" office:currency="CAD" office:value="62569517.3157285" calcext:value-type="currency">
            <text:p>$62,569,517.32</text:p>
          </table:table-cell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/>
          <table:table-cell table:style-name="ce5" table:formula="of:=[.F16]" office:value-type="currency" office:currency="CAD" office:value="69514977.0559397" calcext:value-type="currency">
            <text:p>$69,514,977.06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7]+[.D17])*0.07" office:value-type="currency" office:currency="CAD" office:value="5391550.78531578" calcext:value-type="currency">
            <text:p>$5,391,550.79</text:p>
          </table:table-cell>
          <table:table-cell table:style-name="ce5" table:formula="of:=([.C17]+[.D17]+[.E17])" office:value-type="currency" office:currency="CAD" office:value="82413704.8612555" calcext:value-type="currency">
            <text:p>$82,413,704.86</text:p>
          </table:table-cell>
          <table:table-cell table:number-columns-repeated="2"/>
          <table:table-cell table:style-name="ce1" office:value-type="float" office:value="2020" calcext:value-type="float">
            <text:p>2020</text:p>
          </table:table-cell>
          <table:table-cell table:style-name="ce1"/>
          <table:table-cell table:style-name="ce5" table:formula="of:=[.N16]" office:value-type="currency" office:currency="CAD" office:value="78396816.5224295" calcext:value-type="currency">
            <text:p>$78,396,816.52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7]+[.L17])*0.07" office:value-type="currency" office:currency="CAD" office:value="6080422.31457007" calcext:value-type="currency">
            <text:p>$6,080,422.31</text:p>
          </table:table-cell>
          <table:table-cell table:style-name="ce5" table:formula="of:=[.K17]+[.L17]+[.M17]" office:value-type="currency" office:currency="CAD" office:value="92943598.2369996" calcext:value-type="currency">
            <text:p>$92,943,598.24</text:p>
          </table:table-cell>
          <table:table-cell table:style-name="ce1" table:number-columns-repeated="2"/>
          <table:table-cell table:style-name="ce1" office:value-type="float" office:value="2021" calcext:value-type="float">
            <text:p>2021</text:p>
          </table:table-cell>
          <table:table-cell/>
          <table:table-cell table:style-name="ce5" table:formula="of:=[.V16]" office:value-type="currency" office:currency="CAD" office:value="62569517.3157285" calcext:value-type="currency">
            <text:p>$62,569,517.32</text:p>
          </table:table-cell>
          <table:table-cell table:style-name="ce5" table:formula="of:=[.U1]/10" office:value-type="currency" office:currency="CAD" office:value="6757111.38" calcext:value-type="currency">
            <text:p>$6,757,111.38</text:p>
          </table:table-cell>
          <table:table-cell table:style-name="ce5" table:formula="of:=([.S17]+[.T17])*0.07" office:value-type="currency" office:currency="CAD" office:value="4852864.008701" calcext:value-type="currency">
            <text:p>$4,852,864.01</text:p>
          </table:table-cell>
          <table:table-cell table:style-name="ce5" table:formula="of:=[.S17]+[.T17]+[.U17]" office:value-type="currency" office:currency="CAD" office:value="74179492.7044295" calcext:value-type="currency">
            <text:p>$74,179,492.70</text:p>
          </table:table-cell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 table:style-name="ce1"/>
          <table:table-cell table:style-name="ce5" table:formula="of:=[.F17]" office:value-type="currency" office:currency="CAD" office:value="82413704.8612555" calcext:value-type="currency">
            <text:p>$82,413,704.86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8]+[.D18])*0.07" office:value-type="currency" office:currency="CAD" office:value="6294461.73168788" calcext:value-type="currency">
            <text:p>$6,294,461.73</text:p>
          </table:table-cell>
          <table:table-cell table:style-name="ce5" table:formula="of:=([.C18]+[.D18]+[.E18])" office:value-type="currency" office:currency="CAD" office:value="96215343.6129434" calcext:value-type="currency">
            <text:p>$96,215,343.61</text:p>
          </table:table-cell>
          <table:table-cell table:number-columns-repeated="2"/>
          <table:table-cell table:style-name="ce1" office:value-type="float" office:value="2021" calcext:value-type="float">
            <text:p>2021</text:p>
          </table:table-cell>
          <table:table-cell table:style-name="ce1"/>
          <table:table-cell table:style-name="ce5" table:formula="of:=[.N17]" office:value-type="currency" office:currency="CAD" office:value="92943598.2369996" calcext:value-type="currency">
            <text:p>$92,943,598.24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8]+[.L18])*0.07" office:value-type="currency" office:currency="CAD" office:value="7098697.03458997" calcext:value-type="currency">
            <text:p>$7,098,697.03</text:p>
          </table:table-cell>
          <table:table-cell table:style-name="ce5" table:formula="of:=[.K18]+[.L18]+[.M18]" office:value-type="currency" office:currency="CAD" office:value="108508654.67159" calcext:value-type="currency">
            <text:p>$108,508,654.67</text:p>
          </table:table-cell>
          <table:table-cell table:style-name="ce1" table:number-columns-repeated="2"/>
          <table:table-cell table:style-name="ce1" office:value-type="float" office:value="2022" calcext:value-type="float">
            <text:p>2022</text:p>
          </table:table-cell>
          <table:table-cell/>
          <table:table-cell table:style-name="ce5" table:formula="of:=[.V17]" office:value-type="currency" office:currency="CAD" office:value="74179492.7044295" calcext:value-type="currency">
            <text:p>$74,179,492.70</text:p>
          </table:table-cell>
          <table:table-cell table:style-name="ce5" table:formula="of:=[.U1]/10" office:value-type="currency" office:currency="CAD" office:value="6757111.38" calcext:value-type="currency">
            <text:p>$6,757,111.38</text:p>
          </table:table-cell>
          <table:table-cell table:style-name="ce5" table:formula="of:=([.S18]+[.T18])*0.07" office:value-type="currency" office:currency="CAD" office:value="5665562.28591006" calcext:value-type="currency">
            <text:p>$5,665,562.29</text:p>
          </table:table-cell>
          <table:table-cell table:style-name="ce5" table:formula="of:=[.S18]+[.T18]+[.U18]" office:value-type="currency" office:currency="CAD" office:value="86602166.3703396" calcext:value-type="currency">
            <text:p>$86,602,166.37</text:p>
          </table:table-cell>
        </table:table-row>
        <table:table-row table:style-name="ro1">
          <table:table-cell table:style-name="ce1" office:value-type="float" office:value="2021" calcext:value-type="float">
            <text:p>2021</text:p>
          </table:table-cell>
          <table:table-cell table:style-name="ce1"/>
          <table:table-cell table:style-name="ce5" table:formula="of:=[.F18]" office:value-type="currency" office:currency="CAD" office:value="96215343.6129434" calcext:value-type="currency">
            <text:p>$96,215,343.61</text:p>
          </table:table-cell>
          <table:table-cell table:style-name="ce5" table:formula="of:=[.E1]/10" office:value-type="currency" office:currency="CAD" office:value="7507177.02" calcext:value-type="currency">
            <text:p>$7,507,177.02</text:p>
          </table:table-cell>
          <table:table-cell table:style-name="ce5" table:formula="of:=([.C19]+[.D19])*0.07" office:value-type="currency" office:currency="CAD" office:value="7260576.44430604" calcext:value-type="currency">
            <text:p>$7,260,576.44</text:p>
          </table:table-cell>
          <table:table-cell table:style-name="ce5" table:formula="of:=([.C19]+[.D19]+[.E19])" office:value-type="currency" office:currency="CAD" office:value="110983097.077249" calcext:value-type="currency">
            <text:p>$110,983,097.08</text:p>
          </table:table-cell>
          <table:table-cell table:number-columns-repeated="2"/>
          <table:table-cell table:style-name="ce1" office:value-type="float" office:value="2022" calcext:value-type="float">
            <text:p>2022</text:p>
          </table:table-cell>
          <table:table-cell table:style-name="ce1"/>
          <table:table-cell table:style-name="ce5" table:formula="of:=[.N18]" office:value-type="currency" office:currency="CAD" office:value="108508654.67159" calcext:value-type="currency">
            <text:p>$108,508,654.67</text:p>
          </table:table-cell>
          <table:table-cell table:style-name="ce5" table:formula="of:=[.M1]/10" office:value-type="currency" office:currency="CAD" office:value="8466359.4" calcext:value-type="currency">
            <text:p>$8,466,359.40</text:p>
          </table:table-cell>
          <table:table-cell table:style-name="ce5" table:formula="of:=([.K19]+[.L19])*0.07" office:value-type="currency" office:currency="CAD" office:value="8188250.98501127" calcext:value-type="currency">
            <text:p>$8,188,250.99</text:p>
          </table:table-cell>
          <table:table-cell table:style-name="ce5" table:formula="of:=[.K19]+[.L19]+[.M19]" office:value-type="currency" office:currency="CAD" office:value="125163265.056601" calcext:value-type="currency">
            <text:p>$125,163,265.06</text:p>
          </table:table-cell>
          <table:table-cell table:style-name="ce1" table:number-columns-repeated="2"/>
          <table:table-cell table:style-name="ce1" office:value-type="float" office:value="2023" calcext:value-type="float">
            <text:p>2023</text:p>
          </table:table-cell>
          <table:table-cell/>
          <table:table-cell table:style-name="ce5" table:formula="of:=[.V18]" office:value-type="currency" office:currency="CAD" office:value="86602166.3703396" calcext:value-type="currency">
            <text:p>$86,602,166.37</text:p>
          </table:table-cell>
          <table:table-cell table:style-name="ce5" table:formula="of:=[.U1]/10" office:value-type="currency" office:currency="CAD" office:value="6757111.38" calcext:value-type="currency">
            <text:p>$6,757,111.38</text:p>
          </table:table-cell>
          <table:table-cell table:style-name="ce5" table:formula="of:=([.S19]+[.T19])*0.07" office:value-type="currency" office:currency="CAD" office:value="6535149.44252377" calcext:value-type="currency">
            <text:p>$6,535,149.44</text:p>
          </table:table-cell>
          <table:table-cell table:style-name="ce5" table:formula="of:=[.S19]+[.T19]+[.U19]" office:value-type="currency" office:currency="CAD" office:value="99894427.1928633" calcext:value-type="currency">
            <text:p>$99,894,427.19</text:p>
          </table:table-cell>
        </table:table-row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"/>
          <table:table-cell table:style-name="ce5" table:formula="of:=[.F19]" office:value-type="currency" office:currency="CAD" office:value="110983097.077249" calcext:value-type="currency">
            <text:p>$110,983,097.08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0]+[.D20])*0.07" office:value-type="currency" office:currency="CAD" office:value="7768816.79540746" calcext:value-type="currency">
            <text:p>$7,768,816.80</text:p>
          </table:table-cell>
          <table:table-cell table:style-name="ce5" table:formula="of:=([.C20]+[.D20]+[.E20])" office:value-type="currency" office:currency="CAD" office:value="118751913.872657" calcext:value-type="currency">
            <text:p>$118,751,913.87</text:p>
          </table:table-cell>
          <table:table-cell table:number-columns-repeated="2"/>
          <table:table-cell table:style-name="ce1" office:value-type="float" office:value="2023" calcext:value-type="float">
            <text:p>2023</text:p>
          </table:table-cell>
          <table:table-cell table:style-name="ce1"/>
          <table:table-cell table:style-name="ce5" table:formula="of:=[.N19]" office:value-type="currency" office:currency="CAD" office:value="125163265.056601" calcext:value-type="currency">
            <text:p>$125,163,265.06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0]+[.L20])*0.07" office:value-type="currency" office:currency="CAD" office:value="8761428.55396206" calcext:value-type="currency">
            <text:p>$8,761,428.55</text:p>
          </table:table-cell>
          <table:table-cell table:style-name="ce5" table:formula="of:=[.K20]+[.L20]+[.M20]" office:value-type="currency" office:currency="CAD" office:value="133924693.610563" calcext:value-type="currency">
            <text:p>$133,924,693.61</text:p>
          </table:table-cell>
          <table:table-cell table:style-name="ce1" table:number-columns-repeated="2"/>
          <table:table-cell table:style-name="ce1" office:value-type="float" office:value="2024" calcext:value-type="float">
            <text:p>2024</text:p>
          </table:table-cell>
          <table:table-cell/>
          <table:table-cell table:style-name="ce5" table:formula="of:=[.V19]" office:value-type="currency" office:currency="CAD" office:value="99894427.1928633" calcext:value-type="currency">
            <text:p>$99,894,427.19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20]+[.T20])*0.07" office:value-type="currency" office:currency="CAD" office:value="6992609.90350043" calcext:value-type="currency">
            <text:p>$6,992,609.90</text:p>
          </table:table-cell>
          <table:table-cell table:style-name="ce5" table:formula="of:=[.S20]+[.T20]+[.U20]" office:value-type="currency" office:currency="CAD" office:value="106887037.096364" calcext:value-type="currency">
            <text:p>$106,887,037.10</text:p>
          </table:table-cell>
        </table:table-row>
        <table:table-row table:style-name="ro1">
          <table:table-cell table:style-name="ce1" office:value-type="float" office:value="2023" calcext:value-type="float">
            <text:p>2023</text:p>
          </table:table-cell>
          <table:table-cell table:style-name="ce1"/>
          <table:table-cell table:style-name="ce5" table:formula="of:=[.F20]" office:value-type="currency" office:currency="CAD" office:value="118751913.872657" calcext:value-type="currency">
            <text:p>$118,751,913.87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1]+[.D21])*0.07" office:value-type="currency" office:currency="CAD" office:value="8312633.97108598" calcext:value-type="currency">
            <text:p>$8,312,633.97</text:p>
          </table:table-cell>
          <table:table-cell table:style-name="ce5" table:formula="of:=([.C21]+[.D21]+[.E21])" office:value-type="currency" office:currency="CAD" office:value="127064547.843743" calcext:value-type="currency">
            <text:p>$127,064,547.84</text:p>
          </table:table-cell>
          <table:table-cell table:number-columns-repeated="2"/>
          <table:table-cell table:style-name="ce1" office:value-type="float" office:value="2024" calcext:value-type="float">
            <text:p>2024</text:p>
          </table:table-cell>
          <table:table-cell table:style-name="ce1"/>
          <table:table-cell table:style-name="ce5" table:formula="of:=[.N20]" office:value-type="currency" office:currency="CAD" office:value="133924693.610563" calcext:value-type="currency">
            <text:p>$133,924,693.61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1]+[.L21])*0.07" office:value-type="currency" office:currency="CAD" office:value="9374728.55273941" calcext:value-type="currency">
            <text:p>$9,374,728.55</text:p>
          </table:table-cell>
          <table:table-cell table:style-name="ce5" table:formula="of:=[.K21]+[.L21]+[.M21]" office:value-type="currency" office:currency="CAD" office:value="143299422.163302" calcext:value-type="currency">
            <text:p>$143,299,422.16</text:p>
          </table:table-cell>
          <table:table-cell table:style-name="ce1" table:number-columns-repeated="2"/>
          <table:table-cell table:style-name="ce1" office:value-type="float" office:value="2025" calcext:value-type="float">
            <text:p>2025</text:p>
          </table:table-cell>
          <table:table-cell/>
          <table:table-cell table:style-name="ce5" table:formula="of:=[.V20]" office:value-type="currency" office:currency="CAD" office:value="106887037.096364" calcext:value-type="currency">
            <text:p>$106,887,037.1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21]+[.T21])*0.07" office:value-type="currency" office:currency="CAD" office:value="7482092.59674546" calcext:value-type="currency">
            <text:p>$7,482,092.60</text:p>
          </table:table-cell>
          <table:table-cell table:style-name="ce5" table:formula="of:=[.S21]+[.T21]+[.U21]" office:value-type="currency" office:currency="CAD" office:value="114369129.693109" calcext:value-type="currency">
            <text:p>$114,369,129.69</text:p>
          </table:table-cell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/>
          <table:table-cell table:style-name="ce5" table:formula="of:=[.F21]" office:value-type="currency" office:currency="CAD" office:value="127064547.843743" calcext:value-type="currency">
            <text:p>$127,064,547.84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2]+[.D22])*0.07" office:value-type="currency" office:currency="CAD" office:value="8894518.349062" calcext:value-type="currency">
            <text:p>$8,894,518.35</text:p>
          </table:table-cell>
          <table:table-cell table:style-name="ce5" table:formula="of:=([.C22]+[.D22]+[.E22])" office:value-type="currency" office:currency="CAD" office:value="135959066.192805" calcext:value-type="currency">
            <text:p>$135,959,066.19</text:p>
          </table:table-cell>
          <table:table-cell table:number-columns-repeated="2"/>
          <table:table-cell table:style-name="ce1" office:value-type="float" office:value="2025" calcext:value-type="float">
            <text:p>2025</text:p>
          </table:table-cell>
          <table:table-cell table:style-name="ce1"/>
          <table:table-cell table:style-name="ce5" table:formula="of:=[.N21]" office:value-type="currency" office:currency="CAD" office:value="143299422.163302" calcext:value-type="currency">
            <text:p>$143,299,422.16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2]+[.L22])*0.07" office:value-type="currency" office:currency="CAD" office:value="10030959.5514312" calcext:value-type="currency">
            <text:p>$10,030,959.55</text:p>
          </table:table-cell>
          <table:table-cell table:style-name="ce5" table:formula="of:=[.K22]+[.L22]+[.M22]" office:value-type="currency" office:currency="CAD" office:value="153330381.714734" calcext:value-type="currency">
            <text:p>$153,330,381.71</text:p>
          </table:table-cell>
          <table:table-cell table:style-name="ce1" table:number-columns-repeated="2"/>
          <table:table-cell table:style-name="ce1" office:value-type="float" office:value="2026" calcext:value-type="float">
            <text:p>2026</text:p>
          </table:table-cell>
          <table:table-cell/>
          <table:table-cell table:style-name="ce5" table:formula="of:=[.V21]" office:value-type="currency" office:currency="CAD" office:value="114369129.693109" calcext:value-type="currency">
            <text:p>$114,369,129.69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22]+[.T22])*0.07" office:value-type="currency" office:currency="CAD" office:value="8005839.07851765" calcext:value-type="currency">
            <text:p>$8,005,839.08</text:p>
          </table:table-cell>
          <table:table-cell table:style-name="ce5" table:formula="of:=[.S22]+[.T22]+[.U22]" office:value-type="currency" office:currency="CAD" office:value="122374968.771627" calcext:value-type="currency">
            <text:p>$122,374,968.77</text:p>
          </table:table-cell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/>
          <table:table-cell table:style-name="ce5" table:formula="of:=[.F22]" office:value-type="currency" office:currency="CAD" office:value="135959066.192805" calcext:value-type="currency">
            <text:p>$135,959,066.19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3]+[.D23])*0.07" office:value-type="currency" office:currency="CAD" office:value="9517134.63349634" calcext:value-type="currency">
            <text:p>$9,517,134.63</text:p>
          </table:table-cell>
          <table:table-cell table:style-name="ce5" table:formula="of:=([.C23]+[.D23]+[.E23])" office:value-type="currency" office:currency="CAD" office:value="145476200.826301" calcext:value-type="currency">
            <text:p>$145,476,200.83</text:p>
          </table:table-cell>
          <table:table-cell table:number-columns-repeated="2"/>
          <table:table-cell table:style-name="ce1" office:value-type="float" office:value="2026" calcext:value-type="float">
            <text:p>2026</text:p>
          </table:table-cell>
          <table:table-cell table:style-name="ce1"/>
          <table:table-cell table:style-name="ce5" table:formula="of:=[.N22]" office:value-type="currency" office:currency="CAD" office:value="153330381.714734" calcext:value-type="currency">
            <text:p>$153,330,381.71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3]+[.L23])*0.07" office:value-type="currency" office:currency="CAD" office:value="10733126.7200314" calcext:value-type="currency">
            <text:p>$10,733,126.72</text:p>
          </table:table-cell>
          <table:table-cell table:style-name="ce5" table:formula="of:=[.K23]+[.L23]+[.M23]" office:value-type="currency" office:currency="CAD" office:value="164063508.434765" calcext:value-type="currency">
            <text:p>$164,063,508.43</text:p>
          </table:table-cell>
          <table:table-cell table:style-name="ce1" table:number-columns-repeated="2"/>
          <table:table-cell table:style-name="ce1" office:value-type="float" office:value="2027" calcext:value-type="float">
            <text:p>2027</text:p>
          </table:table-cell>
          <table:table-cell/>
          <table:table-cell table:style-name="ce5" table:formula="of:=[.V22]" office:value-type="currency" office:currency="CAD" office:value="122374968.771627" calcext:value-type="currency">
            <text:p>$122,374,968.77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23]+[.T23])*0.07" office:value-type="currency" office:currency="CAD" office:value="8566247.81401388" calcext:value-type="currency">
            <text:p>$8,566,247.81</text:p>
          </table:table-cell>
          <table:table-cell table:style-name="ce5" table:formula="of:=[.S23]+[.T23]+[.U23]" office:value-type="currency" office:currency="CAD" office:value="130941216.585641" calcext:value-type="currency">
            <text:p>$130,941,216.59</text:p>
          </table:table-cell>
        </table:table-row>
        <table:table-row table:style-name="ro1">
          <table:table-cell table:style-name="ce1" office:value-type="float" office:value="2026" calcext:value-type="float">
            <text:p>2026</text:p>
          </table:table-cell>
          <table:table-cell table:style-name="ce1"/>
          <table:table-cell table:style-name="ce5" table:formula="of:=[.F23]" office:value-type="currency" office:currency="CAD" office:value="145476200.826301" calcext:value-type="currency">
            <text:p>$145,476,200.83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4]+[.D24])*0.07" office:value-type="currency" office:currency="CAD" office:value="10183334.0578411" calcext:value-type="currency">
            <text:p>$10,183,334.06</text:p>
          </table:table-cell>
          <table:table-cell table:style-name="ce5" table:formula="of:=([.C24]+[.D24]+[.E24])" office:value-type="currency" office:currency="CAD" office:value="155659534.884142" calcext:value-type="currency">
            <text:p>$155,659,534.88</text:p>
          </table:table-cell>
          <table:table-cell table:number-columns-repeated="2"/>
          <table:table-cell table:style-name="ce1" office:value-type="float" office:value="2027" calcext:value-type="float">
            <text:p>2027</text:p>
          </table:table-cell>
          <table:table-cell table:style-name="ce1"/>
          <table:table-cell table:style-name="ce5" table:formula="of:=[.N23]" office:value-type="currency" office:currency="CAD" office:value="164063508.434765" calcext:value-type="currency">
            <text:p>$164,063,508.43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4]+[.L24])*0.07" office:value-type="currency" office:currency="CAD" office:value="11484445.5904335" calcext:value-type="currency">
            <text:p>$11,484,445.59</text:p>
          </table:table-cell>
          <table:table-cell table:style-name="ce5" table:formula="of:=[.K24]+[.L24]+[.M24]" office:value-type="currency" office:currency="CAD" office:value="175547954.025198" calcext:value-type="currency">
            <text:p>$175,547,954.03</text:p>
          </table:table-cell>
          <table:table-cell table:style-name="ce1" table:number-columns-repeated="2"/>
          <table:table-cell table:style-name="ce1" office:value-type="float" office:value="2028" calcext:value-type="float">
            <text:p>2028</text:p>
          </table:table-cell>
          <table:table-cell/>
          <table:table-cell table:style-name="ce5" table:formula="of:=[.V23]" office:value-type="currency" office:currency="CAD" office:value="130941216.585641" calcext:value-type="currency">
            <text:p>$130,941,216.59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24]+[.T24])*0.07" office:value-type="currency" office:currency="CAD" office:value="9165885.16099485" calcext:value-type="currency">
            <text:p>$9,165,885.16</text:p>
          </table:table-cell>
          <table:table-cell table:style-name="ce5" table:formula="of:=[.S24]+[.T24]+[.U24]" office:value-type="currency" office:currency="CAD" office:value="140107101.746636" calcext:value-type="currency">
            <text:p>$140,107,101.75</text:p>
          </table:table-cell>
        </table:table-row>
        <table:table-row table:style-name="ro1">
          <table:table-cell table:style-name="ce1" office:value-type="float" office:value="2027" calcext:value-type="float">
            <text:p>2027</text:p>
          </table:table-cell>
          <table:table-cell table:style-name="ce1"/>
          <table:table-cell table:style-name="ce5" table:formula="of:=[.F24]" office:value-type="currency" office:currency="CAD" office:value="155659534.884142" calcext:value-type="currency">
            <text:p>$155,659,534.88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5]+[.D25])*0.07" office:value-type="currency" office:currency="CAD" office:value="10896167.44189" calcext:value-type="currency">
            <text:p>$10,896,167.44</text:p>
          </table:table-cell>
          <table:table-cell table:style-name="ce5" table:formula="of:=([.C25]+[.D25]+[.E25])" office:value-type="currency" office:currency="CAD" office:value="166555702.326032" calcext:value-type="currency">
            <text:p>$166,555,702.33</text:p>
          </table:table-cell>
          <table:table-cell table:number-columns-repeated="2"/>
          <table:table-cell table:style-name="ce1" office:value-type="float" office:value="2028" calcext:value-type="float">
            <text:p>2028</text:p>
          </table:table-cell>
          <table:table-cell table:style-name="ce1"/>
          <table:table-cell table:style-name="ce5" table:formula="of:=[.N24]" office:value-type="currency" office:currency="CAD" office:value="175547954.025198" calcext:value-type="currency">
            <text:p>$175,547,954.03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5]+[.L25])*0.07" office:value-type="currency" office:currency="CAD" office:value="12288356.7817639" calcext:value-type="currency">
            <text:p>$12,288,356.78</text:p>
          </table:table-cell>
          <table:table-cell table:style-name="ce5" table:formula="of:=[.K25]+[.L25]+[.M25]" office:value-type="currency" office:currency="CAD" office:value="187836310.806962" calcext:value-type="currency">
            <text:p>$187,836,310.81</text:p>
          </table:table-cell>
          <table:table-cell table:style-name="ce1" table:number-columns-repeated="2"/>
          <table:table-cell table:style-name="ce1" office:value-type="float" office:value="2029" calcext:value-type="float">
            <text:p>2029</text:p>
          </table:table-cell>
          <table:table-cell/>
          <table:table-cell table:style-name="ce5" table:formula="of:=[.V24]" office:value-type="currency" office:currency="CAD" office:value="140107101.746636" calcext:value-type="currency">
            <text:p>$140,107,101.75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25]+[.T25])*0.07" office:value-type="currency" office:currency="CAD" office:value="9807497.12226449" calcext:value-type="currency">
            <text:p>$9,807,497.12</text:p>
          </table:table-cell>
          <table:table-cell table:style-name="ce5" table:formula="of:=[.S25]+[.T25]+[.U25]" office:value-type="currency" office:currency="CAD" office:value="149914598.8689" calcext:value-type="currency">
            <text:p>$149,914,598.87</text:p>
          </table:table-cell>
        </table:table-row>
        <table:table-row table:style-name="ro1">
          <table:table-cell table:style-name="ce1" office:value-type="float" office:value="2028" calcext:value-type="float">
            <text:p>2028</text:p>
          </table:table-cell>
          <table:table-cell table:style-name="ce1"/>
          <table:table-cell table:style-name="ce5" table:formula="of:=[.F25]" office:value-type="currency" office:currency="CAD" office:value="166555702.326032" calcext:value-type="currency">
            <text:p>$166,555,702.33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6]+[.D26])*0.07" office:value-type="currency" office:currency="CAD" office:value="11658899.1628223" calcext:value-type="currency">
            <text:p>$11,658,899.16</text:p>
          </table:table-cell>
          <table:table-cell table:style-name="ce5" table:formula="of:=([.C26]+[.D26]+[.E26])" office:value-type="currency" office:currency="CAD" office:value="178214601.488855" calcext:value-type="currency">
            <text:p>$178,214,601.49</text:p>
          </table:table-cell>
          <table:table-cell table:number-columns-repeated="2"/>
          <table:table-cell table:style-name="ce1" office:value-type="float" office:value="2029" calcext:value-type="float">
            <text:p>2029</text:p>
          </table:table-cell>
          <table:table-cell table:style-name="ce1"/>
          <table:table-cell table:style-name="ce5" table:formula="of:=[.N25]" office:value-type="currency" office:currency="CAD" office:value="187836310.806962" calcext:value-type="currency">
            <text:p>$187,836,310.81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6]+[.L26])*0.07" office:value-type="currency" office:currency="CAD" office:value="13148541.7564874" calcext:value-type="currency">
            <text:p>$13,148,541.76</text:p>
          </table:table-cell>
          <table:table-cell table:style-name="ce5" table:formula="of:=[.K26]+[.L26]+[.M26]" office:value-type="currency" office:currency="CAD" office:value="200984852.56345" calcext:value-type="currency">
            <text:p>$200,984,852.56</text:p>
          </table:table-cell>
          <table:table-cell table:style-name="ce1" table:number-columns-repeated="2"/>
          <table:table-cell table:style-name="ce1" office:value-type="float" office:value="2030" calcext:value-type="float">
            <text:p>2030</text:p>
          </table:table-cell>
          <table:table-cell/>
          <table:table-cell table:style-name="ce5" table:formula="of:=[.V25]" office:value-type="currency" office:currency="CAD" office:value="149914598.8689" calcext:value-type="currency">
            <text:p>$149,914,598.87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26]+[.T26])*0.07" office:value-type="currency" office:currency="CAD" office:value="10494021.920823" calcext:value-type="currency">
            <text:p>$10,494,021.92</text:p>
          </table:table-cell>
          <table:table-cell table:style-name="ce5" table:formula="of:=[.S26]+[.T26]+[.U26]" office:value-type="currency" office:currency="CAD" office:value="160408620.789723" calcext:value-type="currency">
            <text:p>$160,408,620.79</text:p>
          </table:table-cell>
        </table:table-row>
        <table:table-row table:style-name="ro1">
          <table:table-cell table:style-name="ce1" office:value-type="float" office:value="2029" calcext:value-type="float">
            <text:p>2029</text:p>
          </table:table-cell>
          <table:table-cell table:style-name="ce1"/>
          <table:table-cell table:style-name="ce5" table:formula="of:=[.F26]" office:value-type="currency" office:currency="CAD" office:value="178214601.488855" calcext:value-type="currency">
            <text:p>$178,214,601.49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7]+[.D27])*0.07" office:value-type="currency" office:currency="CAD" office:value="12475022.1042198" calcext:value-type="currency">
            <text:p>$12,475,022.10</text:p>
          </table:table-cell>
          <table:table-cell table:style-name="ce5" table:formula="of:=([.C27]+[.D27]+[.E27])" office:value-type="currency" office:currency="CAD" office:value="190689623.593074" calcext:value-type="currency">
            <text:p>$190,689,623.59</text:p>
          </table:table-cell>
          <table:table-cell table:number-columns-repeated="2"/>
          <table:table-cell table:style-name="ce1" office:value-type="float" office:value="2030" calcext:value-type="float">
            <text:p>2030</text:p>
          </table:table-cell>
          <table:table-cell table:style-name="ce1"/>
          <table:table-cell table:style-name="ce5" table:formula="of:=[.N26]" office:value-type="currency" office:currency="CAD" office:value="200984852.56345" calcext:value-type="currency">
            <text:p>$200,984,852.56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7]+[.L27])*0.07" office:value-type="currency" office:currency="CAD" office:value="14068939.6794415" calcext:value-type="currency">
            <text:p>$14,068,939.68</text:p>
          </table:table-cell>
          <table:table-cell table:style-name="ce5" table:formula="of:=[.K27]+[.L27]+[.M27]" office:value-type="currency" office:currency="CAD" office:value="215053792.242891" calcext:value-type="currency">
            <text:p>$215,053,792.24</text:p>
          </table:table-cell>
          <table:table-cell table:style-name="ce1" table:number-columns-repeated="2"/>
          <table:table-cell table:style-name="ce1" office:value-type="float" office:value="2031" calcext:value-type="float">
            <text:p>2031</text:p>
          </table:table-cell>
          <table:table-cell/>
          <table:table-cell table:style-name="ce5" table:formula="of:=[.V26]" office:value-type="currency" office:currency="CAD" office:value="160408620.789723" calcext:value-type="currency">
            <text:p>$160,408,620.79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27]+[.T27])*0.07" office:value-type="currency" office:currency="CAD" office:value="11228603.4552806" calcext:value-type="currency">
            <text:p>$11,228,603.46</text:p>
          </table:table-cell>
          <table:table-cell table:style-name="ce5" table:formula="of:=[.S27]+[.T27]+[.U27]" office:value-type="currency" office:currency="CAD" office:value="171637224.245004" calcext:value-type="currency">
            <text:p>$171,637,224.25</text:p>
          </table:table-cell>
        </table:table-row>
        <table:table-row table:style-name="ro1">
          <table:table-cell table:style-name="ce1" office:value-type="float" office:value="2030" calcext:value-type="float">
            <text:p>2030</text:p>
          </table:table-cell>
          <table:table-cell table:style-name="ce1"/>
          <table:table-cell table:style-name="ce5" table:formula="of:=[.F27]" office:value-type="currency" office:currency="CAD" office:value="190689623.593074" calcext:value-type="currency">
            <text:p>$190,689,623.59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8]+[.D28])*0.07" office:value-type="currency" office:currency="CAD" office:value="13348273.6515152" calcext:value-type="currency">
            <text:p>$13,348,273.65</text:p>
          </table:table-cell>
          <table:table-cell table:style-name="ce5" table:formula="of:=([.C28]+[.D28]+[.E28])" office:value-type="currency" office:currency="CAD" office:value="204037897.24459" calcext:value-type="currency">
            <text:p>$204,037,897.24</text:p>
          </table:table-cell>
          <table:table-cell table:number-columns-repeated="2"/>
          <table:table-cell table:style-name="ce1" office:value-type="float" office:value="2031" calcext:value-type="float">
            <text:p>2031</text:p>
          </table:table-cell>
          <table:table-cell table:style-name="ce1"/>
          <table:table-cell table:style-name="ce5" table:formula="of:=[.N27]" office:value-type="currency" office:currency="CAD" office:value="215053792.242891" calcext:value-type="currency">
            <text:p>$215,053,792.24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8]+[.L28])*0.07" office:value-type="currency" office:currency="CAD" office:value="15053765.4570024" calcext:value-type="currency">
            <text:p>$15,053,765.46</text:p>
          </table:table-cell>
          <table:table-cell table:style-name="ce5" table:formula="of:=[.K28]+[.L28]+[.M28]" office:value-type="currency" office:currency="CAD" office:value="230107557.699894" calcext:value-type="currency">
            <text:p>$230,107,557.70</text:p>
          </table:table-cell>
          <table:table-cell table:style-name="ce1" table:number-columns-repeated="2"/>
          <table:table-cell table:style-name="ce1" office:value-type="float" office:value="2032" calcext:value-type="float">
            <text:p>2032</text:p>
          </table:table-cell>
          <table:table-cell/>
          <table:table-cell table:style-name="ce5" table:formula="of:=[.V27]" office:value-type="currency" office:currency="CAD" office:value="171637224.245004" calcext:value-type="currency">
            <text:p>$171,637,224.25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28]+[.T28])*0.07" office:value-type="currency" office:currency="CAD" office:value="12014605.6971503" calcext:value-type="currency">
            <text:p>$12,014,605.70</text:p>
          </table:table-cell>
          <table:table-cell table:style-name="ce5" table:formula="of:=[.S28]+[.T28]+[.U28]" office:value-type="currency" office:currency="CAD" office:value="183651829.942154" calcext:value-type="currency">
            <text:p>$183,651,829.94</text:p>
          </table:table-cell>
        </table:table-row>
        <table:table-row table:style-name="ro1">
          <table:table-cell table:style-name="ce1" office:value-type="float" office:value="2031" calcext:value-type="float">
            <text:p>2031</text:p>
          </table:table-cell>
          <table:table-cell table:style-name="ce1"/>
          <table:table-cell table:style-name="ce5" table:formula="of:=[.F28]" office:value-type="currency" office:currency="CAD" office:value="204037897.24459" calcext:value-type="currency">
            <text:p>$204,037,897.24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29]+[.D29])*0.07" office:value-type="currency" office:currency="CAD" office:value="14282652.8071213" calcext:value-type="currency">
            <text:p>$14,282,652.81</text:p>
          </table:table-cell>
          <table:table-cell table:style-name="ce5" table:formula="of:=([.C29]+[.D29]+[.E29])" office:value-type="currency" office:currency="CAD" office:value="218320550.051711" calcext:value-type="currency">
            <text:p>$218,320,550.05</text:p>
          </table:table-cell>
          <table:table-cell table:number-columns-repeated="2"/>
          <table:table-cell table:style-name="ce1" office:value-type="float" office:value="2032" calcext:value-type="float">
            <text:p>2032</text:p>
          </table:table-cell>
          <table:table-cell table:style-name="ce1"/>
          <table:table-cell table:style-name="ce5" table:formula="of:=[.N28]" office:value-type="currency" office:currency="CAD" office:value="230107557.699894" calcext:value-type="currency">
            <text:p>$230,107,557.7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29]+[.L29])*0.07" office:value-type="currency" office:currency="CAD" office:value="16107529.0389925" calcext:value-type="currency">
            <text:p>$16,107,529.04</text:p>
          </table:table-cell>
          <table:table-cell table:style-name="ce5" table:formula="of:=[.K29]+[.L29]+[.M29]" office:value-type="currency" office:currency="CAD" office:value="246215086.738886" calcext:value-type="currency">
            <text:p>$246,215,086.74</text:p>
          </table:table-cell>
          <table:table-cell table:style-name="ce1" table:number-columns-repeated="2"/>
          <table:table-cell table:style-name="ce1" office:value-type="float" office:value="2033" calcext:value-type="float">
            <text:p>2033</text:p>
          </table:table-cell>
          <table:table-cell/>
          <table:table-cell table:style-name="ce5" table:formula="of:=[.V28]" office:value-type="currency" office:currency="CAD" office:value="183651829.942154" calcext:value-type="currency">
            <text:p>$183,651,829.94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29]+[.T29])*0.07" office:value-type="currency" office:currency="CAD" office:value="12855628.0959508" calcext:value-type="currency">
            <text:p>$12,855,628.10</text:p>
          </table:table-cell>
          <table:table-cell table:style-name="ce5" table:formula="of:=[.S29]+[.T29]+[.U29]" office:value-type="currency" office:currency="CAD" office:value="196507458.038105" calcext:value-type="currency">
            <text:p>$196,507,458.04</text:p>
          </table:table-cell>
        </table:table-row>
        <table:table-row table:style-name="ro1">
          <table:table-cell table:style-name="ce1" office:value-type="float" office:value="2032" calcext:value-type="float">
            <text:p>2032</text:p>
          </table:table-cell>
          <table:table-cell table:style-name="ce1"/>
          <table:table-cell table:style-name="ce5" table:formula="of:=[.F29]" office:value-type="currency" office:currency="CAD" office:value="218320550.051711" calcext:value-type="currency">
            <text:p>$218,320,550.05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30]+[.D30])*0.07" office:value-type="currency" office:currency="CAD" office:value="15282438.5036198" calcext:value-type="currency">
            <text:p>$15,282,438.50</text:p>
          </table:table-cell>
          <table:table-cell table:style-name="ce5" table:formula="of:=([.C30]+[.D30]+[.E30])" office:value-type="currency" office:currency="CAD" office:value="233602988.555331" calcext:value-type="currency">
            <text:p>$233,602,988.56</text:p>
          </table:table-cell>
          <table:table-cell table:number-columns-repeated="2"/>
          <table:table-cell table:style-name="ce1" office:value-type="float" office:value="2033" calcext:value-type="float">
            <text:p>2033</text:p>
          </table:table-cell>
          <table:table-cell table:style-name="ce1"/>
          <table:table-cell table:style-name="ce5" table:formula="of:=[.N29]" office:value-type="currency" office:currency="CAD" office:value="246215086.738886" calcext:value-type="currency">
            <text:p>$246,215,086.74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30]+[.L30])*0.07" office:value-type="currency" office:currency="CAD" office:value="17235056.071722" calcext:value-type="currency">
            <text:p>$17,235,056.07</text:p>
          </table:table-cell>
          <table:table-cell table:style-name="ce5" table:formula="of:=[.K30]+[.L30]+[.M30]" office:value-type="currency" office:currency="CAD" office:value="263450142.810608" calcext:value-type="currency">
            <text:p>$263,450,142.81</text:p>
          </table:table-cell>
          <table:table-cell table:style-name="ce1" table:number-columns-repeated="2"/>
          <table:table-cell table:style-name="ce1" office:value-type="float" office:value="2034" calcext:value-type="float">
            <text:p>2034</text:p>
          </table:table-cell>
          <table:table-cell/>
          <table:table-cell table:style-name="ce5" table:formula="of:=[.V29]" office:value-type="currency" office:currency="CAD" office:value="196507458.038105" calcext:value-type="currency">
            <text:p>$196,507,458.04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30]+[.T30])*0.07" office:value-type="currency" office:currency="CAD" office:value="13755522.0626673" calcext:value-type="currency">
            <text:p>$13,755,522.06</text:p>
          </table:table-cell>
          <table:table-cell table:style-name="ce5" table:formula="of:=[.S30]+[.T30]+[.U30]" office:value-type="currency" office:currency="CAD" office:value="210262980.100772" calcext:value-type="currency">
            <text:p>$210,262,980.10</text:p>
          </table:table-cell>
        </table:table-row>
        <table:table-row table:style-name="ro1">
          <table:table-cell table:style-name="ce1" office:value-type="float" office:value="2033" calcext:value-type="float">
            <text:p>2033</text:p>
          </table:table-cell>
          <table:table-cell table:style-name="ce1"/>
          <table:table-cell table:style-name="ce5" table:formula="of:=[.F30]" office:value-type="currency" office:currency="CAD" office:value="233602988.555331" calcext:value-type="currency">
            <text:p>$233,602,988.56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31]+[.D31])*0.07" office:value-type="currency" office:currency="CAD" office:value="16352209.1988731" calcext:value-type="currency">
            <text:p>$16,352,209.20</text:p>
          </table:table-cell>
          <table:table-cell table:style-name="ce5" table:formula="of:=([.C31]+[.D31]+[.E31])" office:value-type="currency" office:currency="CAD" office:value="249955197.754204" calcext:value-type="currency">
            <text:p>$249,955,197.75</text:p>
          </table:table-cell>
          <table:table-cell table:number-columns-repeated="2"/>
          <table:table-cell table:style-name="ce1" office:value-type="float" office:value="2034" calcext:value-type="float">
            <text:p>2034</text:p>
          </table:table-cell>
          <table:table-cell table:style-name="ce1"/>
          <table:table-cell table:style-name="ce5" table:formula="of:=[.N30]" office:value-type="currency" office:currency="CAD" office:value="263450142.810608" calcext:value-type="currency">
            <text:p>$263,450,142.81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31]+[.L31])*0.07" office:value-type="currency" office:currency="CAD" office:value="18441509.9967426" calcext:value-type="currency">
            <text:p>$18,441,510.00</text:p>
          </table:table-cell>
          <table:table-cell table:style-name="ce5" table:formula="of:=[.K31]+[.L31]+[.M31]" office:value-type="currency" office:currency="CAD" office:value="281891652.807351" calcext:value-type="currency">
            <text:p>$281,891,652.81</text:p>
          </table:table-cell>
          <table:table-cell table:style-name="ce1" table:number-columns-repeated="2"/>
          <table:table-cell table:style-name="ce1" office:value-type="float" office:value="2035" calcext:value-type="float">
            <text:p>2035</text:p>
          </table:table-cell>
          <table:table-cell/>
          <table:table-cell table:style-name="ce5" table:formula="of:=[.V30]" office:value-type="currency" office:currency="CAD" office:value="210262980.100772" calcext:value-type="currency">
            <text:p>$210,262,980.1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31]+[.T31])*0.07" office:value-type="currency" office:currency="CAD" office:value="14718408.6070541" calcext:value-type="currency">
            <text:p>$14,718,408.61</text:p>
          </table:table-cell>
          <table:table-cell table:style-name="ce5" table:formula="of:=[.S31]+[.T31]+[.U31]" office:value-type="currency" office:currency="CAD" office:value="224981388.707826" calcext:value-type="currency">
            <text:p>$224,981,388.71</text:p>
          </table:table-cell>
        </table:table-row>
        <table:table-row table:style-name="ro1">
          <table:table-cell table:style-name="ce1" office:value-type="float" office:value="2034" calcext:value-type="float">
            <text:p>2034</text:p>
          </table:table-cell>
          <table:table-cell table:style-name="ce1"/>
          <table:table-cell table:style-name="ce5" table:formula="of:=[.F31]" office:value-type="currency" office:currency="CAD" office:value="249955197.754204" calcext:value-type="currency">
            <text:p>$249,955,197.75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32]+[.D32])*0.07" office:value-type="currency" office:currency="CAD" office:value="17496863.8427943" calcext:value-type="currency">
            <text:p>$17,496,863.84</text:p>
          </table:table-cell>
          <table:table-cell table:style-name="ce5" table:formula="of:=([.C32]+[.D32]+[.E32])" office:value-type="currency" office:currency="CAD" office:value="267452061.596998" calcext:value-type="currency">
            <text:p>$267,452,061.60</text:p>
          </table:table-cell>
          <table:table-cell table:number-columns-repeated="2"/>
          <table:table-cell table:style-name="ce1" office:value-type="float" office:value="2035" calcext:value-type="float">
            <text:p>2035</text:p>
          </table:table-cell>
          <table:table-cell table:style-name="ce1"/>
          <table:table-cell table:style-name="ce5" table:formula="of:=[.N31]" office:value-type="currency" office:currency="CAD" office:value="281891652.807351" calcext:value-type="currency">
            <text:p>$281,891,652.81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32]+[.L32])*0.07" office:value-type="currency" office:currency="CAD" office:value="19732415.6965146" calcext:value-type="currency">
            <text:p>$19,732,415.70</text:p>
          </table:table-cell>
          <table:table-cell table:style-name="ce5" table:formula="of:=[.K32]+[.L32]+[.M32]" office:value-type="currency" office:currency="CAD" office:value="301624068.503865" calcext:value-type="currency">
            <text:p>$301,624,068.50</text:p>
          </table:table-cell>
          <table:table-cell table:style-name="ce1" table:number-columns-repeated="2"/>
          <table:table-cell table:style-name="ce1" office:value-type="float" office:value="2036" calcext:value-type="float">
            <text:p>2036</text:p>
          </table:table-cell>
          <table:table-cell/>
          <table:table-cell table:style-name="ce5" table:formula="of:=[.V31]" office:value-type="currency" office:currency="CAD" office:value="224981388.707826" calcext:value-type="currency">
            <text:p>$224,981,388.71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32]+[.T32])*0.07" office:value-type="currency" office:currency="CAD" office:value="15748697.2095478" calcext:value-type="currency">
            <text:p>$15,748,697.21</text:p>
          </table:table-cell>
          <table:table-cell table:style-name="ce5" table:formula="of:=[.S32]+[.T32]+[.U32]" office:value-type="currency" office:currency="CAD" office:value="240730085.917374" calcext:value-type="currency">
            <text:p>$240,730,085.92</text:p>
          </table:table-cell>
        </table:table-row>
        <table:table-row table:style-name="ro1">
          <table:table-cell table:style-name="ce1" office:value-type="float" office:value="2035" calcext:value-type="float">
            <text:p>2035</text:p>
          </table:table-cell>
          <table:table-cell table:style-name="ce1"/>
          <table:table-cell table:style-name="ce5" table:formula="of:=[.F32]" office:value-type="currency" office:currency="CAD" office:value="267452061.596998" calcext:value-type="currency">
            <text:p>$267,452,061.6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33]+[.D33])*0.07" office:value-type="currency" office:currency="CAD" office:value="18721644.3117899" calcext:value-type="currency">
            <text:p>$18,721,644.31</text:p>
          </table:table-cell>
          <table:table-cell table:style-name="ce5" table:formula="of:=([.C33]+[.D33]+[.E33])" office:value-type="currency" office:currency="CAD" office:value="286173705.908788" calcext:value-type="currency">
            <text:p>$286,173,705.91</text:p>
          </table:table-cell>
          <table:table-cell table:number-columns-repeated="2"/>
          <table:table-cell table:style-name="ce1" office:value-type="float" office:value="2036" calcext:value-type="float">
            <text:p>2036</text:p>
          </table:table-cell>
          <table:table-cell table:style-name="ce1"/>
          <table:table-cell table:style-name="ce5" table:formula="of:=[.N32]" office:value-type="currency" office:currency="CAD" office:value="301624068.503865" calcext:value-type="currency">
            <text:p>$301,624,068.5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33]+[.L33])*0.07" office:value-type="currency" office:currency="CAD" office:value="21113684.7952706" calcext:value-type="currency">
            <text:p>$21,113,684.80</text:p>
          </table:table-cell>
          <table:table-cell table:style-name="ce5" table:formula="of:=[.K33]+[.L33]+[.M33]" office:value-type="currency" office:currency="CAD" office:value="322737753.299136" calcext:value-type="currency">
            <text:p>$322,737,753.30</text:p>
          </table:table-cell>
          <table:table-cell table:style-name="ce1" table:number-columns-repeated="2"/>
          <table:table-cell table:style-name="ce1" office:value-type="float" office:value="2037" calcext:value-type="float">
            <text:p>2037</text:p>
          </table:table-cell>
          <table:table-cell/>
          <table:table-cell table:style-name="ce5" table:formula="of:=[.V32]" office:value-type="currency" office:currency="CAD" office:value="240730085.917374" calcext:value-type="currency">
            <text:p>$240,730,085.92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33]+[.T33])*0.07" office:value-type="currency" office:currency="CAD" office:value="16851106.0142162" calcext:value-type="currency">
            <text:p>$16,851,106.01</text:p>
          </table:table-cell>
          <table:table-cell table:style-name="ce5" table:formula="of:=[.S33]+[.T33]+[.U33]" office:value-type="currency" office:currency="CAD" office:value="257581191.93159" calcext:value-type="currency">
            <text:p>$257,581,191.93</text:p>
          </table:table-cell>
        </table:table-row>
        <table:table-row table:style-name="ro1">
          <table:table-cell table:style-name="ce1" office:value-type="float" office:value="2036" calcext:value-type="float">
            <text:p>2036</text:p>
          </table:table-cell>
          <table:table-cell table:style-name="ce1"/>
          <table:table-cell table:style-name="ce5" table:formula="of:=[.F33]" office:value-type="currency" office:currency="CAD" office:value="286173705.908788" calcext:value-type="currency">
            <text:p>$286,173,705.91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C34]+[.D34])*0.07" office:value-type="currency" office:currency="CAD" office:value="20032159.4136152" calcext:value-type="currency">
            <text:p>$20,032,159.41</text:p>
          </table:table-cell>
          <table:table-cell table:style-name="ce5" table:formula="of:=([.C34]+[.D34]+[.E34])" office:value-type="currency" office:currency="CAD" office:value="306205865.322403" calcext:value-type="currency">
            <text:p>$306,205,865.32</text:p>
          </table:table-cell>
          <table:table-cell table:number-columns-repeated="2"/>
          <table:table-cell table:style-name="ce1" office:value-type="float" office:value="2037" calcext:value-type="float">
            <text:p>2037</text:p>
          </table:table-cell>
          <table:table-cell table:style-name="ce1"/>
          <table:table-cell table:style-name="ce5" table:formula="of:=[.N33]" office:value-type="currency" office:currency="CAD" office:value="322737753.299136" calcext:value-type="currency">
            <text:p>$322,737,753.30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K34]+[.L34])*0.07" office:value-type="currency" office:currency="CAD" office:value="22591642.7309395" calcext:value-type="currency">
            <text:p>$22,591,642.73</text:p>
          </table:table-cell>
          <table:table-cell table:style-name="ce5" table:formula="of:=[.K34]+[.L34]+[.M34]" office:value-type="currency" office:currency="CAD" office:value="345329396.030075" calcext:value-type="currency">
            <text:p>$345,329,396.03</text:p>
          </table:table-cell>
          <table:table-cell table:style-name="ce1" table:number-columns-repeated="2"/>
          <table:table-cell table:style-name="ce1" office:value-type="float" office:value="2038" calcext:value-type="float">
            <text:p>2038</text:p>
          </table:table-cell>
          <table:table-cell/>
          <table:table-cell table:style-name="ce5" table:formula="of:=[.V33]" office:value-type="currency" office:currency="CAD" office:value="257581191.93159" calcext:value-type="currency">
            <text:p>$257,581,191.93</text:p>
          </table:table-cell>
          <table:table-cell table:style-name="ce5" office:value-type="currency" office:currency="CAD" office:value="0" calcext:value-type="currency">
            <text:p>$0.00</text:p>
          </table:table-cell>
          <table:table-cell table:style-name="ce5" table:formula="of:=([.S34]+[.T34])*0.07" office:value-type="currency" office:currency="CAD" office:value="18030683.4352113" calcext:value-type="currency">
            <text:p>$18,030,683.44</text:p>
          </table:table-cell>
          <table:table-cell table:style-name="ce5" table:formula="of:=[.S34]+[.T34]+[.U34]" office:value-type="currency" office:currency="CAD" office:value="275611875.366801" calcext:value-type="currency">
            <text:p>$275,611,875.37</text:p>
          </table:table-cell>
        </table:table-row>
        <table:table-row table:style-name="ro1">
          <table:table-cell table:number-columns-repeated="8"/>
          <table:table-cell table:style-name="ce1" table:number-columns-repeated="8"/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3" office:value-type="string" calcext:value-type="string">
            <text:p>Per Player</text:p>
          </table:table-cell>
          <table:table-cell table:style-name="ce3"/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Per Player</text:p>
          </table:table-cell>
          <table:table-cell table:style-name="ce3" table:number-columns-repeated="2"/>
          <table:table-cell table:number-columns-repeated="5"/>
          <table:table-cell table:style-name="ce3" office:value-type="string" calcext:value-type="string">
            <text:p>Per Player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Totals</text:p>
          </table:table-cell>
          <table:table-cell table:style-name="ce10" table:formula="of:=SUM([.D3:.D34])" office:value-type="currency" office:currency="CAD" office:value="75071770.2" calcext:value-type="currency">
            <text:p>$75,071,770.20</text:p>
          </table:table-cell>
          <table:table-cell table:style-name="ce10" table:formula="of:=SUM([.E3:.E34])" office:value-type="currency" office:currency="CAD" office:value="231134095.122403" calcext:value-type="currency">
            <text:p>$231,134,095.12</text:p>
          </table:table-cell>
          <table:table-cell table:style-name="ce5" table:formula="of:=([.D38]+[.E38])/30" office:value-type="currency" office:currency="CAD" office:value="10206862.1774134" calcext:value-type="currency">
            <text:p>$10,206,862.18</text:p>
          </table:table-cell>
          <table:table-cell table:style-name="ce9"/>
          <table:table-cell table:number-columns-repeated="3"/>
          <table:table-cell table:style-name="ce12" office:value-type="string" calcext:value-type="string">
            <text:p>Totals:</text:p>
          </table:table-cell>
          <table:table-cell table:style-name="ce5" table:formula="of:=SUM([.L3:.L34])" office:value-type="currency" office:currency="CAD" office:value="84663594" calcext:value-type="currency">
            <text:p>$84,663,594.00</text:p>
          </table:table-cell>
          <table:table-cell table:style-name="ce5" table:formula="of:=SUM([.M3:.M34])" office:value-type="currency" office:currency="CAD" office:value="260665802.030075" calcext:value-type="currency">
            <text:p>$260,665,802.03</text:p>
          </table:table-cell>
          <table:table-cell table:style-name="ce5" table:formula="of:=[.N34]/30" office:value-type="currency" office:currency="CAD" office:value="11510979.8676692" calcext:value-type="currency">
            <text:p>$11,510,979.87</text:p>
          </table:table-cell>
          <table:table-cell table:style-name="ce7"/>
          <table:table-cell table:style-name="ce5"/>
          <table:table-cell table:number-columns-repeated="2"/>
          <table:table-cell table:style-name="ce3" office:value-type="string" calcext:value-type="string">
            <text:p>Totals:</text:p>
          </table:table-cell>
          <table:table-cell table:style-name="ce5" table:formula="of:=SUM([.T3:.T34])" office:value-type="currency" office:currency="CAD" office:value="67571113.8" calcext:value-type="currency">
            <text:p>$67,571,113.80</text:p>
          </table:table-cell>
          <table:table-cell table:style-name="ce5" table:formula="of:=SUM([.U3:.U34])" office:value-type="currency" office:currency="CAD" office:value="208040761.566801" calcext:value-type="currency">
            <text:p>$208,040,761.57</text:p>
          </table:table-cell>
          <table:table-cell table:style-name="ce5" table:formula="of:=[.V34]/30" office:value-type="currency" office:currency="CAD" office:value="9187062.51222672" calcext:value-type="currency">
            <text:p>$9,187,062.51</text:p>
          </table:table-cell>
        </table:table-row>
        <table:table-row table:style-name="ro1" table:number-rows-repeated="104853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Results (No Growth)" table:style-name="ta1">
        <table:table-column table:style-name="co13" table:default-cell-style-name="Default"/>
        <table:table-column table:style-name="co50" table:default-cell-style-name="Default"/>
        <table:table-column table:style-name="co17" table:number-columns-repeated="2" table:default-cell-style-name="Default"/>
        <table:table-column table:style-name="co13" table:default-cell-style-name="Default"/>
        <table:table-column table:style-name="co51" table:default-cell-style-name="Default"/>
        <table:table-column table:style-name="co52" table:default-cell-style-name="ce1"/>
        <table:table-column table:style-name="co53" table:default-cell-style-name="ce1"/>
        <table:table-column table:style-name="co54" table:default-cell-style-name="Default"/>
        <table:table-row table:style-name="ro1">
          <table:table-cell table:style-name="ce1" office:value-type="string" calcext:value-type="string">
            <text:p>Top 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Contributions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Payout Per-Player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5" office:value-type="currency" office:currency="CAD" office:value="32977404.3" calcext:value-type="currency">
            <text:p>$32,977,404.30</text:p>
          </table:table-cell>
          <table:table-cell table:style-name="ce1" office:value-type="float" office:value="2005" calcext:value-type="float">
            <text:p>2005</text:p>
          </table:table-cell>
          <table:table-cell table:style-name="ce10" table:formula="of:=[.B3]/5" office:value-type="currency" office:currency="CAD" office:value="6595480.86" calcext:value-type="currency">
            <text:p>$6,595,480.86</text:p>
          </table:table-cell>
          <table:table-cell table:style-name="ce10"/>
          <table:table-cell table:style-name="ce1" office:value-type="string" calcext:value-type="string">
            <text:p>Year</text:p>
          </table:table-cell>
          <table:table-cell office:value-type="float" office:value="2005" calcext:value-type="float">
            <text:p>2005</text:p>
          </table:table-cell>
          <table:table-cell table:style-name="ce4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5" office:value-type="currency" office:currency="CAD" office:value="37634634.1" calcext:value-type="currency">
            <text:p>$37,634,634.10</text:p>
          </table:table-cell>
          <table:table-cell table:style-name="ce1" office:value-type="float" office:value="2006" calcext:value-type="float">
            <text:p>2006</text:p>
          </table:table-cell>
          <table:table-cell table:style-name="ce10" table:formula="of:=[.B4]/5" office:value-type="currency" office:currency="CAD" office:value="7526926.82" calcext:value-type="currency">
            <text:p>$7,526,926.82</text:p>
          </table:table-cell>
          <table:table-cell table:style-name="ce10"/>
          <table:table-cell table:style-name="ce1" office:value-type="string" calcext:value-type="string">
            <text:p>Top 5</text:p>
          </table:table-cell>
          <table:table-cell table:style-name="ce5" office:value-type="currency" office:currency="CAD" office:value="6595480.86" calcext:value-type="currency">
            <text:p>$6,595,480.86</text:p>
          </table:table-cell>
          <table:table-cell table:style-name="ce5" office:value-type="currency" office:currency="CAD" office:value="7526926.82" calcext:value-type="currency">
            <text:p>$7,526,926.82</text:p>
          </table:table-cell>
          <table:table-cell table:style-name="ce5" office:value-type="currency" office:currency="CAD" office:value="4108539.02" calcext:value-type="currency">
            <text:p>$4,108,539.02</text:p>
          </table:table-cell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5" office:value-type="currency" office:currency="CAD" office:value="20542695.1" calcext:value-type="currency">
            <text:p>$20,542,695.10</text:p>
          </table:table-cell>
          <table:table-cell table:style-name="ce1" office:value-type="float" office:value="2007" calcext:value-type="float">
            <text:p>2007</text:p>
          </table:table-cell>
          <table:table-cell table:style-name="ce10" table:formula="of:=[.B5]/5" office:value-type="currency" office:currency="CAD" office:value="4108539.02" calcext:value-type="currency">
            <text:p>$4,108,539.02</text:p>
          </table:table-cell>
          <table:table-cell table:style-name="ce10"/>
          <table:table-cell table:style-name="ce1" office:value-type="string" calcext:value-type="string">
            <text:p>Top 10</text:p>
          </table:table-cell>
          <table:table-cell table:style-name="ce5" office:value-type="currency" office:currency="CAD" office:value="3539780.68" calcext:value-type="currency">
            <text:p>$3,539,780.68</text:p>
          </table:table-cell>
          <table:table-cell table:style-name="ce5" office:value-type="currency" office:currency="CAD" office:value="5087159.81" calcext:value-type="currency">
            <text:p>$5,087,159.81</text:p>
          </table:table-cell>
          <table:table-cell table:style-name="ce5" office:value-type="currency" office:currency="CAD" office:value="3581034.14" calcext:value-type="currency">
            <text:p>$3,581,034.14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Top 15</text:p>
          </table:table-cell>
          <table:table-cell table:style-name="ce5" office:value-type="currency" office:currency="CAD" office:value="3412251.35" calcext:value-type="currency">
            <text:p>$3,412,251.35</text:p>
          </table:table-cell>
          <table:table-cell table:style-name="ce5" office:value-type="currency" office:currency="CAD" office:value="4125723.62" calcext:value-type="currency">
            <text:p>$4,125,723.62</text:p>
          </table:table-cell>
          <table:table-cell table:style-name="ce5" office:value-type="currency" office:currency="CAD" office:value="3341294.71" calcext:value-type="currency">
            <text:p>$3,341,294.71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Top 20</text:p>
          </table:table-cell>
          <table:table-cell table:style-name="ce5" office:value-type="currency" office:currency="CAD" office:value="2782653.76" calcext:value-type="currency">
            <text:p>$2,782,653.76</text:p>
          </table:table-cell>
          <table:table-cell table:style-name="ce5" office:value-type="currency" office:currency="CAD" office:value="3273838.24" calcext:value-type="currency">
            <text:p>$3,273,838.24</text:p>
          </table:table-cell>
          <table:table-cell table:style-name="ce5" office:value-type="currency" office:currency="CAD" office:value="2613684.45" calcext:value-type="currency">
            <text:p>$2,613,684.45</text:p>
          </table:table-cell>
        </table:table-row>
        <table:table-row table:style-name="ro1">
          <table:table-cell table:style-name="ce1" office:value-type="string" calcext:value-type="string">
            <text:p>Top 10</text:p>
          </table:table-cell>
          <table:table-cell table:style-name="ce1"/>
          <table:table-cell table:style-name="ce1" office:value-type="string" calcext:value-type="string">
            <text:p>Top 10</text:p>
          </table:table-cell>
          <table:table-cell table:number-columns-repeated="2"/>
          <table:table-cell table:style-name="ce1" office:value-type="string" calcext:value-type="string">
            <text:p>Top 25</text:p>
          </table:table-cell>
          <table:table-cell table:style-name="ce5" office:value-type="currency" office:currency="CAD" office:value="2794403" calcext:value-type="currency">
            <text:p>$2,794,403.00</text:p>
          </table:table-cell>
          <table:table-cell table:style-name="ce5" office:value-type="currency" office:currency="CAD" office:value="3201870.1" calcext:value-type="currency">
            <text:p>$3,201,870.10</text:p>
          </table:table-cell>
          <table:table-cell table:style-name="ce5" office:value-type="currency" office:currency="CAD" office:value="2457164.63" calcext:value-type="currency">
            <text:p>$2,457,164.63</text:p>
          </table:table-cell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Contributions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Payout Per-Player</text:p>
          </table:table-cell>
          <table:table-cell table:style-name="ce3"/>
          <table:table-cell table:style-name="ce1" office:value-type="string" calcext:value-type="string">
            <text:p>Entire Rd</text:p>
          </table:table-cell>
          <table:table-cell table:style-name="ce5" office:value-type="currency" office:currency="CAD" office:value="2502392.34" calcext:value-type="currency">
            <text:p>$2,502,392.34</text:p>
          </table:table-cell>
          <table:table-cell table:style-name="ce5" office:value-type="currency" office:currency="CAD" office:value="2822119.8" calcext:value-type="currency">
            <text:p>$2,822,119.80</text:p>
          </table:table-cell>
          <table:table-cell table:style-name="ce5" office:value-type="currency" office:currency="CAD" office:value="2252370.46" calcext:value-type="currency">
            <text:p>$2,252,370.46</text:p>
          </table:table-cell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5" office:value-type="currency" office:currency="CAD" office:value="35397806.8" calcext:value-type="currency">
            <text:p>$35,397,806.80</text:p>
          </table:table-cell>
          <table:table-cell table:style-name="ce1" office:value-type="float" office:value="2005" calcext:value-type="float">
            <text:p>2005</text:p>
          </table:table-cell>
          <table:table-cell table:style-name="ce10" table:formula="of:=[.B10]/10" office:value-type="currency" office:currency="CAD" office:value="3539780.68" calcext:value-type="currency">
            <text:p>$3,539,780.68</text:p>
          </table:table-cell>
          <table:table-cell table:style-name="ce10"/>
          <table:table-cell table:number-columns-repeated="2"/>
          <table:table-cell table:style-name="ce5"/>
          <table:table-cell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5" office:value-type="currency" office:currency="CAD" office:value="50871598.1" calcext:value-type="currency">
            <text:p>$50,871,598.10</text:p>
          </table:table-cell>
          <table:table-cell table:style-name="ce1" office:value-type="float" office:value="2006" calcext:value-type="float">
            <text:p>2006</text:p>
          </table:table-cell>
          <table:table-cell table:style-name="ce10" table:formula="of:=[.B11]/10" office:value-type="currency" office:currency="CAD" office:value="5087159.81" calcext:value-type="currency">
            <text:p>$5,087,159.81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5" office:value-type="currency" office:currency="CAD" office:value="35810341.4" calcext:value-type="currency">
            <text:p>$35,810,341.40</text:p>
          </table:table-cell>
          <table:table-cell table:style-name="ce1" office:value-type="float" office:value="2007" calcext:value-type="float">
            <text:p>2007</text:p>
          </table:table-cell>
          <table:table-cell table:style-name="ce10" table:formula="of:=[.B12]/10" office:value-type="currency" office:currency="CAD" office:value="3581034.14" calcext:value-type="currency">
            <text:p>$3,581,034.14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table:style-name="ce1" table:number-columns-repeated="3"/>
          <table:table-cell table:number-columns-repeated="2"/>
          <table:table-cell table:style-name="ce1"/>
          <table:table-cell table:style-name="ce5" table:number-columns-repeated="3"/>
        </table:table-row>
        <table:table-row table:style-name="ro1">
          <table:table-cell table:style-name="ce1" office:value-type="string" calcext:value-type="string">
            <text:p>Top 15</text:p>
          </table:table-cell>
          <table:table-cell table:style-name="ce1"/>
          <table:table-cell table:style-name="ce1" office:value-type="string" calcext:value-type="string">
            <text:p>Top 15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Contributions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Payout Per-Player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5" office:value-type="currency" office:currency="CAD" office:value="51183770.2" calcext:value-type="currency">
            <text:p>$51,183,770.20</text:p>
          </table:table-cell>
          <table:table-cell table:style-name="ce1" office:value-type="float" office:value="2005" calcext:value-type="float">
            <text:p>2005</text:p>
          </table:table-cell>
          <table:table-cell table:style-name="ce10" table:formula="of:=[.B17]/15" office:value-type="currency" office:currency="CAD" office:value="3412251.34666667" calcext:value-type="currency">
            <text:p>$3,412,251.35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5" office:value-type="currency" office:currency="CAD" office:value="61885854.3" calcext:value-type="currency">
            <text:p>$61,885,854.30</text:p>
          </table:table-cell>
          <table:table-cell table:style-name="ce1" office:value-type="float" office:value="2006" calcext:value-type="float">
            <text:p>2006</text:p>
          </table:table-cell>
          <table:table-cell table:style-name="ce10" table:formula="of:=[.B18]/15" office:value-type="currency" office:currency="CAD" office:value="4125723.62" calcext:value-type="currency">
            <text:p>$4,125,723.62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5" office:value-type="currency" office:currency="CAD" office:value="50119420.7" calcext:value-type="currency">
            <text:p>$50,119,420.70</text:p>
          </table:table-cell>
          <table:table-cell table:style-name="ce1" office:value-type="float" office:value="2007" calcext:value-type="float">
            <text:p>2007</text:p>
          </table:table-cell>
          <table:table-cell table:style-name="ce10" table:formula="of:=[.B19]/15" office:value-type="currency" office:currency="CAD" office:value="3341294.71333333" calcext:value-type="currency">
            <text:p>$3,341,294.71</text:p>
          </table:table-cell>
          <table:table-cell table:style-name="ce10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table:style-name="ce1" table:number-columns-repeated="3"/>
          <table:table-cell table:number-columns-repeated="2"/>
          <table:table-cell table:style-name="ce1"/>
          <table:table-cell table:style-name="ce5" table:number-columns-repeated="3"/>
        </table:table-row>
        <table:table-row table:style-name="ro1">
          <table:table-cell table:style-name="ce1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Top 20</text:p>
          </table:table-cell>
          <table:table-cell table:style-name="ce1"/>
          <table:table-cell table:style-name="ce1" office:value-type="string" calcext:value-type="string">
            <text:p>Top 20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Contributions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Payout Per-Player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5" office:value-type="currency" office:currency="CAD" office:value="55653075.1" calcext:value-type="currency">
            <text:p>$55,653,075.10</text:p>
          </table:table-cell>
          <table:table-cell table:style-name="ce1" office:value-type="float" office:value="2005" calcext:value-type="float">
            <text:p>2005</text:p>
          </table:table-cell>
          <table:table-cell table:style-name="ce10" table:formula="of:=[.B24]/20" office:value-type="currency" office:currency="CAD" office:value="2782653.755" calcext:value-type="currency">
            <text:p>$2,782,653.76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5" office:value-type="currency" office:currency="CAD" office:value="65476764.7" calcext:value-type="currency">
            <text:p>$65,476,764.70</text:p>
          </table:table-cell>
          <table:table-cell table:style-name="ce1" office:value-type="float" office:value="2006" calcext:value-type="float">
            <text:p>2006</text:p>
          </table:table-cell>
          <table:table-cell table:style-name="ce10" table:formula="of:=[.B25]/20" office:value-type="currency" office:currency="CAD" office:value="3273838.235" calcext:value-type="currency">
            <text:p>$3,273,838.24</text:p>
          </table:table-cell>
          <table:table-cell table:style-name="ce10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5" office:value-type="currency" office:currency="CAD" office:value="52273689" calcext:value-type="currency">
            <text:p>$52,273,689.00</text:p>
          </table:table-cell>
          <table:table-cell table:style-name="ce1" office:value-type="float" office:value="2007" calcext:value-type="float">
            <text:p>2007</text:p>
          </table:table-cell>
          <table:table-cell table:style-name="ce10" table:formula="of:=[.B26]/20" office:value-type="currency" office:currency="CAD" office:value="2613684.45" calcext:value-type="currency">
            <text:p>$2,613,684.45</text:p>
          </table:table-cell>
          <table:table-cell table:style-name="ce10"/>
          <table:table-cell table:style-name="ce1"/>
          <table:table-cell table:style-name="ce5" table:number-columns-repeated="3"/>
        </table:table-row>
        <table:table-row table:style-name="ro1" table:number-rows-repeated="2">
          <table:table-cell table:style-name="ce1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Top 25</text:p>
          </table:table-cell>
          <table:table-cell table:style-name="ce1"/>
          <table:table-cell table:style-name="ce1" office:value-type="string" calcext:value-type="string">
            <text:p>Top 25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Contributions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Payout Per-Player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5" office:value-type="currency" office:currency="CAD" office:value="69860075.1" calcext:value-type="currency">
            <text:p>$69,860,075.10</text:p>
          </table:table-cell>
          <table:table-cell table:style-name="ce1" office:value-type="float" office:value="2005" calcext:value-type="float">
            <text:p>2005</text:p>
          </table:table-cell>
          <table:table-cell table:style-name="ce10" table:formula="of:=[.B31]/25" office:value-type="currency" office:currency="CAD" office:value="2794403.004" calcext:value-type="currency">
            <text:p>$2,794,403.00</text:p>
          </table:table-cell>
          <table:table-cell table:style-name="ce10"/>
          <table:table-cell table:style-name="ce1"/>
          <table:table-cell/>
          <table:table-cell table:style-name="ce4"/>
          <table:table-cell table:style-name="ce1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5" office:value-type="currency" office:currency="CAD" office:value="80046752.5" calcext:value-type="currency">
            <text:p>$80,046,752.50</text:p>
          </table:table-cell>
          <table:table-cell table:style-name="ce1" office:value-type="float" office:value="2006" calcext:value-type="float">
            <text:p>2006</text:p>
          </table:table-cell>
          <table:table-cell table:style-name="ce10" table:formula="of:=[.B32]/25" office:value-type="currency" office:currency="CAD" office:value="3201870.1" calcext:value-type="currency">
            <text:p>$3,201,870.10</text:p>
          </table:table-cell>
          <table:table-cell table:style-name="ce10"/>
          <table:table-cell table:style-name="ce1"/>
          <table:table-cell table:style-name="ce5" table:number-columns-repeated="3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5" office:value-type="currency" office:currency="CAD" office:value="61429115.8" calcext:value-type="currency">
            <text:p>$61,429,115.80</text:p>
          </table:table-cell>
          <table:table-cell table:style-name="ce1" office:value-type="float" office:value="2007" calcext:value-type="float">
            <text:p>2007</text:p>
          </table:table-cell>
          <table:table-cell table:style-name="ce10" table:formula="of:=[.B33]/25" office:value-type="currency" office:currency="CAD" office:value="2457164.632" calcext:value-type="currency">
            <text:p>$2,457,164.63</text:p>
          </table:table-cell>
          <table:table-cell table:style-name="ce10"/>
          <table:table-cell table:number-columns-repeated="2"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Entire Rd</text:p>
          </table:table-cell>
          <table:table-cell table:style-name="ce1"/>
          <table:table-cell table:style-name="ce1" office:value-type="string" calcext:value-type="string">
            <text:p>Entire R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Contributions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Payout Per-Player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5" office:value-type="currency" office:currency="CAD" office:value="75071770.2" calcext:value-type="currency">
            <text:p>$75,071,770.20</text:p>
          </table:table-cell>
          <table:table-cell table:style-name="ce1" office:value-type="float" office:value="2005" calcext:value-type="float">
            <text:p>2005</text:p>
          </table:table-cell>
          <table:table-cell table:style-name="ce10" table:formula="of:=[.B38]/30" office:value-type="currency" office:currency="CAD" office:value="2502392.34" calcext:value-type="currency">
            <text:p>$2,502,392.34</text:p>
          </table:table-cell>
          <table:table-cell table:style-name="ce10"/>
          <table:table-cell table:number-columns-repeated="2"/>
          <table:table-cell table:style-name="ce5"/>
          <table:table-cell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5" office:value-type="currency" office:currency="CAD" office:value="84663594" calcext:value-type="currency">
            <text:p>$84,663,594.00</text:p>
          </table:table-cell>
          <table:table-cell table:style-name="ce1" office:value-type="float" office:value="2006" calcext:value-type="float">
            <text:p>2006</text:p>
          </table:table-cell>
          <table:table-cell table:style-name="ce10" table:formula="of:=[.B39]/30" office:value-type="currency" office:currency="CAD" office:value="2822119.8" calcext:value-type="currency">
            <text:p>$2,822,119.80</text:p>
          </table:table-cell>
          <table:table-cell table:style-name="ce10"/>
          <table:table-cell table:number-columns-repeated="2"/>
          <table:table-cell table:style-name="ce5"/>
          <table:table-cell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5" office:value-type="currency" office:currency="CAD" office:value="67571113.8" calcext:value-type="currency">
            <text:p>$67,571,113.80</text:p>
          </table:table-cell>
          <table:table-cell table:style-name="ce1" office:value-type="float" office:value="2007" calcext:value-type="float">
            <text:p>2007</text:p>
          </table:table-cell>
          <table:table-cell table:style-name="ce10" table:formula="of:=[.B40]/30" office:value-type="currency" office:currency="CAD" office:value="2252370.46" calcext:value-type="currency">
            <text:p>$2,252,370.46</text:p>
          </table:table-cell>
          <table:table-cell table:style-name="ce10"/>
          <table:table-cell table:number-columns-repeated="2"/>
          <table:table-cell table:style-name="ce5"/>
          <table:table-cell/>
        </table:table-row>
        <table:table-row table:style-name="ro1" table:number-rows-repeated="5">
          <table:table-cell table:style-name="ce1" table:number-columns-repeated="3"/>
          <table:table-cell table:number-columns-repeated="6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00-00-00</text:date>, <text:time style:data-style-name="N2" text:time-value="13:57:26.728920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13T14:08:35.948890268</dc:date>
    <meta:editing-duration>PT5H8M57S</meta:editing-duration>
    <meta:editing-cycles>8</meta:editing-cycles>
    <meta:generator>LibreOffice/7.0.4.2$Linux_X86_64 LibreOffice_project/1c5f81ee28659974774060c3fe084e73b3bd074b</meta:generator>
    <meta:document-statistic meta:table-count="6" meta:cell-count="2067" meta:object-count="0"/>
  </office:meta>
</office:document-meta>
</file>